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</table:table-row>
        <table:table-row table:style-name="ro1">
          <table:table-cell office:value-type="float" office:value="9.6553" calcext:value-type="float">
            <text:p>9.6553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9.6748" calcext:value-type="float">
            <text:p>9.6748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9.6478" calcext:value-type="float">
            <text:p>9.6478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9.6676" calcext:value-type="float">
            <text:p>9.6676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9.6643" calcext:value-type="float">
            <text:p>9.6643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9.6835" calcext:value-type="float">
            <text:p>9.6835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9.6558" calcext:value-type="float">
            <text:p>9.6558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9.6753" calcext:value-type="float">
            <text:p>9.6753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411" calcext:value-type="float">
            <text:p>9.6411</text:p>
          </table:table-cell>
          <table:table-cell table:formula="of:=[.A4]/[.$A$3]" office:value-type="float" office:value="0.998529305148468" calcext:value-type="float">
            <text:p>0.998529305148468</text:p>
          </table:table-cell>
          <table:table-cell office:value-type="float" office:value="9.6613" calcext:value-type="float">
            <text:p>9.6613</text:p>
          </table:table-cell>
          <table:table-cell table:formula="of:=[.C4]/[.$C$3]" office:value-type="float" office:value="0.998604622317774" calcext:value-type="float">
            <text:p>0.998604622317774</text:p>
          </table:table-cell>
          <table:table-cell office:value-type="float" office:value="9.6331" calcext:value-type="float">
            <text:p>9.6331</text:p>
          </table:table-cell>
          <table:table-cell table:formula="of:=[.E4]/[.$E$3]" office:value-type="float" office:value="0.998476336574141" calcext:value-type="float">
            <text:p>0.998476336574141</text:p>
          </table:table-cell>
          <table:table-cell office:value-type="float" office:value="9.6537" calcext:value-type="float">
            <text:p>9.6537</text:p>
          </table:table-cell>
          <table:table-cell table:formula="of:=[.G4]/[.$G$3]" office:value-type="float" office:value="0.998562207786834" calcext:value-type="float">
            <text:p>0.998562207786834</text:p>
          </table:table-cell>
          <table:table-cell office:value-type="float" office:value="9.6506" calcext:value-type="float">
            <text:p>9.6506</text:p>
          </table:table-cell>
          <table:table-cell table:formula="of:=[.I4]/[.$I$3]" office:value-type="float" office:value="0.998582411555933" calcext:value-type="float">
            <text:p>0.998582411555933</text:p>
          </table:table-cell>
          <table:table-cell office:value-type="float" office:value="9.6704" calcext:value-type="float">
            <text:p>9.6704</text:p>
          </table:table-cell>
          <table:table-cell table:formula="of:=[.K4]/[.$K$3]" office:value-type="float" office:value="0.998647183353127" calcext:value-type="float">
            <text:p>0.998647183353127</text:p>
          </table:table-cell>
          <table:table-cell table:formula="of:=AVERAGE([.A4];[.E4];[.I4])" office:value-type="float" office:value="9.6416" calcext:value-type="float">
            <text:p>9.6416</text:p>
          </table:table-cell>
          <table:table-cell table:formula="of:=AVERAGE([.B4];[.F4];[.J4])" office:value-type="float" office:value="0.998529351092847" calcext:value-type="float">
            <text:p>0.998529351092847</text:p>
          </table:table-cell>
          <table:table-cell table:formula="of:=AVERAGE([.C4];[.G4];[.K4])" office:value-type="float" office:value="9.6618" calcext:value-type="float">
            <text:p>9.6618</text:p>
          </table:table-cell>
          <table:table-cell table:formula="of:=AVERAGE([.D4];[.H4];[.L4])" office:value-type="float" office:value="0.998604671152578" calcext:value-type="float">
            <text:p>0.998604671152578</text:p>
          </table:table-cell>
        </table:table-row>
        <table:table-row table:style-name="ro1">
          <table:table-cell office:value-type="float" office:value="9.6263" calcext:value-type="float">
            <text:p>9.6263</text:p>
          </table:table-cell>
          <table:table-cell table:formula="of:=[.A5]/[.$A$3]" office:value-type="float" office:value="0.996996468260955" calcext:value-type="float">
            <text:p>0.996996468260955</text:p>
          </table:table-cell>
          <table:table-cell office:value-type="float" office:value="9.6472" calcext:value-type="float">
            <text:p>9.6472</text:p>
          </table:table-cell>
          <table:table-cell table:formula="of:=[.C5]/[.$C$3]" office:value-type="float" office:value="0.997147227849671" calcext:value-type="float">
            <text:p>0.997147227849671</text:p>
          </table:table-cell>
          <table:table-cell office:value-type="float" office:value="9.6178" calcext:value-type="float">
            <text:p>9.6178</text:p>
          </table:table-cell>
          <table:table-cell table:formula="of:=[.E5]/[.$E$3]" office:value-type="float" office:value="0.99689048280437" calcext:value-type="float">
            <text:p>0.99689048280437</text:p>
          </table:table-cell>
          <table:table-cell office:value-type="float" office:value="9.6391" calcext:value-type="float">
            <text:p>9.6391</text:p>
          </table:table-cell>
          <table:table-cell table:formula="of:=[.G5]/[.$G$3]" office:value-type="float" office:value="0.997052008771567" calcext:value-type="float">
            <text:p>0.997052008771567</text:p>
          </table:table-cell>
          <table:table-cell office:value-type="float" office:value="9.6364" calcext:value-type="float">
            <text:p>9.6364</text:p>
          </table:table-cell>
          <table:table-cell table:formula="of:=[.I5]/[.$I$3]" office:value-type="float" office:value="0.997113086307337" calcext:value-type="float">
            <text:p>0.997113086307337</text:p>
          </table:table-cell>
          <table:table-cell office:value-type="float" office:value="9.6569" calcext:value-type="float">
            <text:p>9.6569</text:p>
          </table:table-cell>
          <table:table-cell table:formula="of:=[.K5]/[.$K$3]" office:value-type="float" office:value="0.997253059327722" calcext:value-type="float">
            <text:p>0.997253059327722</text:p>
          </table:table-cell>
          <table:table-cell table:formula="of:=AVERAGE([.A5];[.E5];[.I5])" office:value-type="float" office:value="9.62683333333334" calcext:value-type="float">
            <text:p>9.62683333333334</text:p>
          </table:table-cell>
          <table:table-cell table:formula="of:=AVERAGE([.B5];[.F5];[.J5])" office:value-type="float" office:value="0.997000012457554" calcext:value-type="float">
            <text:p>0.997000012457554</text:p>
          </table:table-cell>
          <table:table-cell table:formula="of:=AVERAGE([.C5];[.G5];[.K5])" office:value-type="float" office:value="9.64773333333333" calcext:value-type="float">
            <text:p>9.64773333333333</text:p>
          </table:table-cell>
          <table:table-cell table:formula="of:=AVERAGE([.D5];[.H5];[.L5])" office:value-type="float" office:value="0.99715076531632" calcext:value-type="float">
            <text:p>0.99715076531632</text:p>
          </table:table-cell>
        </table:table-row>
        <table:table-row table:style-name="ro1">
          <table:table-cell office:value-type="float" office:value="9.6109" calcext:value-type="float">
            <text:p>9.6109</text:p>
          </table:table-cell>
          <table:table-cell table:formula="of:=[.A6]/[.$A$3]" office:value-type="float" office:value="0.995401489337462" calcext:value-type="float">
            <text:p>0.995401489337462</text:p>
          </table:table-cell>
          <table:table-cell office:value-type="float" office:value="9.6326" calcext:value-type="float">
            <text:p>9.6326</text:p>
          </table:table-cell>
          <table:table-cell table:formula="of:=[.C6]/[.$C$3]" office:value-type="float" office:value="0.995638152726671" calcext:value-type="float">
            <text:p>0.995638152726671</text:p>
          </table:table-cell>
          <table:table-cell office:value-type="float" office:value="9.602" calcext:value-type="float">
            <text:p>9.602</text:p>
          </table:table-cell>
          <table:table-cell table:formula="of:=[.E6]/[.$E$3]" office:value-type="float" office:value="0.995252803748005" calcext:value-type="float">
            <text:p>0.995252803748005</text:p>
          </table:table-cell>
          <table:table-cell office:value-type="float" office:value="9.624" calcext:value-type="float">
            <text:p>9.624</text:p>
          </table:table-cell>
          <table:table-cell table:formula="of:=[.G6]/[.$G$3]" office:value-type="float" office:value="0.995490090611941" calcext:value-type="float">
            <text:p>0.995490090611941</text:p>
          </table:table-cell>
          <table:table-cell office:value-type="float" office:value="9.6217" calcext:value-type="float">
            <text:p>9.6217</text:p>
          </table:table-cell>
          <table:table-cell table:formula="of:=[.I6]/[.$I$3]" office:value-type="float" office:value="0.995592024254214" calcext:value-type="float">
            <text:p>0.995592024254214</text:p>
          </table:table-cell>
          <table:table-cell office:value-type="float" office:value="9.6429" calcext:value-type="float">
            <text:p>9.6429</text:p>
          </table:table-cell>
          <table:table-cell table:formula="of:=[.K6]/[.$K$3]" office:value-type="float" office:value="0.995807301079155" calcext:value-type="float">
            <text:p>0.995807301079155</text:p>
          </table:table-cell>
          <table:table-cell table:formula="of:=AVERAGE([.A6];[.E6];[.I6])" office:value-type="float" office:value="9.61153333333333" calcext:value-type="float">
            <text:p>9.61153333333333</text:p>
          </table:table-cell>
          <table:table-cell table:formula="of:=AVERAGE([.B6];[.F6];[.J6])" office:value-type="float" office:value="0.995415439113227" calcext:value-type="float">
            <text:p>0.995415439113227</text:p>
          </table:table-cell>
          <table:table-cell table:formula="of:=AVERAGE([.C6];[.G6];[.K6])" office:value-type="float" office:value="9.63316666666667" calcext:value-type="float">
            <text:p>9.63316666666667</text:p>
          </table:table-cell>
          <table:table-cell table:formula="of:=AVERAGE([.D6];[.H6];[.L6])" office:value-type="float" office:value="0.995645181472589" calcext:value-type="float">
            <text:p>0.995645181472589</text:p>
          </table:table-cell>
        </table:table-row>
        <table:table-row table:style-name="ro1">
          <table:table-cell office:value-type="float" office:value="9.5944" calcext:value-type="float">
            <text:p>9.5944</text:p>
          </table:table-cell>
          <table:table-cell table:formula="of:=[.A7]/[.$A$3]" office:value-type="float" office:value="0.993692583348006" calcext:value-type="float">
            <text:p>0.993692583348006</text:p>
          </table:table-cell>
          <table:table-cell office:value-type="float" office:value="9.6168" calcext:value-type="float">
            <text:p>9.6168</text:p>
          </table:table-cell>
          <table:table-cell table:formula="of:=[.C7]/[.$C$3]" office:value-type="float" office:value="0.994005044031918" calcext:value-type="float">
            <text:p>0.994005044031918</text:p>
          </table:table-cell>
          <table:table-cell office:value-type="float" office:value="9.5849" calcext:value-type="float">
            <text:p>9.5849</text:p>
          </table:table-cell>
          <table:table-cell table:formula="of:=[.E7]/[.$E$3]" office:value-type="float" office:value="0.993480378946495" calcext:value-type="float">
            <text:p>0.993480378946495</text:p>
          </table:table-cell>
          <table:table-cell office:value-type="float" office:value="9.6077" calcext:value-type="float">
            <text:p>9.6077</text:p>
          </table:table-cell>
          <table:table-cell table:formula="of:=[.G7]/[.$G$3]" office:value-type="float" office:value="0.993804046505855" calcext:value-type="float">
            <text:p>0.993804046505855</text:p>
          </table:table-cell>
          <table:table-cell office:value-type="float" office:value="9.6058" calcext:value-type="float">
            <text:p>9.6058</text:p>
          </table:table-cell>
          <table:table-cell table:formula="of:=[.I7]/[.$I$3]" office:value-type="float" office:value="0.993946793870223" calcext:value-type="float">
            <text:p>0.993946793870223</text:p>
          </table:table-cell>
          <table:table-cell office:value-type="float" office:value="9.6278" calcext:value-type="float">
            <text:p>9.6278</text:p>
          </table:table-cell>
          <table:table-cell table:formula="of:=[.K7]/[.$K$3]" office:value-type="float" office:value="0.994247947539629" calcext:value-type="float">
            <text:p>0.994247947539629</text:p>
          </table:table-cell>
          <table:table-cell table:formula="of:=AVERAGE([.A7];[.E7];[.I7])" office:value-type="float" office:value="9.59503333333333" calcext:value-type="float">
            <text:p>9.59503333333333</text:p>
          </table:table-cell>
          <table:table-cell table:formula="of:=AVERAGE([.B7];[.F7];[.J7])" office:value-type="float" office:value="0.993706585388241" calcext:value-type="float">
            <text:p>0.993706585388241</text:p>
          </table:table-cell>
          <table:table-cell table:formula="of:=AVERAGE([.C7];[.G7];[.K7])" office:value-type="float" office:value="9.61743333333333" calcext:value-type="float">
            <text:p>9.61743333333333</text:p>
          </table:table-cell>
          <table:table-cell table:formula="of:=AVERAGE([.D7];[.H7];[.L7])" office:value-type="float" office:value="0.994019012692467" calcext:value-type="float">
            <text:p>0.994019012692467</text:p>
          </table:table-cell>
        </table:table-row>
        <table:table-row table:style-name="ro1">
          <table:table-cell office:value-type="float" office:value="9.5779" calcext:value-type="float">
            <text:p>9.5779</text:p>
          </table:table-cell>
          <table:table-cell table:formula="of:=[.A8]/[.$A$3]" office:value-type="float" office:value="0.991983677358549" calcext:value-type="float">
            <text:p>0.991983677358549</text:p>
          </table:table-cell>
          <table:table-cell office:value-type="float" office:value="9.6011" calcext:value-type="float">
            <text:p>9.6011</text:p>
          </table:table-cell>
          <table:table-cell table:formula="of:=[.C8]/[.$C$3]" office:value-type="float" office:value="0.992382271468144" calcext:value-type="float">
            <text:p>0.992382271468144</text:p>
          </table:table-cell>
          <table:table-cell office:value-type="float" office:value="9.5678" calcext:value-type="float">
            <text:p>9.5678</text:p>
          </table:table-cell>
          <table:table-cell table:formula="of:=[.E8]/[.$E$3]" office:value-type="float" office:value="0.991707954144986" calcext:value-type="float">
            <text:p>0.991707954144986</text:p>
          </table:table-cell>
          <table:table-cell office:value-type="float" office:value="9.5914" calcext:value-type="float">
            <text:p>9.5914</text:p>
          </table:table-cell>
          <table:table-cell table:formula="of:=[.G8]/[.$G$3]" office:value-type="float" office:value="0.992118002399768" calcext:value-type="float">
            <text:p>0.992118002399768</text:p>
          </table:table-cell>
          <table:table-cell office:value-type="float" office:value="9.5901" calcext:value-type="float">
            <text:p>9.5901</text:p>
          </table:table-cell>
          <table:table-cell table:formula="of:=[.I8]/[.$I$3]" office:value-type="float" office:value="0.992322258208044" calcext:value-type="float">
            <text:p>0.992322258208044</text:p>
          </table:table-cell>
          <table:table-cell office:value-type="float" office:value="9.6128" calcext:value-type="float">
            <text:p>9.6128</text:p>
          </table:table-cell>
          <table:table-cell table:formula="of:=[.K8]/[.$K$3]" office:value-type="float" office:value="0.992698920844736" calcext:value-type="float">
            <text:p>0.992698920844736</text:p>
          </table:table-cell>
          <table:table-cell table:formula="of:=AVERAGE([.A8];[.E8];[.I8])" office:value-type="float" office:value="9.5786" calcext:value-type="float">
            <text:p>9.5786</text:p>
          </table:table-cell>
          <table:table-cell table:formula="of:=AVERAGE([.B8];[.F8];[.J8])" office:value-type="float" office:value="0.99200462990386" calcext:value-type="float">
            <text:p>0.99200462990386</text:p>
          </table:table-cell>
          <table:table-cell table:formula="of:=AVERAGE([.C8];[.G8];[.K8])" office:value-type="float" office:value="9.60176666666667" calcext:value-type="float">
            <text:p>9.60176666666667</text:p>
          </table:table-cell>
          <table:table-cell table:formula="of:=AVERAGE([.D8];[.H8];[.L8])" office:value-type="float" office:value="0.992399731570883" calcext:value-type="float">
            <text:p>0.992399731570883</text:p>
          </table:table-cell>
        </table:table-row>
        <table:table-row table:style-name="ro1">
          <table:table-cell office:value-type="float" office:value="9.5606" calcext:value-type="float">
            <text:p>9.5606</text:p>
          </table:table-cell>
          <table:table-cell table:formula="of:=[.A9]/[.$A$3]" office:value-type="float" office:value="0.990191915321119" calcext:value-type="float">
            <text:p>0.990191915321119</text:p>
          </table:table-cell>
          <table:table-cell office:value-type="float" office:value="9.5845" calcext:value-type="float">
            <text:p>9.5845</text:p>
          </table:table-cell>
          <table:table-cell table:formula="of:=[.C9]/[.$C$3]" office:value-type="float" office:value="0.990666473725555" calcext:value-type="float">
            <text:p>0.990666473725555</text:p>
          </table:table-cell>
          <table:table-cell office:value-type="float" office:value="9.5498" calcext:value-type="float">
            <text:p>9.5498</text:p>
          </table:table-cell>
          <table:table-cell table:formula="of:=[.E9]/[.$E$3]" office:value-type="float" office:value="0.989842243827608" calcext:value-type="float">
            <text:p>0.989842243827608</text:p>
          </table:table-cell>
          <table:table-cell office:value-type="float" office:value="9.5742" calcext:value-type="float">
            <text:p>9.5742</text:p>
          </table:table-cell>
          <table:table-cell table:formula="of:=[.G9]/[.$G$3]" office:value-type="float" office:value="0.990338863833837" calcext:value-type="float">
            <text:p>0.990338863833837</text:p>
          </table:table-cell>
          <table:table-cell office:value-type="float" office:value="9.5735" calcext:value-type="float">
            <text:p>9.5735</text:p>
          </table:table-cell>
          <table:table-cell table:formula="of:=[.I9]/[.$I$3]" office:value-type="float" office:value="0.990604596297714" calcext:value-type="float">
            <text:p>0.990604596297714</text:p>
          </table:table-cell>
          <table:table-cell office:value-type="float" office:value="9.597" calcext:value-type="float">
            <text:p>9.597</text:p>
          </table:table-cell>
          <table:table-cell table:formula="of:=[.K9]/[.$K$3]" office:value-type="float" office:value="0.991067279392781" calcext:value-type="float">
            <text:p>0.991067279392781</text:p>
          </table:table-cell>
          <table:table-cell table:formula="of:=AVERAGE([.A9];[.E9];[.I9])" office:value-type="float" office:value="9.5613" calcext:value-type="float">
            <text:p>9.5613</text:p>
          </table:table-cell>
          <table:table-cell table:formula="of:=AVERAGE([.B9];[.F9];[.J9])" office:value-type="float" office:value="0.990212918482147" calcext:value-type="float">
            <text:p>0.990212918482147</text:p>
          </table:table-cell>
          <table:table-cell table:formula="of:=AVERAGE([.C9];[.G9];[.K9])" office:value-type="float" office:value="9.58523333333333" calcext:value-type="float">
            <text:p>9.58523333333333</text:p>
          </table:table-cell>
          <table:table-cell table:formula="of:=AVERAGE([.D9];[.H9];[.L9])" office:value-type="float" office:value="0.990690872317391" calcext:value-type="float">
            <text:p>0.990690872317391</text:p>
          </table:table-cell>
        </table:table-row>
        <table:table-row table:style-name="ro1">
          <table:table-cell office:value-type="float" office:value="9.5411" calcext:value-type="float">
            <text:p>9.5411</text:p>
          </table:table-cell>
          <table:table-cell table:formula="of:=[.A10]/[.$A$3]" office:value-type="float" office:value="0.988172299151761" calcext:value-type="float">
            <text:p>0.988172299151761</text:p>
          </table:table-cell>
          <table:table-cell office:value-type="float" office:value="9.566" calcext:value-type="float">
            <text:p>9.566</text:p>
          </table:table-cell>
          <table:table-cell table:formula="of:=[.C10]/[.$C$3]" office:value-type="float" office:value="0.988754289494357" calcext:value-type="float">
            <text:p>0.988754289494357</text:p>
          </table:table-cell>
          <table:table-cell office:value-type="float" office:value="9.5296" calcext:value-type="float">
            <text:p>9.5296</text:p>
          </table:table-cell>
          <table:table-cell table:formula="of:=[.E10]/[.$E$3]" office:value-type="float" office:value="0.987748502249218" calcext:value-type="float">
            <text:p>0.987748502249218</text:p>
          </table:table-cell>
          <table:table-cell office:value-type="float" office:value="9.555" calcext:value-type="float">
            <text:p>9.555</text:p>
          </table:table-cell>
          <table:table-cell table:formula="of:=[.G10]/[.$G$3]" office:value-type="float" office:value="0.988352848690471" calcext:value-type="float">
            <text:p>0.988352848690471</text:p>
          </table:table-cell>
          <table:table-cell office:value-type="float" office:value="9.5549" calcext:value-type="float">
            <text:p>9.5549</text:p>
          </table:table-cell>
          <table:table-cell table:formula="of:=[.I10]/[.$I$3]" office:value-type="float" office:value="0.988679987169272" calcext:value-type="float">
            <text:p>0.988679987169272</text:p>
          </table:table-cell>
          <table:table-cell office:value-type="float" office:value="9.5792" calcext:value-type="float">
            <text:p>9.5792</text:p>
          </table:table-cell>
          <table:table-cell table:formula="of:=[.K10]/[.$K$3]" office:value-type="float" office:value="0.989229101048175" calcext:value-type="float">
            <text:p>0.989229101048175</text:p>
          </table:table-cell>
          <table:table-cell table:formula="of:=AVERAGE([.A10];[.E10];[.I10])" office:value-type="float" office:value="9.54186666666667" calcext:value-type="float">
            <text:p>9.54186666666667</text:p>
          </table:table-cell>
          <table:table-cell table:formula="of:=AVERAGE([.B10];[.F10];[.J10])" office:value-type="float" office:value="0.98820026285675" calcext:value-type="float">
            <text:p>0.98820026285675</text:p>
          </table:table-cell>
          <table:table-cell table:formula="of:=AVERAGE([.C10];[.G10];[.K10])" office:value-type="float" office:value="9.56673333333333" calcext:value-type="float">
            <text:p>9.56673333333333</text:p>
          </table:table-cell>
          <table:table-cell table:formula="of:=AVERAGE([.D10];[.H10];[.L10])" office:value-type="float" office:value="0.988778746411001" calcext:value-type="float">
            <text:p>0.988778746411001</text:p>
          </table:table-cell>
        </table:table-row>
        <table:table-row table:style-name="ro1">
          <table:table-cell office:value-type="float" office:value="9.5213" calcext:value-type="float">
            <text:p>9.5213</text:p>
          </table:table-cell>
          <table:table-cell table:formula="of:=[.A11]/[.$A$3]" office:value-type="float" office:value="0.986121611964413" calcext:value-type="float">
            <text:p>0.986121611964413</text:p>
          </table:table-cell>
          <table:table-cell office:value-type="float" office:value="9.547" calcext:value-type="float">
            <text:p>9.547</text:p>
          </table:table-cell>
          <table:table-cell table:formula="of:=[.C11]/[.$C$3]" office:value-type="float" office:value="0.986790424608261" calcext:value-type="float">
            <text:p>0.986790424608261</text:p>
          </table:table-cell>
          <table:table-cell office:value-type="float" office:value="9.509" calcext:value-type="float">
            <text:p>9.509</text:p>
          </table:table-cell>
          <table:table-cell table:formula="of:=[.E11]/[.$E$3]" office:value-type="float" office:value="0.985613300441552" calcext:value-type="float">
            <text:p>0.985613300441552</text:p>
          </table:table-cell>
          <table:table-cell office:value-type="float" office:value="9.5353" calcext:value-type="float">
            <text:p>9.5353</text:p>
          </table:table-cell>
          <table:table-cell table:formula="of:=[.G11]/[.$G$3]" office:value-type="float" office:value="0.986315114402747" calcext:value-type="float">
            <text:p>0.986315114402747</text:p>
          </table:table-cell>
          <table:table-cell office:value-type="float" office:value="9.536" calcext:value-type="float">
            <text:p>9.536</text:p>
          </table:table-cell>
          <table:table-cell table:formula="of:=[.I11]/[.$I$3]" office:value-type="float" office:value="0.986724335958114" calcext:value-type="float">
            <text:p>0.986724335958114</text:p>
          </table:table-cell>
          <table:table-cell office:value-type="float" office:value="9.5612" calcext:value-type="float">
            <text:p>9.5612</text:p>
          </table:table-cell>
          <table:table-cell table:formula="of:=[.K11]/[.$K$3]" office:value-type="float" office:value="0.987370269014303" calcext:value-type="float">
            <text:p>0.987370269014303</text:p>
          </table:table-cell>
          <table:table-cell table:formula="of:=AVERAGE([.A11];[.E11];[.I11])" office:value-type="float" office:value="9.5221" calcext:value-type="float">
            <text:p>9.5221</text:p>
          </table:table-cell>
          <table:table-cell table:formula="of:=AVERAGE([.B11];[.F11];[.J11])" office:value-type="float" office:value="0.986153082788026" calcext:value-type="float">
            <text:p>0.986153082788026</text:p>
          </table:table-cell>
          <table:table-cell table:formula="of:=AVERAGE([.C11];[.G11];[.K11])" office:value-type="float" office:value="9.54783333333333" calcext:value-type="float">
            <text:p>9.54783333333333</text:p>
          </table:table-cell>
          <table:table-cell table:formula="of:=AVERAGE([.D11];[.H11];[.L11])" office:value-type="float" office:value="0.98682526934177" calcext:value-type="float">
            <text:p>0.98682526934177</text:p>
          </table:table-cell>
        </table:table-row>
        <table:table-row table:style-name="ro1">
          <table:table-cell office:value-type="float" office:value="9.5008" calcext:value-type="float">
            <text:p>9.5008</text:p>
          </table:table-cell>
          <table:table-cell table:formula="of:=[.A12]/[.$A$3]" office:value-type="float" office:value="0.983998425735088" calcext:value-type="float">
            <text:p>0.983998425735088</text:p>
          </table:table-cell>
          <table:table-cell office:value-type="float" office:value="9.5275" calcext:value-type="float">
            <text:p>9.5275</text:p>
          </table:table-cell>
          <table:table-cell table:formula="of:=[.C12]/[.$C$3]" office:value-type="float" office:value="0.984774879067268" calcext:value-type="float">
            <text:p>0.984774879067268</text:p>
          </table:table-cell>
          <table:table-cell office:value-type="float" office:value="9.4877" calcext:value-type="float">
            <text:p>9.4877</text:p>
          </table:table-cell>
          <table:table-cell table:formula="of:=[.E12]/[.$E$3]" office:value-type="float" office:value="0.983405543232654" calcext:value-type="float">
            <text:p>0.983405543232654</text:p>
          </table:table-cell>
          <table:table-cell office:value-type="float" office:value="9.5149" calcext:value-type="float">
            <text:p>9.5149</text:p>
          </table:table-cell>
          <table:table-cell table:formula="of:=[.G12]/[.$G$3]" office:value-type="float" office:value="0.984204973312922" calcext:value-type="float">
            <text:p>0.984204973312922</text:p>
          </table:table-cell>
          <table:table-cell office:value-type="float" office:value="9.5165" calcext:value-type="float">
            <text:p>9.5165</text:p>
          </table:table-cell>
          <table:table-cell table:formula="of:=[.I12]/[.$I$3]" office:value-type="float" office:value="0.984706600581522" calcext:value-type="float">
            <text:p>0.984706600581522</text:p>
          </table:table-cell>
          <table:table-cell office:value-type="float" office:value="9.5425" calcext:value-type="float">
            <text:p>9.5425</text:p>
          </table:table-cell>
          <table:table-cell table:formula="of:=[.K12]/[.$K$3]" office:value-type="float" office:value="0.985439149068002" calcext:value-type="float">
            <text:p>0.985439149068002</text:p>
          </table:table-cell>
          <table:table-cell table:formula="of:=AVERAGE([.A12];[.E12];[.I12])" office:value-type="float" office:value="9.50166666666667" calcext:value-type="float">
            <text:p>9.50166666666667</text:p>
          </table:table-cell>
          <table:table-cell table:formula="of:=AVERAGE([.B12];[.F12];[.J12])" office:value-type="float" office:value="0.984036856516421" calcext:value-type="float">
            <text:p>0.984036856516421</text:p>
          </table:table-cell>
          <table:table-cell table:formula="of:=AVERAGE([.C12];[.G12];[.K12])" office:value-type="float" office:value="9.5283" calcext:value-type="float">
            <text:p>9.5283</text:p>
          </table:table-cell>
          <table:table-cell table:formula="of:=AVERAGE([.D12];[.H12];[.L12])" office:value-type="float" office:value="0.984806333816064" calcext:value-type="float">
            <text:p>0.984806333816064</text:p>
          </table:table-cell>
        </table:table-row>
        <table:table-row table:style-name="ro1">
          <table:table-cell office:value-type="float" office:value="9.4793" calcext:value-type="float">
            <text:p>9.4793</text:p>
          </table:table-cell>
          <table:table-cell table:formula="of:=[.A13]/[.$A$3]" office:value-type="float" office:value="0.981771669445797" calcext:value-type="float">
            <text:p>0.981771669445797</text:p>
          </table:table-cell>
          <table:table-cell office:value-type="float" office:value="9.5069" calcext:value-type="float">
            <text:p>9.5069</text:p>
          </table:table-cell>
          <table:table-cell table:formula="of:=[.C13]/[.$C$3]" office:value-type="float" office:value="0.982645636085501" calcext:value-type="float">
            <text:p>0.982645636085501</text:p>
          </table:table-cell>
          <table:table-cell office:value-type="float" office:value="9.4652" calcext:value-type="float">
            <text:p>9.4652</text:p>
          </table:table-cell>
          <table:table-cell table:formula="of:=[.E13]/[.$E$3]" office:value-type="float" office:value="0.981073405335931" calcext:value-type="float">
            <text:p>0.981073405335931</text:p>
          </table:table-cell>
          <table:table-cell office:value-type="float" office:value="9.4935" calcext:value-type="float">
            <text:p>9.4935</text:p>
          </table:table-cell>
          <table:table-cell table:formula="of:=[.G13]/[.$G$3]" office:value-type="float" office:value="0.981991393934379" calcext:value-type="float">
            <text:p>0.981991393934379</text:p>
          </table:table-cell>
          <table:table-cell office:value-type="float" office:value="9.4961" calcext:value-type="float">
            <text:p>9.4961</text:p>
          </table:table-cell>
          <table:table-cell table:formula="of:=[.I13]/[.$I$3]" office:value-type="float" office:value="0.982595738956779" calcext:value-type="float">
            <text:p>0.982595738956779</text:p>
          </table:table-cell>
          <table:table-cell office:value-type="float" office:value="9.523" calcext:value-type="float">
            <text:p>9.523</text:p>
          </table:table-cell>
          <table:table-cell table:formula="of:=[.K13]/[.$K$3]" office:value-type="float" office:value="0.983425414364641" calcext:value-type="float">
            <text:p>0.983425414364641</text:p>
          </table:table-cell>
          <table:table-cell table:formula="of:=AVERAGE([.A13];[.E13];[.I13])" office:value-type="float" office:value="9.4802" calcext:value-type="float">
            <text:p>9.4802</text:p>
          </table:table-cell>
          <table:table-cell table:formula="of:=AVERAGE([.B13];[.F13];[.J13])" office:value-type="float" office:value="0.981813604579502" calcext:value-type="float">
            <text:p>0.981813604579502</text:p>
          </table:table-cell>
          <table:table-cell table:formula="of:=AVERAGE([.C13];[.G13];[.K13])" office:value-type="float" office:value="9.5078" calcext:value-type="float">
            <text:p>9.5078</text:p>
          </table:table-cell>
          <table:table-cell table:formula="of:=AVERAGE([.D13];[.H13];[.L13])" office:value-type="float" office:value="0.982687481461507" calcext:value-type="float">
            <text:p>0.982687481461507</text:p>
          </table:table-cell>
        </table:table-row>
        <table:table-row table:style-name="ro1">
          <table:table-cell office:value-type="float" office:value="9.4566" calcext:value-type="float">
            <text:p>9.4566</text:p>
          </table:table-cell>
          <table:table-cell table:formula="of:=[.A14]/[.$A$3]" office:value-type="float" office:value="0.979420629084544" calcext:value-type="float">
            <text:p>0.979420629084544</text:p>
          </table:table-cell>
          <table:table-cell office:value-type="float" office:value="9.4852" calcext:value-type="float">
            <text:p>9.4852</text:p>
          </table:table-cell>
          <table:table-cell table:formula="of:=[.C14]/[.$C$3]" office:value-type="float" office:value="0.98040269566296" calcext:value-type="float">
            <text:p>0.98040269566296</text:p>
          </table:table-cell>
          <table:table-cell office:value-type="float" office:value="9.4415" calcext:value-type="float">
            <text:p>9.4415</text:p>
          </table:table-cell>
          <table:table-cell table:formula="of:=[.E14]/[.$E$3]" office:value-type="float" office:value="0.978616886751384" calcext:value-type="float">
            <text:p>0.978616886751384</text:p>
          </table:table-cell>
          <table:table-cell office:value-type="float" office:value="9.4708" calcext:value-type="float">
            <text:p>9.4708</text:p>
          </table:table-cell>
          <table:table-cell table:formula="of:=[.G14]/[.$G$3]" office:value-type="float" office:value="0.979643344780504" calcext:value-type="float">
            <text:p>0.979643344780504</text:p>
          </table:table-cell>
          <table:table-cell office:value-type="float" office:value="9.4746" calcext:value-type="float">
            <text:p>9.4746</text:p>
          </table:table-cell>
          <table:table-cell table:formula="of:=[.I14]/[.$I$3]" office:value-type="float" office:value="0.980371056362075" calcext:value-type="float">
            <text:p>0.980371056362075</text:p>
          </table:table-cell>
          <table:table-cell office:value-type="float" office:value="9.5024" calcext:value-type="float">
            <text:p>9.5024</text:p>
          </table:table-cell>
          <table:table-cell table:formula="of:=[.K14]/[.$K$3]" office:value-type="float" office:value="0.981298084370321" calcext:value-type="float">
            <text:p>0.981298084370321</text:p>
          </table:table-cell>
          <table:table-cell table:formula="of:=AVERAGE([.A14];[.E14];[.I14])" office:value-type="float" office:value="9.45756666666667" calcext:value-type="float">
            <text:p>9.45756666666667</text:p>
          </table:table-cell>
          <table:table-cell table:formula="of:=AVERAGE([.B14];[.F14];[.J14])" office:value-type="float" office:value="0.979469524066001" calcext:value-type="float">
            <text:p>0.979469524066001</text:p>
          </table:table-cell>
          <table:table-cell table:formula="of:=AVERAGE([.C14];[.G14];[.K14])" office:value-type="float" office:value="9.48613333333334" calcext:value-type="float">
            <text:p>9.48613333333334</text:p>
          </table:table-cell>
          <table:table-cell table:formula="of:=AVERAGE([.D14];[.H14];[.L14])" office:value-type="float" office:value="0.980448041604595" calcext:value-type="float">
            <text:p>0.980448041604595</text:p>
          </table:table-cell>
        </table:table-row>
        <table:table-row table:style-name="ro1">
          <table:table-cell office:value-type="float" office:value="9.4326" calcext:value-type="float">
            <text:p>9.4326</text:p>
          </table:table-cell>
          <table:table-cell table:formula="of:=[.A15]/[.$A$3]" office:value-type="float" office:value="0.976934947645335" calcext:value-type="float">
            <text:p>0.976934947645335</text:p>
          </table:table-cell>
          <table:table-cell office:value-type="float" office:value="9.4622" calcext:value-type="float">
            <text:p>9.4622</text:p>
          </table:table-cell>
          <table:table-cell table:formula="of:=[.C15]/[.$C$3]" office:value-type="float" office:value="0.978025385537685" calcext:value-type="float">
            <text:p>0.978025385537685</text:p>
          </table:table-cell>
          <table:table-cell office:value-type="float" office:value="9.4165" calcext:value-type="float">
            <text:p>9.4165</text:p>
          </table:table-cell>
          <table:table-cell table:formula="of:=[.E15]/[.$E$3]" office:value-type="float" office:value="0.976025622421692" calcext:value-type="float">
            <text:p>0.976025622421692</text:p>
          </table:table-cell>
          <table:table-cell office:value-type="float" office:value="9.4469" calcext:value-type="float">
            <text:p>9.4469</text:p>
          </table:table-cell>
          <table:table-cell table:formula="of:=[.G15]/[.$G$3]" office:value-type="float" office:value="0.977171169680169" calcext:value-type="float">
            <text:p>0.977171169680169</text:p>
          </table:table-cell>
          <table:table-cell office:value-type="float" office:value="9.4519" calcext:value-type="float">
            <text:p>9.4519</text:p>
          </table:table-cell>
          <table:table-cell table:formula="of:=[.I15]/[.$I$3]" office:value-type="float" office:value="0.978022205436503" calcext:value-type="float">
            <text:p>0.978022205436503</text:p>
          </table:table-cell>
          <table:table-cell office:value-type="float" office:value="9.4806" calcext:value-type="float">
            <text:p>9.4806</text:p>
          </table:table-cell>
          <table:table-cell table:formula="of:=[.K15]/[.$K$3]" office:value-type="float" office:value="0.979046832240409" calcext:value-type="float">
            <text:p>0.979046832240409</text:p>
          </table:table-cell>
          <table:table-cell table:formula="of:=AVERAGE([.A15];[.E15];[.I15])" office:value-type="float" office:value="9.43366666666667" calcext:value-type="float">
            <text:p>9.43366666666667</text:p>
          </table:table-cell>
          <table:table-cell table:formula="of:=AVERAGE([.B15];[.F15];[.J15])" office:value-type="float" office:value="0.976994258501177" calcext:value-type="float">
            <text:p>0.976994258501177</text:p>
          </table:table-cell>
          <table:table-cell table:formula="of:=AVERAGE([.C15];[.G15];[.K15])" office:value-type="float" office:value="9.46323333333333" calcext:value-type="float">
            <text:p>9.46323333333333</text:p>
          </table:table-cell>
          <table:table-cell table:formula="of:=AVERAGE([.D15];[.H15];[.L15])" office:value-type="float" office:value="0.978081129152754" calcext:value-type="float">
            <text:p>0.978081129152754</text:p>
          </table:table-cell>
        </table:table-row>
        <table:table-row table:style-name="ro1">
          <table:table-cell office:value-type="float" office:value="9.4074" calcext:value-type="float">
            <text:p>9.4074</text:p>
          </table:table-cell>
          <table:table-cell table:formula="of:=[.A16]/[.$A$3]" office:value-type="float" office:value="0.974324982134165" calcext:value-type="float">
            <text:p>0.974324982134165</text:p>
          </table:table-cell>
          <table:table-cell office:value-type="float" office:value="9.4381" calcext:value-type="float">
            <text:p>9.4381</text:p>
          </table:table-cell>
          <table:table-cell table:formula="of:=[.C16]/[.$C$3]" office:value-type="float" office:value="0.975534377971638" calcext:value-type="float">
            <text:p>0.975534377971638</text:p>
          </table:table-cell>
          <table:table-cell office:value-type="float" office:value="9.3901" calcext:value-type="float">
            <text:p>9.3901</text:p>
          </table:table-cell>
          <table:table-cell table:formula="of:=[.E16]/[.$E$3]" office:value-type="float" office:value="0.973289247289538" calcext:value-type="float">
            <text:p>0.973289247289538</text:p>
          </table:table-cell>
          <table:table-cell office:value-type="float" office:value="9.4216" calcext:value-type="float">
            <text:p>9.4216</text:p>
          </table:table-cell>
          <table:table-cell table:formula="of:=[.G16]/[.$G$3]" office:value-type="float" office:value="0.97455418097563" calcext:value-type="float">
            <text:p>0.97455418097563</text:p>
          </table:table-cell>
          <table:table-cell office:value-type="float" office:value="9.4279" calcext:value-type="float">
            <text:p>9.4279</text:p>
          </table:table-cell>
          <table:table-cell table:formula="of:=[.I16]/[.$I$3]" office:value-type="float" office:value="0.975538838819159" calcext:value-type="float">
            <text:p>0.975538838819159</text:p>
          </table:table-cell>
          <table:table-cell office:value-type="float" office:value="9.4576" calcext:value-type="float">
            <text:p>9.4576</text:p>
          </table:table-cell>
          <table:table-cell table:formula="of:=[.K16]/[.$K$3]" office:value-type="float" office:value="0.976671657974906" calcext:value-type="float">
            <text:p>0.976671657974906</text:p>
          </table:table-cell>
          <table:table-cell table:formula="of:=AVERAGE([.A16];[.E16];[.I16])" office:value-type="float" office:value="9.40846666666667" calcext:value-type="float">
            <text:p>9.40846666666667</text:p>
          </table:table-cell>
          <table:table-cell table:formula="of:=AVERAGE([.B16];[.F16];[.J16])" office:value-type="float" office:value="0.974384356080954" calcext:value-type="float">
            <text:p>0.974384356080954</text:p>
          </table:table-cell>
          <table:table-cell table:formula="of:=AVERAGE([.C16];[.G16];[.K16])" office:value-type="float" office:value="9.4391" calcext:value-type="float">
            <text:p>9.4391</text:p>
          </table:table-cell>
          <table:table-cell table:formula="of:=AVERAGE([.D16];[.H16];[.L16])" office:value-type="float" office:value="0.975586738974058" calcext:value-type="float">
            <text:p>0.975586738974058</text:p>
          </table:table-cell>
        </table:table-row>
        <table:table-row table:style-name="ro1">
          <table:table-cell office:value-type="float" office:value="9.3807" calcext:value-type="float">
            <text:p>9.3807</text:p>
          </table:table-cell>
          <table:table-cell table:formula="of:=[.A17]/[.$A$3]" office:value-type="float" office:value="0.971559661533044" calcext:value-type="float">
            <text:p>0.971559661533044</text:p>
          </table:table-cell>
          <table:table-cell office:value-type="float" office:value="9.4125" calcext:value-type="float">
            <text:p>9.4125</text:p>
          </table:table-cell>
          <table:table-cell table:formula="of:=[.C17]/[.$C$3]" office:value-type="float" office:value="0.972888328440898" calcext:value-type="float">
            <text:p>0.972888328440898</text:p>
          </table:table-cell>
          <table:table-cell office:value-type="float" office:value="9.3621" calcext:value-type="float">
            <text:p>9.3621</text:p>
          </table:table-cell>
          <table:table-cell table:formula="of:=[.E17]/[.$E$3]" office:value-type="float" office:value="0.970387031240283" calcext:value-type="float">
            <text:p>0.970387031240283</text:p>
          </table:table-cell>
          <table:table-cell office:value-type="float" office:value="9.3949" calcext:value-type="float">
            <text:p>9.3949</text:p>
          </table:table-cell>
          <table:table-cell table:formula="of:=[.G17]/[.$G$3]" office:value-type="float" office:value="0.971792378666887" calcext:value-type="float">
            <text:p>0.971792378666887</text:p>
          </table:table-cell>
          <table:table-cell office:value-type="float" office:value="9.4027" calcext:value-type="float">
            <text:p>9.4027</text:p>
          </table:table-cell>
          <table:table-cell table:formula="of:=[.I17]/[.$I$3]" office:value-type="float" office:value="0.972931303870948" calcext:value-type="float">
            <text:p>0.972931303870948</text:p>
          </table:table-cell>
          <table:table-cell office:value-type="float" office:value="9.4334" calcext:value-type="float">
            <text:p>9.4334</text:p>
          </table:table-cell>
          <table:table-cell table:formula="of:=[.K17]/[.$K$3]" office:value-type="float" office:value="0.974172561573811" calcext:value-type="float">
            <text:p>0.974172561573811</text:p>
          </table:table-cell>
          <table:table-cell table:formula="of:=AVERAGE([.A17];[.E17];[.I17])" office:value-type="float" office:value="9.38183333333333" calcext:value-type="float">
            <text:p>9.38183333333333</text:p>
          </table:table-cell>
          <table:table-cell table:formula="of:=AVERAGE([.B17];[.F17];[.J17])" office:value-type="float" office:value="0.971625998881425" calcext:value-type="float">
            <text:p>0.971625998881425</text:p>
          </table:table-cell>
          <table:table-cell table:formula="of:=AVERAGE([.C17];[.G17];[.K17])" office:value-type="float" office:value="9.4136" calcext:value-type="float">
            <text:p>9.4136</text:p>
          </table:table-cell>
          <table:table-cell table:formula="of:=AVERAGE([.D17];[.H17];[.L17])" office:value-type="float" office:value="0.972951089560532" calcext:value-type="float">
            <text:p>0.972951089560532</text:p>
          </table:table-cell>
        </table:table-row>
        <table:table-row table:style-name="ro1">
          <table:table-cell office:value-type="float" office:value="9.3524" calcext:value-type="float">
            <text:p>9.3524</text:p>
          </table:table-cell>
          <table:table-cell table:formula="of:=[.A18]/[.$A$3]" office:value-type="float" office:value="0.968628628835976" calcext:value-type="float">
            <text:p>0.968628628835976</text:p>
          </table:table-cell>
          <table:table-cell office:value-type="float" office:value="9.3854" calcext:value-type="float">
            <text:p>9.3854</text:p>
          </table:table-cell>
          <table:table-cell table:formula="of:=[.C18]/[.$C$3]" office:value-type="float" office:value="0.970087236945467" calcext:value-type="float">
            <text:p>0.970087236945467</text:p>
          </table:table-cell>
          <table:table-cell office:value-type="float" office:value="9.3326" calcext:value-type="float">
            <text:p>9.3326</text:p>
          </table:table-cell>
          <table:table-cell table:formula="of:=[.E18]/[.$E$3]" office:value-type="float" office:value="0.967329339331246" calcext:value-type="float">
            <text:p>0.967329339331246</text:p>
          </table:table-cell>
          <table:table-cell office:value-type="float" office:value="9.3666" calcext:value-type="float">
            <text:p>9.3666</text:p>
          </table:table-cell>
          <table:table-cell table:formula="of:=[.G18]/[.$G$3]" office:value-type="float" office:value="0.968865075096197" calcext:value-type="float">
            <text:p>0.968865075096197</text:p>
          </table:table-cell>
          <table:table-cell office:value-type="float" office:value="9.3761" calcext:value-type="float">
            <text:p>9.3761</text:p>
          </table:table-cell>
          <table:table-cell table:formula="of:=[.I18]/[.$I$3]" office:value-type="float" office:value="0.970178905870058" calcext:value-type="float">
            <text:p>0.970178905870058</text:p>
          </table:table-cell>
          <table:table-cell office:value-type="float" office:value="9.4079" calcext:value-type="float">
            <text:p>9.4079</text:p>
          </table:table-cell>
          <table:table-cell table:formula="of:=[.K18]/[.$K$3]" office:value-type="float" office:value="0.971539216192492" calcext:value-type="float">
            <text:p>0.971539216192492</text:p>
          </table:table-cell>
          <table:table-cell table:formula="of:=AVERAGE([.A18];[.E18];[.I18])" office:value-type="float" office:value="9.3537" calcext:value-type="float">
            <text:p>9.3537</text:p>
          </table:table-cell>
          <table:table-cell table:formula="of:=AVERAGE([.B18];[.F18];[.J18])" office:value-type="float" office:value="0.96871229134576" calcext:value-type="float">
            <text:p>0.96871229134576</text:p>
          </table:table-cell>
          <table:table-cell table:formula="of:=AVERAGE([.C18];[.G18];[.K18])" office:value-type="float" office:value="9.38663333333333" calcext:value-type="float">
            <text:p>9.38663333333333</text:p>
          </table:table-cell>
          <table:table-cell table:formula="of:=AVERAGE([.D18];[.H18];[.L18])" office:value-type="float" office:value="0.970163842744719" calcext:value-type="float">
            <text:p>0.970163842744719</text:p>
          </table:table-cell>
        </table:table-row>
        <table:table-row table:style-name="ro1">
          <table:table-cell office:value-type="float" office:value="9.3226" calcext:value-type="float">
            <text:p>9.3226</text:p>
          </table:table-cell>
          <table:table-cell table:formula="of:=[.A19]/[.$A$3]" office:value-type="float" office:value="0.965542241048957" calcext:value-type="float">
            <text:p>0.965542241048957</text:p>
          </table:table-cell>
          <table:table-cell office:value-type="float" office:value="9.3567" calcext:value-type="float">
            <text:p>9.3567</text:p>
          </table:table-cell>
          <table:table-cell table:formula="of:=[.C19]/[.$C$3]" office:value-type="float" office:value="0.967120767354364" calcext:value-type="float">
            <text:p>0.967120767354364</text:p>
          </table:table-cell>
          <table:table-cell office:value-type="float" office:value="9.3012" calcext:value-type="float">
            <text:p>9.3012</text:p>
          </table:table-cell>
          <table:table-cell table:formula="of:=[.E19]/[.$E$3]" office:value-type="float" office:value="0.964074711333154" calcext:value-type="float">
            <text:p>0.964074711333154</text:p>
          </table:table-cell>
          <table:table-cell office:value-type="float" office:value="9.3366" calcext:value-type="float">
            <text:p>9.3366</text:p>
          </table:table-cell>
          <table:table-cell table:formula="of:=[.G19]/[.$G$3]" office:value-type="float" office:value="0.965761926434689" calcext:value-type="float">
            <text:p>0.965761926434689</text:p>
          </table:table-cell>
          <table:table-cell office:value-type="float" office:value="9.3481" calcext:value-type="float">
            <text:p>9.3481</text:p>
          </table:table-cell>
          <table:table-cell table:formula="of:=[.I19]/[.$I$3]" office:value-type="float" office:value="0.967281644816489" calcext:value-type="float">
            <text:p>0.967281644816489</text:p>
          </table:table-cell>
          <table:table-cell office:value-type="float" office:value="9.381" calcext:value-type="float">
            <text:p>9.381</text:p>
          </table:table-cell>
          <table:table-cell table:formula="of:=[.K19]/[.$K$3]" office:value-type="float" office:value="0.968761294986317" calcext:value-type="float">
            <text:p>0.968761294986317</text:p>
          </table:table-cell>
          <table:table-cell table:formula="of:=AVERAGE([.A19];[.E19];[.I19])" office:value-type="float" office:value="9.32396666666667" calcext:value-type="float">
            <text:p>9.32396666666667</text:p>
          </table:table-cell>
          <table:table-cell table:formula="of:=AVERAGE([.B19];[.F19];[.J19])" office:value-type="float" office:value="0.965632865732867" calcext:value-type="float">
            <text:p>0.965632865732867</text:p>
          </table:table-cell>
          <table:table-cell table:formula="of:=AVERAGE([.C19];[.G19];[.K19])" office:value-type="float" office:value="9.3581" calcext:value-type="float">
            <text:p>9.3581</text:p>
          </table:table-cell>
          <table:table-cell table:formula="of:=AVERAGE([.D19];[.H19];[.L19])" office:value-type="float" office:value="0.967214662925123" calcext:value-type="float">
            <text:p>0.967214662925123</text:p>
          </table:table-cell>
        </table:table-row>
        <table:table-row table:style-name="ro1">
          <table:table-cell office:value-type="float" office:value="9.2911" calcext:value-type="float">
            <text:p>9.2911</text:p>
          </table:table-cell>
          <table:table-cell table:formula="of:=[.A20]/[.$A$3]" office:value-type="float" office:value="0.962279784159995" calcext:value-type="float">
            <text:p>0.962279784159995</text:p>
          </table:table-cell>
          <table:table-cell office:value-type="float" office:value="9.3264" calcext:value-type="float">
            <text:p>9.3264</text:p>
          </table:table-cell>
          <table:table-cell table:formula="of:=[.C20]/[.$C$3]" office:value-type="float" office:value="0.96398891966759" calcext:value-type="float">
            <text:p>0.96398891966759</text:p>
          </table:table-cell>
          <table:table-cell office:value-type="float" office:value="9.2679" calcext:value-type="float">
            <text:p>9.2679</text:p>
          </table:table-cell>
          <table:table-cell table:formula="of:=[.E20]/[.$E$3]" office:value-type="float" office:value="0.960623147246004" calcext:value-type="float">
            <text:p>0.960623147246004</text:p>
          </table:table-cell>
          <table:table-cell office:value-type="float" office:value="9.3048" calcext:value-type="float">
            <text:p>9.3048</text:p>
          </table:table-cell>
          <table:table-cell table:formula="of:=[.G20]/[.$G$3]" office:value-type="float" office:value="0.96247258885349" calcext:value-type="float">
            <text:p>0.96247258885349</text:p>
          </table:table-cell>
          <table:table-cell office:value-type="float" office:value="9.3186" calcext:value-type="float">
            <text:p>9.3186</text:p>
          </table:table-cell>
          <table:table-cell table:formula="of:=[.I20]/[.$I$3]" office:value-type="float" office:value="0.964229173349337" calcext:value-type="float">
            <text:p>0.964229173349337</text:p>
          </table:table-cell>
          <table:table-cell office:value-type="float" office:value="9.3525" calcext:value-type="float">
            <text:p>9.3525</text:p>
          </table:table-cell>
          <table:table-cell table:formula="of:=[.K20]/[.$K$3]" office:value-type="float" office:value="0.965818144266019" calcext:value-type="float">
            <text:p>0.965818144266019</text:p>
          </table:table-cell>
          <table:table-cell table:formula="of:=AVERAGE([.A20];[.E20];[.I20])" office:value-type="float" office:value="9.29253333333333" calcext:value-type="float">
            <text:p>9.29253333333333</text:p>
          </table:table-cell>
          <table:table-cell table:formula="of:=AVERAGE([.B20];[.F20];[.J20])" office:value-type="float" office:value="0.962377368251779" calcext:value-type="float">
            <text:p>0.962377368251779</text:p>
          </table:table-cell>
          <table:table-cell table:formula="of:=AVERAGE([.C20];[.G20];[.K20])" office:value-type="float" office:value="9.3279" calcext:value-type="float">
            <text:p>9.3279</text:p>
          </table:table-cell>
          <table:table-cell table:formula="of:=AVERAGE([.D20];[.H20];[.L20])" office:value-type="float" office:value="0.9640932175957" calcext:value-type="float">
            <text:p>0.9640932175957</text:p>
          </table:table-cell>
        </table:table-row>
        <table:table-row table:style-name="ro1">
          <table:table-cell office:value-type="float" office:value="9.2577" calcext:value-type="float">
            <text:p>9.2577</text:p>
          </table:table-cell>
          <table:table-cell table:formula="of:=[.A21]/[.$A$3]" office:value-type="float" office:value="0.958820544157095" calcext:value-type="float">
            <text:p>0.958820544157095</text:p>
          </table:table-cell>
          <table:table-cell office:value-type="float" office:value="9.2944" calcext:value-type="float">
            <text:p>9.2944</text:p>
          </table:table-cell>
          <table:table-cell table:formula="of:=[.C21]/[.$C$3]" office:value-type="float" office:value="0.960681357754165" calcext:value-type="float">
            <text:p>0.960681357754165</text:p>
          </table:table-cell>
          <table:table-cell office:value-type="float" office:value="9.2327" calcext:value-type="float">
            <text:p>9.2327</text:p>
          </table:table-cell>
          <table:table-cell table:formula="of:=[.E21]/[.$E$3]" office:value-type="float" office:value="0.956974647069798" calcext:value-type="float">
            <text:p>0.956974647069798</text:p>
          </table:table-cell>
          <table:table-cell office:value-type="float" office:value="9.271" calcext:value-type="float">
            <text:p>9.271</text:p>
          </table:table-cell>
          <table:table-cell table:formula="of:=[.G21]/[.$G$3]" office:value-type="float" office:value="0.958976374694857" calcext:value-type="float">
            <text:p>0.958976374694857</text:p>
          </table:table-cell>
          <table:table-cell office:value-type="float" office:value="9.2875" calcext:value-type="float">
            <text:p>9.2875</text:p>
          </table:table-cell>
          <table:table-cell table:formula="of:=[.I21]/[.$I$3]" office:value-type="float" office:value="0.961011144107695" calcext:value-type="float">
            <text:p>0.961011144107695</text:p>
          </table:table-cell>
          <table:table-cell office:value-type="float" office:value="9.3225" calcext:value-type="float">
            <text:p>9.3225</text:p>
          </table:table-cell>
          <table:table-cell table:formula="of:=[.K21]/[.$K$3]" office:value-type="float" office:value="0.962720090876233" calcext:value-type="float">
            <text:p>0.962720090876233</text:p>
          </table:table-cell>
          <table:table-cell table:formula="of:=AVERAGE([.A21];[.E21];[.I21])" office:value-type="float" office:value="9.2593" calcext:value-type="float">
            <text:p>9.2593</text:p>
          </table:table-cell>
          <table:table-cell table:formula="of:=AVERAGE([.B21];[.F21];[.J21])" office:value-type="float" office:value="0.958935445111529" calcext:value-type="float">
            <text:p>0.958935445111529</text:p>
          </table:table-cell>
          <table:table-cell table:formula="of:=AVERAGE([.C21];[.G21];[.K21])" office:value-type="float" office:value="9.29596666666667" calcext:value-type="float">
            <text:p>9.29596666666667</text:p>
          </table:table-cell>
          <table:table-cell table:formula="of:=AVERAGE([.D21];[.H21];[.L21])" office:value-type="float" office:value="0.960792607775085" calcext:value-type="float">
            <text:p>0.960792607775085</text:p>
          </table:table-cell>
        </table:table-row>
        <table:table-row table:style-name="ro1">
          <table:table-cell office:value-type="float" office:value="9.2224" calcext:value-type="float">
            <text:p>9.2224</text:p>
          </table:table-cell>
          <table:table-cell table:formula="of:=[.A22]/[.$A$3]" office:value-type="float" office:value="0.955164521040258" calcext:value-type="float">
            <text:p>0.955164521040258</text:p>
          </table:table-cell>
          <table:table-cell office:value-type="float" office:value="9.2604" calcext:value-type="float">
            <text:p>9.2604</text:p>
          </table:table-cell>
          <table:table-cell table:formula="of:=[.C22]/[.$C$3]" office:value-type="float" office:value="0.957167073221152" calcext:value-type="float">
            <text:p>0.957167073221152</text:p>
          </table:table-cell>
          <table:table-cell office:value-type="float" office:value="9.1953" calcext:value-type="float">
            <text:p>9.1953</text:p>
          </table:table-cell>
          <table:table-cell table:formula="of:=[.E22]/[.$E$3]" office:value-type="float" office:value="0.953098115632579" calcext:value-type="float">
            <text:p>0.953098115632579</text:p>
          </table:table-cell>
          <table:table-cell office:value-type="float" office:value="9.2352" calcext:value-type="float">
            <text:p>9.2352</text:p>
          </table:table-cell>
          <table:table-cell table:formula="of:=[.G22]/[.$G$3]" office:value-type="float" office:value="0.95527328395879" calcext:value-type="float">
            <text:p>0.95527328395879</text:p>
          </table:table-cell>
          <table:table-cell office:value-type="float" office:value="9.2547" calcext:value-type="float">
            <text:p>9.2547</text:p>
          </table:table-cell>
          <table:table-cell table:formula="of:=[.I22]/[.$I$3]" office:value-type="float" office:value="0.957617209730658" calcext:value-type="float">
            <text:p>0.957617209730658</text:p>
          </table:table-cell>
          <table:table-cell office:value-type="float" office:value="9.2908" calcext:value-type="float">
            <text:p>9.2908</text:p>
          </table:table-cell>
          <table:table-cell table:formula="of:=[.K22]/[.$K$3]" office:value-type="float" office:value="0.959446481127691" calcext:value-type="float">
            <text:p>0.959446481127691</text:p>
          </table:table-cell>
          <table:table-cell table:formula="of:=AVERAGE([.A22];[.E22];[.I22])" office:value-type="float" office:value="9.22413333333333" calcext:value-type="float">
            <text:p>9.22413333333333</text:p>
          </table:table-cell>
          <table:table-cell table:formula="of:=AVERAGE([.B22];[.F22];[.J22])" office:value-type="float" office:value="0.955293282134499" calcext:value-type="float">
            <text:p>0.955293282134499</text:p>
          </table:table-cell>
          <table:table-cell table:formula="of:=AVERAGE([.C22];[.G22];[.K22])" office:value-type="float" office:value="9.26213333333333" calcext:value-type="float">
            <text:p>9.26213333333333</text:p>
          </table:table-cell>
          <table:table-cell table:formula="of:=AVERAGE([.D22];[.H22];[.L22])" office:value-type="float" office:value="0.957295612769211" calcext:value-type="float">
            <text:p>0.957295612769211</text:p>
          </table:table-cell>
        </table:table-row>
        <table:table-row table:style-name="ro1">
          <table:table-cell office:value-type="float" office:value="9.1851" calcext:value-type="float">
            <text:p>9.1851</text:p>
          </table:table-cell>
          <table:table-cell table:formula="of:=[.A23]/[.$A$3]" office:value-type="float" office:value="0.951301357803486" calcext:value-type="float">
            <text:p>0.951301357803486</text:p>
          </table:table-cell>
          <table:table-cell office:value-type="float" office:value="9.2245" calcext:value-type="float">
            <text:p>9.2245</text:p>
          </table:table-cell>
          <table:table-cell table:formula="of:=[.C23]/[.$C$3]" office:value-type="float" office:value="0.953456402199529" calcext:value-type="float">
            <text:p>0.953456402199529</text:p>
          </table:table-cell>
          <table:table-cell office:value-type="float" office:value="9.1557" calcext:value-type="float">
            <text:p>9.1557</text:p>
          </table:table-cell>
          <table:table-cell table:formula="of:=[.E23]/[.$E$3]" office:value-type="float" office:value="0.948993552934348" calcext:value-type="float">
            <text:p>0.948993552934348</text:p>
          </table:table-cell>
          <table:table-cell office:value-type="float" office:value="9.1973" calcext:value-type="float">
            <text:p>9.1973</text:p>
          </table:table-cell>
          <table:table-cell table:formula="of:=[.G23]/[.$G$3]" office:value-type="float" office:value="0.951352972816418" calcext:value-type="float">
            <text:p>0.951352972816418</text:p>
          </table:table-cell>
          <table:table-cell office:value-type="float" office:value="9.2199" calcext:value-type="float">
            <text:p>9.2199</text:p>
          </table:table-cell>
          <table:table-cell table:formula="of:=[.I23]/[.$I$3]" office:value-type="float" office:value="0.954016328135509" calcext:value-type="float">
            <text:p>0.954016328135509</text:p>
          </table:table-cell>
          <table:table-cell office:value-type="float" office:value="9.2572" calcext:value-type="float">
            <text:p>9.2572</text:p>
          </table:table-cell>
          <table:table-cell table:formula="of:=[.K23]/[.$K$3]" office:value-type="float" office:value="0.95597666133113" calcext:value-type="float">
            <text:p>0.95597666133113</text:p>
          </table:table-cell>
          <table:table-cell table:formula="of:=AVERAGE([.A23];[.E23];[.I23])" office:value-type="float" office:value="9.1869" calcext:value-type="float">
            <text:p>9.1869</text:p>
          </table:table-cell>
          <table:table-cell table:formula="of:=AVERAGE([.B23];[.F23];[.J23])" office:value-type="float" office:value="0.951437079624448" calcext:value-type="float">
            <text:p>0.951437079624448</text:p>
          </table:table-cell>
          <table:table-cell table:formula="of:=AVERAGE([.C23];[.G23];[.K23])" office:value-type="float" office:value="9.22633333333333" calcext:value-type="float">
            <text:p>9.22633333333333</text:p>
          </table:table-cell>
          <table:table-cell table:formula="of:=AVERAGE([.D23];[.H23];[.L23])" office:value-type="float" office:value="0.953595345449025" calcext:value-type="float">
            <text:p>0.953595345449025</text:p>
          </table:table-cell>
        </table:table-row>
        <table:table-row table:style-name="ro1">
          <table:table-cell office:value-type="float" office:value="9.1451" calcext:value-type="float">
            <text:p>9.1451</text:p>
          </table:table-cell>
          <table:table-cell table:formula="of:=[.A24]/[.$A$3]" office:value-type="float" office:value="0.947158555404803" calcext:value-type="float">
            <text:p>0.947158555404803</text:p>
          </table:table-cell>
          <table:table-cell office:value-type="float" office:value="9.186" calcext:value-type="float">
            <text:p>9.186</text:p>
          </table:table-cell>
          <table:table-cell table:formula="of:=[.C24]/[.$C$3]" office:value-type="float" office:value="0.94947699177244" calcext:value-type="float">
            <text:p>0.94947699177244</text:p>
          </table:table-cell>
          <table:table-cell office:value-type="float" office:value="9.1133" calcext:value-type="float">
            <text:p>9.1133</text:p>
          </table:table-cell>
          <table:table-cell table:formula="of:=[.E24]/[.$E$3]" office:value-type="float" office:value="0.944598768631191" calcext:value-type="float">
            <text:p>0.944598768631191</text:p>
          </table:table-cell>
          <table:table-cell office:value-type="float" office:value="9.1567" calcext:value-type="float">
            <text:p>9.1567</text:p>
          </table:table-cell>
          <table:table-cell table:formula="of:=[.G24]/[.$G$3]" office:value-type="float" office:value="0.947153378294509" calcext:value-type="float">
            <text:p>0.947153378294509</text:p>
          </table:table-cell>
          <table:table-cell office:value-type="float" office:value="9.1827" calcext:value-type="float">
            <text:p>9.1827</text:p>
          </table:table-cell>
          <table:table-cell table:formula="of:=[.I24]/[.$I$3]" office:value-type="float" office:value="0.950167109878625" calcext:value-type="float">
            <text:p>0.950167109878625</text:p>
          </table:table-cell>
          <table:table-cell office:value-type="float" office:value="9.2212" calcext:value-type="float">
            <text:p>9.2212</text:p>
          </table:table-cell>
          <table:table-cell table:formula="of:=[.K24]/[.$K$3]" office:value-type="float" office:value="0.952258997263386" calcext:value-type="float">
            <text:p>0.952258997263386</text:p>
          </table:table-cell>
          <table:table-cell table:formula="of:=AVERAGE([.A24];[.E24];[.I24])" office:value-type="float" office:value="9.14703333333334" calcext:value-type="float">
            <text:p>9.14703333333334</text:p>
          </table:table-cell>
          <table:table-cell table:formula="of:=AVERAGE([.B24];[.F24];[.J24])" office:value-type="float" office:value="0.947308144638206" calcext:value-type="float">
            <text:p>0.947308144638206</text:p>
          </table:table-cell>
          <table:table-cell table:formula="of:=AVERAGE([.C24];[.G24];[.K24])" office:value-type="float" office:value="9.18796666666667" calcext:value-type="float">
            <text:p>9.18796666666667</text:p>
          </table:table-cell>
          <table:table-cell table:formula="of:=AVERAGE([.D24];[.H24];[.L24])" office:value-type="float" office:value="0.949629789110112" calcext:value-type="float">
            <text:p>0.949629789110112</text:p>
          </table:table-cell>
        </table:table-row>
        <table:table-row table:style-name="ro1">
          <table:table-cell office:value-type="float" office:value="9.1024" calcext:value-type="float">
            <text:p>9.1024</text:p>
          </table:table-cell>
          <table:table-cell table:formula="of:=[.A25]/[.$A$3]" office:value-type="float" office:value="0.94273611384421" calcext:value-type="float">
            <text:p>0.94273611384421</text:p>
          </table:table-cell>
          <table:table-cell office:value-type="float" office:value="9.1448" calcext:value-type="float">
            <text:p>9.1448</text:p>
          </table:table-cell>
          <table:table-cell table:formula="of:=[.C25]/[.$C$3]" office:value-type="float" office:value="0.945218505808906" calcext:value-type="float">
            <text:p>0.945218505808906</text:p>
          </table:table-cell>
          <table:table-cell office:value-type="float" office:value="9.0679" calcext:value-type="float">
            <text:p>9.0679</text:p>
          </table:table-cell>
          <table:table-cell table:formula="of:=[.E25]/[.$E$3]" office:value-type="float" office:value="0.93989303260847" calcext:value-type="float">
            <text:p>0.93989303260847</text:p>
          </table:table-cell>
          <table:table-cell office:value-type="float" office:value="9.1132" calcext:value-type="float">
            <text:p>9.1132</text:p>
          </table:table-cell>
          <table:table-cell table:formula="of:=[.G25]/[.$G$3]" office:value-type="float" office:value="0.942653812735322" calcext:value-type="float">
            <text:p>0.942653812735322</text:p>
          </table:table-cell>
          <table:table-cell office:value-type="float" office:value="9.1434" calcext:value-type="float">
            <text:p>9.1434</text:p>
          </table:table-cell>
          <table:table-cell table:formula="of:=[.I25]/[.$I$3]" office:value-type="float" office:value="0.946100597042724" calcext:value-type="float">
            <text:p>0.946100597042724</text:p>
          </table:table-cell>
          <table:table-cell office:value-type="float" office:value="9.1831" calcext:value-type="float">
            <text:p>9.1831</text:p>
          </table:table-cell>
          <table:table-cell table:formula="of:=[.K25]/[.$K$3]" office:value-type="float" office:value="0.948324469458357" calcext:value-type="float">
            <text:p>0.948324469458357</text:p>
          </table:table-cell>
          <table:table-cell table:formula="of:=AVERAGE([.A25];[.E25];[.I25])" office:value-type="float" office:value="9.10456666666667" calcext:value-type="float">
            <text:p>9.10456666666667</text:p>
          </table:table-cell>
          <table:table-cell table:formula="of:=AVERAGE([.B25];[.F25];[.J25])" office:value-type="float" office:value="0.942909914498468" calcext:value-type="float">
            <text:p>0.942909914498468</text:p>
          </table:table-cell>
          <table:table-cell table:formula="of:=AVERAGE([.C25];[.G25];[.K25])" office:value-type="float" office:value="9.14703333333334" calcext:value-type="float">
            <text:p>9.14703333333334</text:p>
          </table:table-cell>
          <table:table-cell table:formula="of:=AVERAGE([.D25];[.H25];[.L25])" office:value-type="float" office:value="0.945398929334195" calcext:value-type="float">
            <text:p>0.945398929334195</text:p>
          </table:table-cell>
        </table:table-row>
        <table:table-row table:style-name="ro1">
          <table:table-cell office:value-type="float" office:value="9.0569" calcext:value-type="float">
            <text:p>9.0569</text:p>
          </table:table-cell>
          <table:table-cell table:formula="of:=[.A26]/[.$A$3]" office:value-type="float" office:value="0.938023676115708" calcext:value-type="float">
            <text:p>0.938023676115708</text:p>
          </table:table-cell>
          <table:table-cell office:value-type="float" office:value="9.1009" calcext:value-type="float">
            <text:p>9.1009</text:p>
          </table:table-cell>
          <table:table-cell table:formula="of:=[.C26]/[.$C$3]" office:value-type="float" office:value="0.940680944308926" calcext:value-type="float">
            <text:p>0.940680944308926</text:p>
          </table:table-cell>
          <table:table-cell office:value-type="float" office:value="9.0192" calcext:value-type="float">
            <text:p>9.0192</text:p>
          </table:table-cell>
          <table:table-cell table:formula="of:=[.E26]/[.$E$3]" office:value-type="float" office:value="0.934845249694231" calcext:value-type="float">
            <text:p>0.934845249694231</text:p>
          </table:table-cell>
          <table:table-cell office:value-type="float" office:value="9.0665" calcext:value-type="float">
            <text:p>9.0665</text:p>
          </table:table-cell>
          <table:table-cell table:formula="of:=[.G26]/[.$G$3]" office:value-type="float" office:value="0.93782324465224" calcext:value-type="float">
            <text:p>0.93782324465224</text:p>
          </table:table-cell>
          <table:table-cell office:value-type="float" office:value="9.1017" calcext:value-type="float">
            <text:p>9.1017</text:p>
          </table:table-cell>
          <table:table-cell table:formula="of:=[.I26]/[.$I$3]" office:value-type="float" office:value="0.941785747545088" calcext:value-type="float">
            <text:p>0.941785747545088</text:p>
          </table:table-cell>
          <table:table-cell office:value-type="float" office:value="9.1426" calcext:value-type="float">
            <text:p>9.1426</text:p>
          </table:table-cell>
          <table:table-cell table:formula="of:=[.K26]/[.$K$3]" office:value-type="float" office:value="0.944142097382145" calcext:value-type="float">
            <text:p>0.944142097382145</text:p>
          </table:table-cell>
          <table:table-cell table:formula="of:=AVERAGE([.A26];[.E26];[.I26])" office:value-type="float" office:value="9.05926666666667" calcext:value-type="float">
            <text:p>9.05926666666667</text:p>
          </table:table-cell>
          <table:table-cell table:formula="of:=AVERAGE([.B26];[.F26];[.J26])" office:value-type="float" office:value="0.938218224451676" calcext:value-type="float">
            <text:p>0.938218224451676</text:p>
          </table:table-cell>
          <table:table-cell table:formula="of:=AVERAGE([.C26];[.G26];[.K26])" office:value-type="float" office:value="9.10333333333333" calcext:value-type="float">
            <text:p>9.10333333333333</text:p>
          </table:table-cell>
          <table:table-cell table:formula="of:=AVERAGE([.D26];[.H26];[.L26])" office:value-type="float" office:value="0.94088209544777" calcext:value-type="float">
            <text:p>0.94088209544777</text:p>
          </table:table-cell>
        </table:table-row>
        <table:table-row table:style-name="ro1">
          <table:table-cell office:value-type="float" office:value="9.0085" calcext:value-type="float">
            <text:p>9.0085</text:p>
          </table:table-cell>
          <table:table-cell table:formula="of:=[.A27]/[.$A$3]" office:value-type="float" office:value="0.933010885213302" calcext:value-type="float">
            <text:p>0.933010885213302</text:p>
          </table:table-cell>
          <table:table-cell office:value-type="float" office:value="9.0541" calcext:value-type="float">
            <text:p>9.0541</text:p>
          </table:table-cell>
          <table:table-cell table:formula="of:=[.C27]/[.$C$3]" office:value-type="float" office:value="0.935843635010543" calcext:value-type="float">
            <text:p>0.935843635010543</text:p>
          </table:table-cell>
          <table:table-cell office:value-type="float" office:value="8.9671" calcext:value-type="float">
            <text:p>8.9671</text:p>
          </table:table-cell>
          <table:table-cell table:formula="of:=[.E27]/[.$E$3]" office:value-type="float" office:value="0.929445054831153" calcext:value-type="float">
            <text:p>0.929445054831153</text:p>
          </table:table-cell>
          <table:table-cell office:value-type="float" office:value="9.0167" calcext:value-type="float">
            <text:p>9.0167</text:p>
          </table:table-cell>
          <table:table-cell table:formula="of:=[.G27]/[.$G$3]" office:value-type="float" office:value="0.932672017874136" calcext:value-type="float">
            <text:p>0.932672017874136</text:p>
          </table:table-cell>
          <table:table-cell office:value-type="float" office:value="9.0575" calcext:value-type="float">
            <text:p>9.0575</text:p>
          </table:table-cell>
          <table:table-cell table:formula="of:=[.I27]/[.$I$3]" office:value-type="float" office:value="0.937212214024813" calcext:value-type="float">
            <text:p>0.937212214024813</text:p>
          </table:table-cell>
          <table:table-cell office:value-type="float" office:value="9.0996" calcext:value-type="float">
            <text:p>9.0996</text:p>
          </table:table-cell>
          <table:table-cell table:formula="of:=[.K27]/[.$K$3]" office:value-type="float" office:value="0.939701554190117" calcext:value-type="float">
            <text:p>0.939701554190117</text:p>
          </table:table-cell>
          <table:table-cell table:formula="of:=AVERAGE([.A27];[.E27];[.I27])" office:value-type="float" office:value="9.01103333333333" calcext:value-type="float">
            <text:p>9.01103333333333</text:p>
          </table:table-cell>
          <table:table-cell table:formula="of:=AVERAGE([.B27];[.F27];[.J27])" office:value-type="float" office:value="0.93322271802309" calcext:value-type="float">
            <text:p>0.93322271802309</text:p>
          </table:table-cell>
          <table:table-cell table:formula="of:=AVERAGE([.C27];[.G27];[.K27])" office:value-type="float" office:value="9.0568" calcext:value-type="float">
            <text:p>9.0568</text:p>
          </table:table-cell>
          <table:table-cell table:formula="of:=AVERAGE([.D27];[.H27];[.L27])" office:value-type="float" office:value="0.936072402358266" calcext:value-type="float">
            <text:p>0.936072402358266</text:p>
          </table:table-cell>
        </table:table-row>
        <table:table-row table:style-name="ro1">
          <table:table-cell office:value-type="float" office:value="8.9569" calcext:value-type="float">
            <text:p>8.9569</text:p>
          </table:table-cell>
          <table:table-cell table:formula="of:=[.A28]/[.$A$3]" office:value-type="float" office:value="0.927666670119002" calcext:value-type="float">
            <text:p>0.927666670119002</text:p>
          </table:table-cell>
          <table:table-cell office:value-type="float" office:value="9.0042" calcext:value-type="float">
            <text:p>9.0042</text:p>
          </table:table-cell>
          <table:table-cell table:formula="of:=[.C28]/[.$C$3]" office:value-type="float" office:value="0.930685905651797" calcext:value-type="float">
            <text:p>0.930685905651797</text:p>
          </table:table-cell>
          <table:table-cell office:value-type="float" office:value="8.9115" calcext:value-type="float">
            <text:p>8.9115</text:p>
          </table:table-cell>
          <table:table-cell table:formula="of:=[.E28]/[.$E$3]" office:value-type="float" office:value="0.923682082961919" calcext:value-type="float">
            <text:p>0.923682082961919</text:p>
          </table:table-cell>
          <table:table-cell office:value-type="float" office:value="8.9635" calcext:value-type="float">
            <text:p>8.9635</text:p>
          </table:table-cell>
          <table:table-cell table:formula="of:=[.G28]/[.$G$3]" office:value-type="float" office:value="0.927169100914394" calcext:value-type="float">
            <text:p>0.927169100914394</text:p>
          </table:table-cell>
          <table:table-cell office:value-type="float" office:value="9.0105" calcext:value-type="float">
            <text:p>9.0105</text:p>
          </table:table-cell>
          <table:table-cell table:formula="of:=[.I28]/[.$I$3]" office:value-type="float" office:value="0.93234895439918" calcext:value-type="float">
            <text:p>0.93234895439918</text:p>
          </table:table-cell>
          <table:table-cell office:value-type="float" office:value="9.0537" calcext:value-type="float">
            <text:p>9.0537</text:p>
          </table:table-cell>
          <table:table-cell table:formula="of:=[.K28]/[.$K$3]" office:value-type="float" office:value="0.934961532503743" calcext:value-type="float">
            <text:p>0.934961532503743</text:p>
          </table:table-cell>
          <table:table-cell table:formula="of:=AVERAGE([.A28];[.E28];[.I28])" office:value-type="float" office:value="8.95963333333333" calcext:value-type="float">
            <text:p>8.95963333333333</text:p>
          </table:table-cell>
          <table:table-cell table:formula="of:=AVERAGE([.B28];[.F28];[.J28])" office:value-type="float" office:value="0.9278992358267" calcext:value-type="float">
            <text:p>0.9278992358267</text:p>
          </table:table-cell>
          <table:table-cell table:formula="of:=AVERAGE([.C28];[.G28];[.K28])" office:value-type="float" office:value="9.00713333333333" calcext:value-type="float">
            <text:p>9.00713333333333</text:p>
          </table:table-cell>
          <table:table-cell table:formula="of:=AVERAGE([.D28];[.H28];[.L28])" office:value-type="float" office:value="0.930938846356645" calcext:value-type="float">
            <text:p>0.930938846356645</text:p>
          </table:table-cell>
        </table:table-row>
        <table:table-row table:style-name="ro1">
          <table:table-cell office:value-type="float" office:value="8.901" calcext:value-type="float">
            <text:p>8.901</text:p>
          </table:table-cell>
          <table:table-cell table:formula="of:=[.A29]/[.$A$3]" office:value-type="float" office:value="0.921877103766843" calcext:value-type="float">
            <text:p>0.921877103766843</text:p>
          </table:table-cell>
          <table:table-cell office:value-type="float" office:value="8.95" calcext:value-type="float">
            <text:p>8.95</text:p>
          </table:table-cell>
          <table:table-cell table:formula="of:=[.C29]/[.$C$3]" office:value-type="float" office:value="0.925083722660933" calcext:value-type="float">
            <text:p>0.925083722660933</text:p>
          </table:table-cell>
          <table:table-cell office:value-type="float" office:value="8.8514" calcext:value-type="float">
            <text:p>8.8514</text:p>
          </table:table-cell>
          <table:table-cell table:formula="of:=[.E29]/[.$E$3]" office:value-type="float" office:value="0.91745268351334" calcext:value-type="float">
            <text:p>0.91745268351334</text:p>
          </table:table-cell>
          <table:table-cell office:value-type="float" office:value="8.9057" calcext:value-type="float">
            <text:p>8.9057</text:p>
          </table:table-cell>
          <table:table-cell table:formula="of:=[.G29]/[.$G$3]" office:value-type="float" office:value="0.921190367826555" calcext:value-type="float">
            <text:p>0.921190367826555</text:p>
          </table:table-cell>
          <table:table-cell office:value-type="float" office:value="8.9594" calcext:value-type="float">
            <text:p>8.9594</text:p>
          </table:table-cell>
          <table:table-cell table:formula="of:=[.I29]/[.$I$3]" office:value-type="float" office:value="0.927061452976418" calcext:value-type="float">
            <text:p>0.927061452976418</text:p>
          </table:table-cell>
          <table:table-cell office:value-type="float" office:value="9.0038" calcext:value-type="float">
            <text:p>9.0038</text:p>
          </table:table-cell>
          <table:table-cell table:formula="of:=[.K29]/[.$K$3]" office:value-type="float" office:value="0.929808437032065" calcext:value-type="float">
            <text:p>0.929808437032065</text:p>
          </table:table-cell>
          <table:table-cell table:formula="of:=AVERAGE([.A29];[.E29];[.I29])" office:value-type="float" office:value="8.90393333333333" calcext:value-type="float">
            <text:p>8.90393333333333</text:p>
          </table:table-cell>
          <table:table-cell table:formula="of:=AVERAGE([.B29];[.F29];[.J29])" office:value-type="float" office:value="0.922130413418867" calcext:value-type="float">
            <text:p>0.922130413418867</text:p>
          </table:table-cell>
          <table:table-cell table:formula="of:=AVERAGE([.C29];[.G29];[.K29])" office:value-type="float" office:value="8.95316666666667" calcext:value-type="float">
            <text:p>8.95316666666667</text:p>
          </table:table-cell>
          <table:table-cell table:formula="of:=AVERAGE([.D29];[.H29];[.L29])" office:value-type="float" office:value="0.925360842506518" calcext:value-type="float">
            <text:p>0.925360842506518</text:p>
          </table:table-cell>
        </table:table-row>
        <table:table-row table:style-name="ro1">
          <table:table-cell office:value-type="float" office:value="8.8404" calcext:value-type="float">
            <text:p>8.8404</text:p>
          </table:table-cell>
          <table:table-cell table:formula="of:=[.A30]/[.$A$3]" office:value-type="float" office:value="0.915600758132839" calcext:value-type="float">
            <text:p>0.915600758132839</text:p>
          </table:table-cell>
          <table:table-cell office:value-type="float" office:value="8.8911" calcext:value-type="float">
            <text:p>8.8911</text:p>
          </table:table-cell>
          <table:table-cell table:formula="of:=[.C30]/[.$C$3]" office:value-type="float" office:value="0.918995741514036" calcext:value-type="float">
            <text:p>0.918995741514036</text:p>
          </table:table-cell>
          <table:table-cell office:value-type="float" office:value="8.7857" calcext:value-type="float">
            <text:p>8.7857</text:p>
          </table:table-cell>
          <table:table-cell table:formula="of:=[.E30]/[.$E$3]" office:value-type="float" office:value="0.91064284085491" calcext:value-type="float">
            <text:p>0.91064284085491</text:p>
          </table:table-cell>
          <table:table-cell office:value-type="float" office:value="8.8427" calcext:value-type="float">
            <text:p>8.8427</text:p>
          </table:table-cell>
          <table:table-cell table:formula="of:=[.G30]/[.$G$3]" office:value-type="float" office:value="0.914673755637387" calcext:value-type="float">
            <text:p>0.914673755637387</text:p>
          </table:table-cell>
          <table:table-cell office:value-type="float" office:value="8.9049" calcext:value-type="float">
            <text:p>8.9049</text:p>
          </table:table-cell>
          <table:table-cell table:formula="of:=[.I30]/[.$I$3]" office:value-type="float" office:value="0.921422141282866" calcext:value-type="float">
            <text:p>0.921422141282866</text:p>
          </table:table-cell>
          <table:table-cell office:value-type="float" office:value="8.9504" calcext:value-type="float">
            <text:p>8.9504</text:p>
          </table:table-cell>
          <table:table-cell table:formula="of:=[.K30]/[.$K$3]" office:value-type="float" office:value="0.924293901998244" calcext:value-type="float">
            <text:p>0.924293901998244</text:p>
          </table:table-cell>
          <table:table-cell table:formula="of:=AVERAGE([.A30];[.E30];[.I30])" office:value-type="float" office:value="8.84366666666667" calcext:value-type="float">
            <text:p>8.84366666666667</text:p>
          </table:table-cell>
          <table:table-cell table:formula="of:=AVERAGE([.B30];[.F30];[.J30])" office:value-type="float" office:value="0.915888580090205" calcext:value-type="float">
            <text:p>0.915888580090205</text:p>
          </table:table-cell>
          <table:table-cell table:formula="of:=AVERAGE([.C30];[.G30];[.K30])" office:value-type="float" office:value="8.89473333333334" calcext:value-type="float">
            <text:p>8.89473333333334</text:p>
          </table:table-cell>
          <table:table-cell table:formula="of:=AVERAGE([.D30];[.H30];[.L30])" office:value-type="float" office:value="0.919321133049889" calcext:value-type="float">
            <text:p>0.919321133049889</text:p>
          </table:table-cell>
        </table:table-row>
        <table:table-row table:style-name="ro1">
          <table:table-cell office:value-type="float" office:value="8.7751" calcext:value-type="float">
            <text:p>8.7751</text:p>
          </table:table-cell>
          <table:table-cell table:formula="of:=[.A31]/[.$A$3]" office:value-type="float" office:value="0.90883763321699" calcext:value-type="float">
            <text:p>0.90883763321699</text:p>
          </table:table-cell>
          <table:table-cell office:value-type="float" office:value="8.8277" calcext:value-type="float">
            <text:p>8.8277</text:p>
          </table:table-cell>
          <table:table-cell table:formula="of:=[.C31]/[.$C$3]" office:value-type="float" office:value="0.912442634473064" calcext:value-type="float">
            <text:p>0.912442634473064</text:p>
          </table:table-cell>
          <table:table-cell office:value-type="float" office:value="8.7145" calcext:value-type="float">
            <text:p>8.7145</text:p>
          </table:table-cell>
          <table:table-cell table:formula="of:=[.E31]/[.$E$3]" office:value-type="float" office:value="0.903262920043948" calcext:value-type="float">
            <text:p>0.903262920043948</text:p>
          </table:table-cell>
          <table:table-cell office:value-type="float" office:value="8.7744" calcext:value-type="float">
            <text:p>8.7744</text:p>
          </table:table-cell>
          <table:table-cell table:formula="of:=[.G31]/[.$G$3]" office:value-type="float" office:value="0.907608920518019" calcext:value-type="float">
            <text:p>0.907608920518019</text:p>
          </table:table-cell>
          <table:table-cell office:value-type="float" office:value="8.8467" calcext:value-type="float">
            <text:p>8.8467</text:p>
          </table:table-cell>
          <table:table-cell table:formula="of:=[.I31]/[.$I$3]" office:value-type="float" office:value="0.915399977235806" calcext:value-type="float">
            <text:p>0.915399977235806</text:p>
          </table:table-cell>
          <table:table-cell office:value-type="float" office:value="8.8933" calcext:value-type="float">
            <text:p>8.8933</text:p>
          </table:table-cell>
          <table:table-cell table:formula="of:=[.K31]/[.$K$3]" office:value-type="float" office:value="0.918397273713017" calcext:value-type="float">
            <text:p>0.918397273713017</text:p>
          </table:table-cell>
          <table:table-cell table:formula="of:=AVERAGE([.A31];[.E31];[.I31])" office:value-type="float" office:value="8.77876666666667" calcext:value-type="float">
            <text:p>8.77876666666667</text:p>
          </table:table-cell>
          <table:table-cell table:formula="of:=AVERAGE([.B31];[.F31];[.J31])" office:value-type="float" office:value="0.909166843498915" calcext:value-type="float">
            <text:p>0.909166843498915</text:p>
          </table:table-cell>
          <table:table-cell table:formula="of:=AVERAGE([.C31];[.G31];[.K31])" office:value-type="float" office:value="8.8318" calcext:value-type="float">
            <text:p>8.8318</text:p>
          </table:table-cell>
          <table:table-cell table:formula="of:=AVERAGE([.D31];[.H31];[.L31])" office:value-type="float" office:value="0.9128162762347" calcext:value-type="float">
            <text:p>0.9128162762347</text:p>
          </table:table-cell>
        </table:table-row>
        <table:table-row table:style-name="ro1">
          <table:table-cell office:value-type="float" office:value="8.705" calcext:value-type="float">
            <text:p>8.705</text:p>
          </table:table-cell>
          <table:table-cell table:formula="of:=[.A32]/[.$A$3]" office:value-type="float" office:value="0.901577372013298" calcext:value-type="float">
            <text:p>0.901577372013298</text:p>
          </table:table-cell>
          <table:table-cell office:value-type="float" office:value="8.7595" calcext:value-type="float">
            <text:p>8.7595</text:p>
          </table:table-cell>
          <table:table-cell table:formula="of:=[.C32]/[.$C$3]" office:value-type="float" office:value="0.905393393145078" calcext:value-type="float">
            <text:p>0.905393393145078</text:p>
          </table:table-cell>
          <table:table-cell office:value-type="float" office:value="8.6376" calcext:value-type="float">
            <text:p>8.6376</text:p>
          </table:table-cell>
          <table:table-cell table:formula="of:=[.E32]/[.$E$3]" office:value-type="float" office:value="0.895292190965816" calcext:value-type="float">
            <text:p>0.895292190965816</text:p>
          </table:table-cell>
          <table:table-cell office:value-type="float" office:value="8.7008" calcext:value-type="float">
            <text:p>8.7008</text:p>
          </table:table-cell>
          <table:table-cell table:formula="of:=[.G32]/[.$G$3]" office:value-type="float" office:value="0.899995862468451" calcext:value-type="float">
            <text:p>0.899995862468451</text:p>
          </table:table-cell>
          <table:table-cell office:value-type="float" office:value="8.7847" calcext:value-type="float">
            <text:p>8.7847</text:p>
          </table:table-cell>
          <table:table-cell table:formula="of:=[.I32]/[.$I$3]" office:value-type="float" office:value="0.908984613474333" calcext:value-type="float">
            <text:p>0.908984613474333</text:p>
          </table:table-cell>
          <table:table-cell office:value-type="float" office:value="8.8323" calcext:value-type="float">
            <text:p>8.8323</text:p>
          </table:table-cell>
          <table:table-cell table:formula="of:=[.K32]/[.$K$3]" office:value-type="float" office:value="0.912097898487117" calcext:value-type="float">
            <text:p>0.912097898487117</text:p>
          </table:table-cell>
          <table:table-cell table:formula="of:=AVERAGE([.A32];[.E32];[.I32])" office:value-type="float" office:value="8.7091" calcext:value-type="float">
            <text:p>8.7091</text:p>
          </table:table-cell>
          <table:table-cell table:formula="of:=AVERAGE([.B32];[.F32];[.J32])" office:value-type="float" office:value="0.901951392151149" calcext:value-type="float">
            <text:p>0.901951392151149</text:p>
          </table:table-cell>
          <table:table-cell table:formula="of:=AVERAGE([.C32];[.G32];[.K32])" office:value-type="float" office:value="8.7642" calcext:value-type="float">
            <text:p>8.7642</text:p>
          </table:table-cell>
          <table:table-cell table:formula="of:=AVERAGE([.D32];[.H32];[.L32])" office:value-type="float" office:value="0.905829051366882" calcext:value-type="float">
            <text:p>0.905829051366882</text:p>
          </table:table-cell>
        </table:table-row>
        <table:table-row table:style-name="ro1">
          <table:table-cell office:value-type="float" office:value="8.6279" calcext:value-type="float">
            <text:p>8.6279</text:p>
          </table:table-cell>
          <table:table-cell table:formula="of:=[.A33]/[.$A$3]" office:value-type="float" office:value="0.893592120389838" calcext:value-type="float">
            <text:p>0.893592120389838</text:p>
          </table:table-cell>
          <table:table-cell office:value-type="float" office:value="8.6842" calcext:value-type="float">
            <text:p>8.6842</text:p>
          </table:table-cell>
          <table:table-cell table:formula="of:=[.C33]/[.$C$3]" office:value-type="float" office:value="0.897610286517551" calcext:value-type="float">
            <text:p>0.897610286517551</text:p>
          </table:table-cell>
          <table:table-cell office:value-type="float" office:value="8.5533" calcext:value-type="float">
            <text:p>8.5533</text:p>
          </table:table-cell>
          <table:table-cell table:formula="of:=[.E33]/[.$E$3]" office:value-type="float" office:value="0.886554447646095" calcext:value-type="float">
            <text:p>0.886554447646095</text:p>
          </table:table-cell>
          <table:table-cell office:value-type="float" office:value="8.6195" calcext:value-type="float">
            <text:p>8.6195</text:p>
          </table:table-cell>
          <table:table-cell table:formula="of:=[.G33]/[.$G$3]" office:value-type="float" office:value="0.891586329595763" calcext:value-type="float">
            <text:p>0.891586329595763</text:p>
          </table:table-cell>
          <table:table-cell office:value-type="float" office:value="8.7154" calcext:value-type="float">
            <text:p>8.7154</text:p>
          </table:table-cell>
          <table:table-cell table:formula="of:=[.I33]/[.$I$3]" office:value-type="float" office:value="0.901813892366752" calcext:value-type="float">
            <text:p>0.901813892366752</text:p>
          </table:table-cell>
          <table:table-cell office:value-type="float" office:value="8.7641" calcext:value-type="float">
            <text:p>8.7641</text:p>
          </table:table-cell>
          <table:table-cell table:formula="of:=[.K33]/[.$K$3]" office:value-type="float" office:value="0.905054990447669" calcext:value-type="float">
            <text:p>0.905054990447669</text:p>
          </table:table-cell>
          <table:table-cell table:formula="of:=AVERAGE([.A33];[.E33];[.I33])" office:value-type="float" office:value="8.6322" calcext:value-type="float">
            <text:p>8.6322</text:p>
          </table:table-cell>
          <table:table-cell table:formula="of:=AVERAGE([.B33];[.F33];[.J33])" office:value-type="float" office:value="0.893986820134228" calcext:value-type="float">
            <text:p>0.893986820134228</text:p>
          </table:table-cell>
          <table:table-cell table:formula="of:=AVERAGE([.C33];[.G33];[.K33])" office:value-type="float" office:value="8.68926666666667" calcext:value-type="float">
            <text:p>8.68926666666667</text:p>
          </table:table-cell>
          <table:table-cell table:formula="of:=AVERAGE([.D33];[.H33];[.L33])" office:value-type="float" office:value="0.898083868853661" calcext:value-type="float">
            <text:p>0.898083868853661</text:p>
          </table:table-cell>
        </table:table-row>
        <table:table-row table:style-name="ro1">
          <table:table-cell office:value-type="float" office:value="8.5422" calcext:value-type="float">
            <text:p>8.5422</text:p>
          </table:table-cell>
          <table:table-cell table:formula="of:=[.A34]/[.$A$3]" office:value-type="float" office:value="0.88471616625066" calcext:value-type="float">
            <text:p>0.88471616625066</text:p>
          </table:table-cell>
          <table:table-cell office:value-type="float" office:value="8.6004" calcext:value-type="float">
            <text:p>8.6004</text:p>
          </table:table-cell>
          <table:table-cell table:formula="of:=[.C34]/[.$C$3]" office:value-type="float" office:value="0.88894860875677" calcext:value-type="float">
            <text:p>0.88894860875677</text:p>
          </table:table-cell>
          <table:table-cell office:value-type="float" office:value="8.4588" calcext:value-type="float">
            <text:p>8.4588</text:p>
          </table:table-cell>
          <table:table-cell table:formula="of:=[.E34]/[.$E$3]" office:value-type="float" office:value="0.876759468479861" calcext:value-type="float">
            <text:p>0.876759468479861</text:p>
          </table:table-cell>
          <table:table-cell office:value-type="float" office:value="8.5286" calcext:value-type="float">
            <text:p>8.5286</text:p>
          </table:table-cell>
          <table:table-cell table:formula="of:=[.G34]/[.$G$3]" office:value-type="float" office:value="0.882183789151392" calcext:value-type="float">
            <text:p>0.882183789151392</text:p>
          </table:table-cell>
          <table:table-cell office:value-type="float" office:value="8.6407" calcext:value-type="float">
            <text:p>8.6407</text:p>
          </table:table-cell>
          <table:table-cell table:formula="of:=[.I34]/[.$I$3]" office:value-type="float" office:value="0.894084413770268" calcext:value-type="float">
            <text:p>0.894084413770268</text:p>
          </table:table-cell>
          <table:table-cell office:value-type="float" office:value="8.6903" calcext:value-type="float">
            <text:p>8.6903</text:p>
          </table:table-cell>
          <table:table-cell table:formula="of:=[.K34]/[.$K$3]" office:value-type="float" office:value="0.897433779108793" calcext:value-type="float">
            <text:p>0.897433779108793</text:p>
          </table:table-cell>
          <table:table-cell table:formula="of:=AVERAGE([.A34];[.E34];[.I34])" office:value-type="float" office:value="8.54723333333333" calcext:value-type="float">
            <text:p>8.54723333333333</text:p>
          </table:table-cell>
          <table:table-cell table:formula="of:=AVERAGE([.B34];[.F34];[.J34])" office:value-type="float" office:value="0.885186682833596" calcext:value-type="float">
            <text:p>0.885186682833596</text:p>
          </table:table-cell>
          <table:table-cell table:formula="of:=AVERAGE([.C34];[.G34];[.K34])" office:value-type="float" office:value="8.60643333333333" calcext:value-type="float">
            <text:p>8.60643333333333</text:p>
          </table:table-cell>
          <table:table-cell table:formula="of:=AVERAGE([.D34];[.H34];[.L34])" office:value-type="float" office:value="0.889522059005652" calcext:value-type="float">
            <text:p>0.889522059005652</text:p>
          </table:table-cell>
        </table:table-row>
        <table:table-row table:style-name="ro1">
          <table:table-cell office:value-type="float" office:value="8.4485" calcext:value-type="float">
            <text:p>8.4485</text:p>
          </table:table-cell>
          <table:table-cell table:formula="of:=[.A35]/[.$A$3]" office:value-type="float" office:value="0.875011651631746" calcext:value-type="float">
            <text:p>0.875011651631746</text:p>
          </table:table-cell>
          <table:table-cell office:value-type="float" office:value="8.5088" calcext:value-type="float">
            <text:p>8.5088</text:p>
          </table:table-cell>
          <table:table-cell table:formula="of:=[.C35]/[.$C$3]" office:value-type="float" office:value="0.879480712779592" calcext:value-type="float">
            <text:p>0.879480712779592</text:p>
          </table:table-cell>
          <table:table-cell office:value-type="float" office:value="8.3547" calcext:value-type="float">
            <text:p>8.3547</text:p>
          </table:table-cell>
          <table:table-cell table:formula="of:=[.E35]/[.$E$3]" office:value-type="float" office:value="0.865969443811024" calcext:value-type="float">
            <text:p>0.865969443811024</text:p>
          </table:table-cell>
          <table:table-cell office:value-type="float" office:value="8.4285" calcext:value-type="float">
            <text:p>8.4285</text:p>
          </table:table-cell>
          <table:table-cell table:formula="of:=[.G35]/[.$G$3]" office:value-type="float" office:value="0.871829616450825" calcext:value-type="float">
            <text:p>0.871829616450825</text:p>
          </table:table-cell>
          <table:table-cell office:value-type="float" office:value="8.56" calcext:value-type="float">
            <text:p>8.56</text:p>
          </table:table-cell>
          <table:table-cell table:formula="of:=[.I35]/[.$I$3]" office:value-type="float" office:value="0.885734093519448" calcext:value-type="float">
            <text:p>0.885734093519448</text:p>
          </table:table-cell>
          <table:table-cell office:value-type="float" office:value="8.6105" calcext:value-type="float">
            <text:p>8.6105</text:p>
          </table:table-cell>
          <table:table-cell table:formula="of:=[.K35]/[.$K$3]" office:value-type="float" office:value="0.88919295709196" calcext:value-type="float">
            <text:p>0.88919295709196</text:p>
          </table:table-cell>
          <table:table-cell table:formula="of:=AVERAGE([.A35];[.E35];[.I35])" office:value-type="float" office:value="8.4544" calcext:value-type="float">
            <text:p>8.4544</text:p>
          </table:table-cell>
          <table:table-cell table:formula="of:=AVERAGE([.B35];[.F35];[.J35])" office:value-type="float" office:value="0.875571729654073" calcext:value-type="float">
            <text:p>0.875571729654073</text:p>
          </table:table-cell>
          <table:table-cell table:formula="of:=AVERAGE([.C35];[.G35];[.K35])" office:value-type="float" office:value="8.51593333333334" calcext:value-type="float">
            <text:p>8.51593333333334</text:p>
          </table:table-cell>
          <table:table-cell table:formula="of:=AVERAGE([.D35];[.H35];[.L35])" office:value-type="float" office:value="0.880167762107459" calcext:value-type="float">
            <text:p>0.880167762107459</text:p>
          </table:table-cell>
        </table:table-row>
        <table:table-row table:style-name="ro1">
          <table:table-cell office:value-type="float" office:value="8.3464" calcext:value-type="float">
            <text:p>8.3464</text:p>
          </table:table-cell>
          <table:table-cell table:formula="of:=[.A36]/[.$A$3]" office:value-type="float" office:value="0.864437148509109" calcext:value-type="float">
            <text:p>0.864437148509109</text:p>
          </table:table-cell>
          <table:table-cell office:value-type="float" office:value="8.4086" calcext:value-type="float">
            <text:p>8.4086</text:p>
          </table:table-cell>
          <table:table-cell table:formula="of:=[.C36]/[.$C$3]" office:value-type="float" office:value="0.869123909538182" calcext:value-type="float">
            <text:p>0.869123909538182</text:p>
          </table:table-cell>
          <table:table-cell office:value-type="float" office:value="8.2405" calcext:value-type="float">
            <text:p>8.2405</text:p>
          </table:table-cell>
          <table:table-cell table:formula="of:=[.E36]/[.$E$3]" office:value-type="float" office:value="0.854132548352992" calcext:value-type="float">
            <text:p>0.854132548352992</text:p>
          </table:table-cell>
          <table:table-cell office:value-type="float" office:value="8.3185" calcext:value-type="float">
            <text:p>8.3185</text:p>
          </table:table-cell>
          <table:table-cell table:formula="of:=[.G36]/[.$G$3]" office:value-type="float" office:value="0.860451404691961" calcext:value-type="float">
            <text:p>0.860451404691961</text:p>
          </table:table-cell>
          <table:table-cell office:value-type="float" office:value="8.4708" calcext:value-type="float">
            <text:p>8.4708</text:p>
          </table:table-cell>
          <table:table-cell table:formula="of:=[.I36]/[.$I$3]" office:value-type="float" office:value="0.876504247591652" calcext:value-type="float">
            <text:p>0.876504247591652</text:p>
          </table:table-cell>
          <table:table-cell office:value-type="float" office:value="8.5222" calcext:value-type="float">
            <text:p>8.5222</text:p>
          </table:table-cell>
          <table:table-cell table:formula="of:=[.K36]/[.$K$3]" office:value-type="float" office:value="0.880074353281355" calcext:value-type="float">
            <text:p>0.880074353281355</text:p>
          </table:table-cell>
          <table:table-cell table:formula="of:=AVERAGE([.A36];[.E36];[.I36])" office:value-type="float" office:value="8.35256666666667" calcext:value-type="float">
            <text:p>8.35256666666667</text:p>
          </table:table-cell>
          <table:table-cell table:formula="of:=AVERAGE([.B36];[.F36];[.J36])" office:value-type="float" office:value="0.865024648151251" calcext:value-type="float">
            <text:p>0.865024648151251</text:p>
          </table:table-cell>
          <table:table-cell table:formula="of:=AVERAGE([.C36];[.G36];[.K36])" office:value-type="float" office:value="8.41643333333333" calcext:value-type="float">
            <text:p>8.41643333333333</text:p>
          </table:table-cell>
          <table:table-cell table:formula="of:=AVERAGE([.D36];[.H36];[.L36])" office:value-type="float" office:value="0.869883222503832" calcext:value-type="float">
            <text:p>0.869883222503832</text:p>
          </table:table-cell>
        </table:table-row>
        <table:table-row table:style-name="ro1">
          <table:table-cell office:value-type="float" office:value="8.2274" calcext:value-type="float">
            <text:p>8.2274</text:p>
          </table:table-cell>
          <table:table-cell table:formula="of:=[.A37]/[.$A$3]" office:value-type="float" office:value="0.852112311373028" calcext:value-type="float">
            <text:p>0.852112311373028</text:p>
          </table:table-cell>
          <table:table-cell office:value-type="float" office:value="8.2914" calcext:value-type="float">
            <text:p>8.2914</text:p>
          </table:table-cell>
          <table:table-cell table:formula="of:=[.C37]/[.$C$3]" office:value-type="float" office:value="0.857009964030264" calcext:value-type="float">
            <text:p>0.857009964030264</text:p>
          </table:table-cell>
          <table:table-cell office:value-type="float" office:value="8.1087" calcext:value-type="float">
            <text:p>8.1087</text:p>
          </table:table-cell>
          <table:table-cell table:formula="of:=[.E37]/[.$E$3]" office:value-type="float" office:value="0.840471402806858" calcext:value-type="float">
            <text:p>0.840471402806858</text:p>
          </table:table-cell>
          <table:table-cell office:value-type="float" office:value="8.1904" calcext:value-type="float">
            <text:p>8.1904</text:p>
          </table:table-cell>
          <table:table-cell table:formula="of:=[.G37]/[.$G$3]" office:value-type="float" office:value="0.847200959907319" calcext:value-type="float">
            <text:p>0.847200959907319</text:p>
          </table:table-cell>
          <table:table-cell office:value-type="float" office:value="8.3697" calcext:value-type="float">
            <text:p>8.3697</text:p>
          </table:table-cell>
          <table:table-cell table:formula="of:=[.I37]/[.$I$3]" office:value-type="float" office:value="0.866043065716089" calcext:value-type="float">
            <text:p>0.866043065716089</text:p>
          </table:table-cell>
          <table:table-cell office:value-type="float" office:value="8.4219" calcext:value-type="float">
            <text:p>8.4219</text:p>
          </table:table-cell>
          <table:table-cell table:formula="of:=[.K37]/[.$K$3]" office:value-type="float" office:value="0.869716528114835" calcext:value-type="float">
            <text:p>0.869716528114835</text:p>
          </table:table-cell>
          <table:table-cell table:formula="of:=AVERAGE([.A37];[.E37];[.I37])" office:value-type="float" office:value="8.23526666666667" calcext:value-type="float">
            <text:p>8.23526666666667</text:p>
          </table:table-cell>
          <table:table-cell table:formula="of:=AVERAGE([.B37];[.F37];[.J37])" office:value-type="float" office:value="0.852875593298658" calcext:value-type="float">
            <text:p>0.852875593298658</text:p>
          </table:table-cell>
          <table:table-cell table:formula="of:=AVERAGE([.C37];[.G37];[.K37])" office:value-type="float" office:value="8.30123333333333" calcext:value-type="float">
            <text:p>8.30123333333333</text:p>
          </table:table-cell>
          <table:table-cell table:formula="of:=AVERAGE([.D37];[.H37];[.L37])" office:value-type="float" office:value="0.857975817350806" calcext:value-type="float">
            <text:p>0.857975817350806</text:p>
          </table:table-cell>
        </table:table-row>
        <table:table-row table:style-name="ro1">
          <table:table-cell office:value-type="float" office:value="8.0932" calcext:value-type="float">
            <text:p>8.0932</text:p>
          </table:table-cell>
          <table:table-cell table:formula="of:=[.A38]/[.$A$3]" office:value-type="float" office:value="0.838213209325448" calcext:value-type="float">
            <text:p>0.838213209325448</text:p>
          </table:table-cell>
          <table:table-cell office:value-type="float" office:value="8.1588" calcext:value-type="float">
            <text:p>8.1588</text:p>
          </table:table-cell>
          <table:table-cell table:formula="of:=[.C38]/[.$C$3]" office:value-type="float" office:value="0.843304254351511" calcext:value-type="float">
            <text:p>0.843304254351511</text:p>
          </table:table-cell>
          <table:table-cell office:value-type="float" office:value="7.9573" calcext:value-type="float">
            <text:p>7.9573</text:p>
          </table:table-cell>
          <table:table-cell table:formula="of:=[.E38]/[.$E$3]" office:value-type="float" office:value="0.824778706026244" calcext:value-type="float">
            <text:p>0.824778706026244</text:p>
          </table:table-cell>
          <table:table-cell office:value-type="float" office:value="8.0436" calcext:value-type="float">
            <text:p>8.0436</text:p>
          </table:table-cell>
          <table:table-cell table:formula="of:=[.G38]/[.$G$3]" office:value-type="float" office:value="0.832016219123671" calcext:value-type="float">
            <text:p>0.832016219123671</text:p>
          </table:table-cell>
          <table:table-cell office:value-type="float" office:value="8.2584" calcext:value-type="float">
            <text:p>8.2584</text:p>
          </table:table-cell>
          <table:table-cell table:formula="of:=[.I38]/[.$I$3]" office:value-type="float" office:value="0.854526453028155" calcext:value-type="float">
            <text:p>0.854526453028155</text:p>
          </table:table-cell>
          <table:table-cell office:value-type="float" office:value="8.3112" calcext:value-type="float">
            <text:p>8.3112</text:p>
          </table:table-cell>
          <table:table-cell table:formula="of:=[.K38]/[.$K$3]" office:value-type="float" office:value="0.858284711106521" calcext:value-type="float">
            <text:p>0.858284711106521</text:p>
          </table:table-cell>
          <table:table-cell table:formula="of:=AVERAGE([.A38];[.E38];[.I38])" office:value-type="float" office:value="8.10296666666667" calcext:value-type="float">
            <text:p>8.10296666666667</text:p>
          </table:table-cell>
          <table:table-cell table:formula="of:=AVERAGE([.B38];[.F38];[.J38])" office:value-type="float" office:value="0.839172789459949" calcext:value-type="float">
            <text:p>0.839172789459949</text:p>
          </table:table-cell>
          <table:table-cell table:formula="of:=AVERAGE([.C38];[.G38];[.K38])" office:value-type="float" office:value="8.1712" calcext:value-type="float">
            <text:p>8.1712</text:p>
          </table:table-cell>
          <table:table-cell table:formula="of:=AVERAGE([.D38];[.H38];[.L38])" office:value-type="float" office:value="0.844535061527234" calcext:value-type="float">
            <text:p>0.844535061527234</text:p>
          </table:table-cell>
        </table:table-row>
        <table:table-row table:style-name="ro1">
          <table:table-cell office:value-type="float" office:value="7.9436" calcext:value-type="float">
            <text:p>7.9436</text:p>
          </table:table-cell>
          <table:table-cell table:formula="of:=[.A39]/[.$A$3]" office:value-type="float" office:value="0.822719128354375" calcext:value-type="float">
            <text:p>0.822719128354375</text:p>
          </table:table-cell>
          <table:table-cell office:value-type="float" office:value="8.011" calcext:value-type="float">
            <text:p>8.011</text:p>
          </table:table-cell>
          <table:table-cell table:formula="of:=[.C39]/[.$C$3]" office:value-type="float" office:value="0.828027452763881" calcext:value-type="float">
            <text:p>0.828027452763881</text:p>
          </table:table-cell>
          <table:table-cell office:value-type="float" office:value="7.788" calcext:value-type="float">
            <text:p>7.788</text:p>
          </table:table-cell>
          <table:table-cell table:formula="of:=[.E39]/[.$E$3]" office:value-type="float" office:value="0.807230663985572" calcext:value-type="float">
            <text:p>0.807230663985572</text:p>
          </table:table-cell>
          <table:table-cell office:value-type="float" office:value="7.8795" calcext:value-type="float">
            <text:p>7.8795</text:p>
          </table:table-cell>
          <table:table-cell table:formula="of:=[.G39]/[.$G$3]" office:value-type="float" office:value="0.815041995945219" calcext:value-type="float">
            <text:p>0.815041995945219</text:p>
          </table:table-cell>
          <table:table-cell office:value-type="float" office:value="8.1366" calcext:value-type="float">
            <text:p>8.1366</text:p>
          </table:table-cell>
          <table:table-cell table:formula="of:=[.I39]/[.$I$3]" office:value-type="float" office:value="0.841923367445133" calcext:value-type="float">
            <text:p>0.841923367445133</text:p>
          </table:table-cell>
          <table:table-cell office:value-type="float" office:value="8.1904" calcext:value-type="float">
            <text:p>8.1904</text:p>
          </table:table-cell>
          <table:table-cell table:formula="of:=[.K39]/[.$K$3]" office:value-type="float" office:value="0.845809882790313" calcext:value-type="float">
            <text:p>0.845809882790313</text:p>
          </table:table-cell>
          <table:table-cell table:formula="of:=AVERAGE([.A39];[.E39];[.I39])" office:value-type="float" office:value="7.95606666666667" calcext:value-type="float">
            <text:p>7.95606666666667</text:p>
          </table:table-cell>
          <table:table-cell table:formula="of:=AVERAGE([.B39];[.F39];[.J39])" office:value-type="float" office:value="0.82395771992836" calcext:value-type="float">
            <text:p>0.82395771992836</text:p>
          </table:table-cell>
          <table:table-cell table:formula="of:=AVERAGE([.C39];[.G39];[.K39])" office:value-type="float" office:value="8.02696666666667" calcext:value-type="float">
            <text:p>8.02696666666667</text:p>
          </table:table-cell>
          <table:table-cell table:formula="of:=AVERAGE([.D39];[.H39];[.L39])" office:value-type="float" office:value="0.829626443833138" calcext:value-type="float">
            <text:p>0.829626443833138</text:p>
          </table:table-cell>
        </table:table-row>
        <table:table-row table:style-name="ro1">
          <table:table-cell office:value-type="float" office:value="7.7661" calcext:value-type="float">
            <text:p>7.7661</text:p>
          </table:table-cell>
          <table:table-cell table:formula="of:=[.A40]/[.$A$3]" office:value-type="float" office:value="0.804335442710221" calcext:value-type="float">
            <text:p>0.804335442710221</text:p>
          </table:table-cell>
          <table:table-cell office:value-type="float" office:value="7.8366" calcext:value-type="float">
            <text:p>7.8366</text:p>
          </table:table-cell>
          <table:table-cell table:formula="of:=[.C40]/[.$C$3]" office:value-type="float" office:value="0.810001240335718" calcext:value-type="float">
            <text:p>0.810001240335718</text:p>
          </table:table-cell>
          <table:table-cell office:value-type="float" office:value="7.5892" calcext:value-type="float">
            <text:p>7.5892</text:p>
          </table:table-cell>
          <table:table-cell table:formula="of:=[.E40]/[.$E$3]" office:value-type="float" office:value="0.786624930035863" calcext:value-type="float">
            <text:p>0.786624930035863</text:p>
          </table:table-cell>
          <table:table-cell office:value-type="float" office:value="7.6867" calcext:value-type="float">
            <text:p>7.6867</text:p>
          </table:table-cell>
          <table:table-cell table:formula="of:=[.G40]/[.$G$3]" office:value-type="float" office:value="0.795099093880591" calcext:value-type="float">
            <text:p>0.795099093880591</text:p>
          </table:table-cell>
          <table:table-cell office:value-type="float" office:value="7.9877" calcext:value-type="float">
            <text:p>7.9877</text:p>
          </table:table-cell>
          <table:table-cell table:formula="of:=[.I40]/[.$I$3]" office:value-type="float" office:value="0.826516147056693" calcext:value-type="float">
            <text:p>0.826516147056693</text:p>
          </table:table-cell>
          <table:table-cell office:value-type="float" office:value="8.044" calcext:value-type="float">
            <text:p>8.044</text:p>
          </table:table-cell>
          <table:table-cell table:formula="of:=[.K40]/[.$K$3]" office:value-type="float" office:value="0.830691382248154" calcext:value-type="float">
            <text:p>0.830691382248154</text:p>
          </table:table-cell>
          <table:table-cell table:formula="of:=AVERAGE([.A40];[.E40];[.I40])" office:value-type="float" office:value="7.781" calcext:value-type="float">
            <text:p>7.781</text:p>
          </table:table-cell>
          <table:table-cell table:formula="of:=AVERAGE([.B40];[.F40];[.J40])" office:value-type="float" office:value="0.805825506600926" calcext:value-type="float">
            <text:p>0.805825506600926</text:p>
          </table:table-cell>
          <table:table-cell table:formula="of:=AVERAGE([.C40];[.G40];[.K40])" office:value-type="float" office:value="7.85576666666667" calcext:value-type="float">
            <text:p>7.85576666666667</text:p>
          </table:table-cell>
          <table:table-cell table:formula="of:=AVERAGE([.D40];[.H40];[.L40])" office:value-type="float" office:value="0.811930572154821" calcext:value-type="float">
            <text:p>0.811930572154821</text:p>
          </table:table-cell>
        </table:table-row>
        <table:table-row table:style-name="ro1">
          <table:table-cell office:value-type="float" office:value="7.5606" calcext:value-type="float">
            <text:p>7.5606</text:p>
          </table:table-cell>
          <table:table-cell table:formula="of:=[.A41]/[.$A$3]" office:value-type="float" office:value="0.78305179538699" calcext:value-type="float">
            <text:p>0.78305179538699</text:p>
          </table:table-cell>
          <table:table-cell office:value-type="float" office:value="7.6431" calcext:value-type="float">
            <text:p>7.6431</text:p>
          </table:table-cell>
          <table:table-cell table:formula="of:=[.C41]/[.$C$3]" office:value-type="float" office:value="0.790000826890478" calcext:value-type="float">
            <text:p>0.790000826890478</text:p>
          </table:table-cell>
          <table:table-cell office:value-type="float" office:value="7.3574" calcext:value-type="float">
            <text:p>7.3574</text:p>
          </table:table-cell>
          <table:table-cell table:formula="of:=[.E41]/[.$E$3]" office:value-type="float" office:value="0.762598727170961" calcext:value-type="float">
            <text:p>0.762598727170961</text:p>
          </table:table-cell>
          <table:table-cell office:value-type="float" office:value="7.4714" calcext:value-type="float">
            <text:p>7.4714</text:p>
          </table:table-cell>
          <table:table-cell table:formula="of:=[.G41]/[.$G$3]" office:value-type="float" office:value="0.772828830319831" calcext:value-type="float">
            <text:p>0.772828830319831</text:p>
          </table:table-cell>
          <table:table-cell office:value-type="float" office:value="7.825" calcext:value-type="float">
            <text:p>7.825</text:p>
          </table:table-cell>
          <table:table-cell table:formula="of:=[.I41]/[.$I$3]" office:value-type="float" office:value="0.80968099086328" calcext:value-type="float">
            <text:p>0.80968099086328</text:p>
          </table:table-cell>
          <table:table-cell office:value-type="float" office:value="7.8922" calcext:value-type="float">
            <text:p>7.8922</text:p>
          </table:table-cell>
          <table:table-cell table:formula="of:=[.K41]/[.$K$3]" office:value-type="float" office:value="0.815015232095833" calcext:value-type="float">
            <text:p>0.815015232095833</text:p>
          </table:table-cell>
          <table:table-cell table:formula="of:=AVERAGE([.A41];[.E41];[.I41])" office:value-type="float" office:value="7.581" calcext:value-type="float">
            <text:p>7.581</text:p>
          </table:table-cell>
          <table:table-cell table:formula="of:=AVERAGE([.B41];[.F41];[.J41])" office:value-type="float" office:value="0.785110504473744" calcext:value-type="float">
            <text:p>0.785110504473744</text:p>
          </table:table-cell>
          <table:table-cell table:formula="of:=AVERAGE([.C41];[.G41];[.K41])" office:value-type="float" office:value="7.6689" calcext:value-type="float">
            <text:p>7.6689</text:p>
          </table:table-cell>
          <table:table-cell table:formula="of:=AVERAGE([.D41];[.H41];[.L41])" office:value-type="float" office:value="0.792614963102047" calcext:value-type="float">
            <text:p>0.792614963102047</text:p>
          </table:table-cell>
        </table:table-row>
        <table:table-row table:style-name="ro1">
          <table:table-cell office:value-type="float" office:value="7.3324" calcext:value-type="float">
            <text:p>7.3324</text:p>
          </table:table-cell>
          <table:table-cell table:formula="of:=[.A42]/[.$A$3]" office:value-type="float" office:value="0.759417107702505" calcext:value-type="float">
            <text:p>0.759417107702505</text:p>
          </table:table-cell>
          <table:table-cell office:value-type="float" office:value="7.4294" calcext:value-type="float">
            <text:p>7.4294</text:p>
          </table:table-cell>
          <table:table-cell table:formula="of:=[.C42]/[.$C$3]" office:value-type="float" office:value="0.76791251498739" calcext:value-type="float">
            <text:p>0.76791251498739</text:p>
          </table:table-cell>
          <table:table-cell office:value-type="float" office:value="7.1012" calcext:value-type="float">
            <text:p>7.1012</text:p>
          </table:table-cell>
          <table:table-cell table:formula="of:=[.E42]/[.$E$3]" office:value-type="float" office:value="0.73604345032028" calcext:value-type="float">
            <text:p>0.73604345032028</text:p>
          </table:table-cell>
          <table:table-cell office:value-type="float" office:value="7.2341" calcext:value-type="float">
            <text:p>7.2341</text:p>
          </table:table-cell>
          <table:table-cell table:formula="of:=[.G42]/[.$G$3]" office:value-type="float" office:value="0.748282924407299" calcext:value-type="float">
            <text:p>0.748282924407299</text:p>
          </table:table-cell>
          <table:table-cell office:value-type="float" office:value="7.6488" calcext:value-type="float">
            <text:p>7.6488</text:p>
          </table:table-cell>
          <table:table-cell table:formula="of:=[.I42]/[.$I$3]" office:value-type="float" office:value="0.791448940947611" calcext:value-type="float">
            <text:p>0.791448940947611</text:p>
          </table:table-cell>
          <table:table-cell office:value-type="float" office:value="7.7307" calcext:value-type="float">
            <text:p>7.7307</text:p>
          </table:table-cell>
          <table:table-cell table:formula="of:=[.K42]/[.$K$3]" office:value-type="float" office:value="0.798337378014148" calcext:value-type="float">
            <text:p>0.798337378014148</text:p>
          </table:table-cell>
          <table:table-cell table:formula="of:=AVERAGE([.A42];[.E42];[.I42])" office:value-type="float" office:value="7.3608" calcext:value-type="float">
            <text:p>7.3608</text:p>
          </table:table-cell>
          <table:table-cell table:formula="of:=AVERAGE([.B42];[.F42];[.J42])" office:value-type="float" office:value="0.762303166323466" calcext:value-type="float">
            <text:p>0.762303166323466</text:p>
          </table:table-cell>
          <table:table-cell table:formula="of:=AVERAGE([.C42];[.G42];[.K42])" office:value-type="float" office:value="7.46473333333333" calcext:value-type="float">
            <text:p>7.46473333333333</text:p>
          </table:table-cell>
          <table:table-cell table:formula="of:=AVERAGE([.D42];[.H42];[.L42])" office:value-type="float" office:value="0.771510939136279" calcext:value-type="float">
            <text:p>0.771510939136279</text:p>
          </table:table-cell>
        </table:table-row>
        <table:table-row table:style-name="ro1">
          <table:table-cell office:value-type="float" office:value="7.0652" calcext:value-type="float">
            <text:p>7.0652</text:p>
          </table:table-cell>
          <table:table-cell table:formula="of:=[.A43]/[.$A$3]" office:value-type="float" office:value="0.731743187679306" calcext:value-type="float">
            <text:p>0.731743187679306</text:p>
          </table:table-cell>
          <table:table-cell office:value-type="float" office:value="7.1675" calcext:value-type="float">
            <text:p>7.1675</text:p>
          </table:table-cell>
          <table:table-cell table:formula="of:=[.C43]/[.$C$3]" office:value-type="float" office:value="0.740842187952206" calcext:value-type="float">
            <text:p>0.740842187952206</text:p>
          </table:table-cell>
          <table:table-cell office:value-type="float" office:value="6.8023" calcext:value-type="float">
            <text:p>6.8023</text:p>
          </table:table-cell>
          <table:table-cell table:formula="of:=[.E43]/[.$E$3]" office:value-type="float" office:value="0.705062293994486" calcext:value-type="float">
            <text:p>0.705062293994486</text:p>
          </table:table-cell>
          <table:table-cell office:value-type="float" office:value="6.9433" calcext:value-type="float">
            <text:p>6.9433</text:p>
          </table:table-cell>
          <table:table-cell table:formula="of:=[.G43]/[.$G$3]" office:value-type="float" office:value="0.718203070048409" calcext:value-type="float">
            <text:p>0.718203070048409</text:p>
          </table:table-cell>
          <table:table-cell office:value-type="float" office:value="7.4342" calcext:value-type="float">
            <text:p>7.4342</text:p>
          </table:table-cell>
          <table:table-cell table:formula="of:=[.I43]/[.$I$3]" office:value-type="float" office:value="0.769243504444191" calcext:value-type="float">
            <text:p>0.769243504444191</text:p>
          </table:table-cell>
          <table:table-cell office:value-type="float" office:value="7.524" calcext:value-type="float">
            <text:p>7.524</text:p>
          </table:table-cell>
          <table:table-cell table:formula="of:=[.K43]/[.$K$3]" office:value-type="float" office:value="0.776991790158517" calcext:value-type="float">
            <text:p>0.776991790158517</text:p>
          </table:table-cell>
          <table:table-cell table:formula="of:=AVERAGE([.A43];[.E43];[.I43])" office:value-type="float" office:value="7.10056666666667" calcext:value-type="float">
            <text:p>7.10056666666667</text:p>
          </table:table-cell>
          <table:table-cell table:formula="of:=AVERAGE([.B43];[.F43];[.J43])" office:value-type="float" office:value="0.735349662039328" calcext:value-type="float">
            <text:p>0.735349662039328</text:p>
          </table:table-cell>
          <table:table-cell table:formula="of:=AVERAGE([.C43];[.G43];[.K43])" office:value-type="float" office:value="7.2116" calcext:value-type="float">
            <text:p>7.2116</text:p>
          </table:table-cell>
          <table:table-cell table:formula="of:=AVERAGE([.D43];[.H43];[.L43])" office:value-type="float" office:value="0.745345682719711" calcext:value-type="float">
            <text:p>0.745345682719711</text:p>
          </table:table-cell>
        </table:table-row>
        <table:table-row table:style-name="ro1">
          <table:table-cell office:value-type="float" office:value="6.6517" calcext:value-type="float">
            <text:p>6.6517</text:p>
          </table:table-cell>
          <table:table-cell table:formula="of:=[.A44]/[.$A$3]" office:value-type="float" office:value="0.688916967882924" calcext:value-type="float">
            <text:p>0.688916967882924</text:p>
          </table:table-cell>
          <table:table-cell office:value-type="float" office:value="6.7159" calcext:value-type="float">
            <text:p>6.7159</text:p>
          </table:table-cell>
          <table:table-cell table:formula="of:=[.C44]/[.$C$3]" office:value-type="float" office:value="0.694164220449002" calcext:value-type="float">
            <text:p>0.694164220449002</text:p>
          </table:table-cell>
          <table:table-cell office:value-type="float" office:value="6.3325" calcext:value-type="float">
            <text:p>6.3325</text:p>
          </table:table-cell>
          <table:table-cell table:formula="of:=[.E44]/[.$E$3]" office:value-type="float" office:value="0.656367254710919" calcext:value-type="float">
            <text:p>0.656367254710919</text:p>
          </table:table-cell>
          <table:table-cell office:value-type="float" office:value="6.4441" calcext:value-type="float">
            <text:p>6.4441</text:p>
          </table:table-cell>
          <table:table-cell table:formula="of:=[.G44]/[.$G$3]" office:value-type="float" office:value="0.666566676320907" calcext:value-type="float">
            <text:p>0.666566676320907</text:p>
          </table:table-cell>
          <table:table-cell office:value-type="float" office:value="7.1295" calcext:value-type="float">
            <text:p>7.1295</text:p>
          </table:table-cell>
          <table:table-cell table:formula="of:=[.I44]/[.$I$3]" office:value-type="float" office:value="0.737715095764825" calcext:value-type="float">
            <text:p>0.737715095764825</text:p>
          </table:table-cell>
          <table:table-cell office:value-type="float" office:value="7.1892" calcext:value-type="float">
            <text:p>7.1892</text:p>
          </table:table-cell>
          <table:table-cell table:formula="of:=[.K44]/[.$K$3]" office:value-type="float" office:value="0.742417514328497" calcext:value-type="float">
            <text:p>0.742417514328497</text:p>
          </table:table-cell>
          <table:table-cell table:formula="of:=AVERAGE([.A44];[.E44];[.I44])" office:value-type="float" office:value="6.70456666666667" calcext:value-type="float">
            <text:p>6.70456666666667</text:p>
          </table:table-cell>
          <table:table-cell table:formula="of:=AVERAGE([.B44];[.F44];[.J44])" office:value-type="float" office:value="0.694333106119556" calcext:value-type="float">
            <text:p>0.694333106119556</text:p>
          </table:table-cell>
          <table:table-cell table:formula="of:=AVERAGE([.C44];[.G44];[.K44])" office:value-type="float" office:value="6.78306666666667" calcext:value-type="float">
            <text:p>6.78306666666667</text:p>
          </table:table-cell>
          <table:table-cell table:formula="of:=AVERAGE([.D44];[.H44];[.L44])" office:value-type="float" office:value="0.701049470366135" calcext:value-type="float">
            <text:p>0.701049470366135</text:p>
          </table:table-cell>
        </table:table-row>
        <table:table-row table:style-name="ro1">
          <table:table-cell office:value-type="float" office:value="6.1556" calcext:value-type="float">
            <text:p>6.1556</text:p>
          </table:table-cell>
          <table:table-cell table:formula="of:=[.A45]/[.$A$3]" office:value-type="float" office:value="0.637535861133264" calcext:value-type="float">
            <text:p>0.637535861133264</text:p>
          </table:table-cell>
          <table:table-cell office:value-type="float" office:value="6.1699" calcext:value-type="float">
            <text:p>6.1699</text:p>
          </table:table-cell>
          <table:table-cell table:formula="of:=[.C45]/[.$C$3]" office:value-type="float" office:value="0.637728945301195" calcext:value-type="float">
            <text:p>0.637728945301195</text:p>
          </table:table-cell>
          <table:table-cell office:value-type="float" office:value="5.7659" calcext:value-type="float">
            <text:p>5.7659</text:p>
          </table:table-cell>
          <table:table-cell table:formula="of:=[.E45]/[.$E$3]" office:value-type="float" office:value="0.597638839942785" calcext:value-type="float">
            <text:p>0.597638839942785</text:p>
          </table:table-cell>
          <table:table-cell office:value-type="float" office:value="5.8426" calcext:value-type="float">
            <text:p>5.8426</text:p>
          </table:table-cell>
          <table:table-cell table:formula="of:=[.G45]/[.$G$3]" office:value-type="float" office:value="0.604348545657661" calcext:value-type="float">
            <text:p>0.604348545657661</text:p>
          </table:table-cell>
          <table:table-cell office:value-type="float" office:value="6.7654" calcext:value-type="float">
            <text:p>6.7654</text:p>
          </table:table-cell>
          <table:table-cell table:formula="of:=[.I45]/[.$I$3]" office:value-type="float" office:value="0.700040354707532" calcext:value-type="float">
            <text:p>0.700040354707532</text:p>
          </table:table-cell>
          <table:table-cell office:value-type="float" office:value="6.7798" calcext:value-type="float">
            <text:p>6.7798</text:p>
          </table:table-cell>
          <table:table-cell table:formula="of:=[.K45]/[.$K$3]" office:value-type="float" office:value="0.70013941240254" calcext:value-type="float">
            <text:p>0.70013941240254</text:p>
          </table:table-cell>
          <table:table-cell table:formula="of:=AVERAGE([.A45];[.E45];[.I45])" office:value-type="float" office:value="6.22896666666667" calcext:value-type="float">
            <text:p>6.22896666666667</text:p>
          </table:table-cell>
          <table:table-cell table:formula="of:=AVERAGE([.B45];[.F45];[.J45])" office:value-type="float" office:value="0.645071685261193" calcext:value-type="float">
            <text:p>0.645071685261193</text:p>
          </table:table-cell>
          <table:table-cell table:formula="of:=AVERAGE([.C45];[.G45];[.K45])" office:value-type="float" office:value="6.2641" calcext:value-type="float">
            <text:p>6.2641</text:p>
          </table:table-cell>
          <table:table-cell table:formula="of:=AVERAGE([.D45];[.H45];[.L45])" office:value-type="float" office:value="0.647405634453799" calcext:value-type="float">
            <text:p>0.647405634453799</text:p>
          </table:table-cell>
        </table:table-row>
        <table:table-row table:style-name="ro1">
          <table:table-cell office:value-type="float" office:value="5.605" calcext:value-type="float">
            <text:p>5.605</text:p>
          </table:table-cell>
          <table:table-cell table:formula="of:=[.A46]/[.$A$3]" office:value-type="float" office:value="0.580510186115398" calcext:value-type="float">
            <text:p>0.580510186115398</text:p>
          </table:table-cell>
          <table:table-cell office:value-type="float" office:value="5.6149" calcext:value-type="float">
            <text:p>5.6149</text:p>
          </table:table-cell>
          <table:table-cell table:formula="of:=[.C46]/[.$C$3]" office:value-type="float" office:value="0.580363418365238" calcext:value-type="float">
            <text:p>0.580363418365238</text:p>
          </table:table-cell>
          <table:table-cell office:value-type="float" office:value="5.1628" calcext:value-type="float">
            <text:p>5.1628</text:p>
          </table:table-cell>
          <table:table-cell table:formula="of:=[.E46]/[.$E$3]" office:value-type="float" office:value="0.535127179253301" calcext:value-type="float">
            <text:p>0.535127179253301</text:p>
          </table:table-cell>
          <table:table-cell office:value-type="float" office:value="5.2415" calcext:value-type="float">
            <text:p>5.2415</text:p>
          </table:table-cell>
          <table:table-cell table:formula="of:=[.G46]/[.$G$3]" office:value-type="float" office:value="0.542171790309901" calcext:value-type="float">
            <text:p>0.542171790309901</text:p>
          </table:table-cell>
          <table:table-cell office:value-type="float" office:value="6.3201" calcext:value-type="float">
            <text:p>6.3201</text:p>
          </table:table-cell>
          <table:table-cell table:formula="of:=[.I46]/[.$I$3]" office:value-type="float" office:value="0.65396355659489" calcext:value-type="float">
            <text:p>0.65396355659489</text:p>
          </table:table-cell>
          <table:table-cell office:value-type="float" office:value="6.3268" calcext:value-type="float">
            <text:p>6.3268</text:p>
          </table:table-cell>
          <table:table-cell table:formula="of:=[.K46]/[.$K$3]" office:value-type="float" office:value="0.65335880621676" calcext:value-type="float">
            <text:p>0.65335880621676</text:p>
          </table:table-cell>
          <table:table-cell table:formula="of:=AVERAGE([.A46];[.E46];[.I46])" office:value-type="float" office:value="5.69596666666667" calcext:value-type="float">
            <text:p>5.69596666666667</text:p>
          </table:table-cell>
          <table:table-cell table:formula="of:=AVERAGE([.B46];[.F46];[.J46])" office:value-type="float" office:value="0.589866973987863" calcext:value-type="float">
            <text:p>0.589866973987863</text:p>
          </table:table-cell>
          <table:table-cell table:formula="of:=AVERAGE([.C46];[.G46];[.K46])" office:value-type="float" office:value="5.72773333333333" calcext:value-type="float">
            <text:p>5.72773333333333</text:p>
          </table:table-cell>
          <table:table-cell table:formula="of:=AVERAGE([.D46];[.H46];[.L46])" office:value-type="float" office:value="0.591964671630633" calcext:value-type="float">
            <text:p>0.591964671630633</text:p>
          </table:table-cell>
        </table:table-row>
        <table:table-row table:style-name="ro1">
          <table:table-cell office:value-type="float" office:value="5.1913" calcext:value-type="float">
            <text:p>5.1913</text:p>
          </table:table-cell>
          <table:table-cell table:formula="of:=[.A47]/[.$A$3]" office:value-type="float" office:value="0.537663252307023" calcext:value-type="float">
            <text:p>0.537663252307023</text:p>
          </table:table-cell>
          <table:table-cell office:value-type="float" office:value="5.2547" calcext:value-type="float">
            <text:p>5.2547</text:p>
          </table:table-cell>
          <table:table-cell table:formula="of:=[.C47]/[.$C$3]" office:value-type="float" office:value="0.543132674577252" calcext:value-type="float">
            <text:p>0.543132674577252</text:p>
          </table:table-cell>
          <table:table-cell office:value-type="float" office:value="4.7373" calcext:value-type="float">
            <text:p>4.7373</text:p>
          </table:table-cell>
          <table:table-cell table:formula="of:=[.E47]/[.$E$3]" office:value-type="float" office:value="0.491023860361948" calcext:value-type="float">
            <text:p>0.491023860361948</text:p>
          </table:table-cell>
          <table:table-cell office:value-type="float" office:value="4.8685" calcext:value-type="float">
            <text:p>4.8685</text:p>
          </table:table-cell>
          <table:table-cell table:formula="of:=[.G47]/[.$G$3]" office:value-type="float" office:value="0.503589308618478" calcext:value-type="float">
            <text:p>0.503589308618478</text:p>
          </table:table-cell>
          <table:table-cell office:value-type="float" office:value="5.9762" calcext:value-type="float">
            <text:p>5.9762</text:p>
          </table:table-cell>
          <table:table-cell table:formula="of:=[.I47]/[.$I$3]" office:value-type="float" office:value="0.618378982440529" calcext:value-type="float">
            <text:p>0.618378982440529</text:p>
          </table:table-cell>
          <table:table-cell office:value-type="float" office:value="6.0258" calcext:value-type="float">
            <text:p>6.0258</text:p>
          </table:table-cell>
          <table:table-cell table:formula="of:=[.K47]/[.$K$3]" office:value-type="float" office:value="0.622275003872567" calcext:value-type="float">
            <text:p>0.622275003872567</text:p>
          </table:table-cell>
          <table:table-cell table:formula="of:=AVERAGE([.A47];[.E47];[.I47])" office:value-type="float" office:value="5.3016" calcext:value-type="float">
            <text:p>5.3016</text:p>
          </table:table-cell>
          <table:table-cell table:formula="of:=AVERAGE([.B47];[.F47];[.J47])" office:value-type="float" office:value="0.549022031703167" calcext:value-type="float">
            <text:p>0.549022031703167</text:p>
          </table:table-cell>
          <table:table-cell table:formula="of:=AVERAGE([.C47];[.G47];[.K47])" office:value-type="float" office:value="5.383" calcext:value-type="float">
            <text:p>5.383</text:p>
          </table:table-cell>
          <table:table-cell table:formula="of:=AVERAGE([.D47];[.H47];[.L47])" office:value-type="float" office:value="0.556332329022766" calcext:value-type="float">
            <text:p>0.556332329022766</text:p>
          </table:table-cell>
        </table:table-row>
        <table:table-row table:style-name="ro1">
          <table:table-cell office:value-type="float" office:value="4.8823" calcext:value-type="float">
            <text:p>4.8823</text:p>
          </table:table-cell>
          <table:table-cell table:formula="of:=[.A48]/[.$A$3]" office:value-type="float" office:value="0.5056601037772" calcext:value-type="float">
            <text:p>0.5056601037772</text:p>
          </table:table-cell>
          <table:table-cell office:value-type="float" office:value="5.0343" calcext:value-type="float">
            <text:p>5.0343</text:p>
          </table:table-cell>
          <table:table-cell table:formula="of:=[.C48]/[.$C$3]" office:value-type="float" office:value="0.520351841898541" calcext:value-type="float">
            <text:p>0.520351841898541</text:p>
          </table:table-cell>
          <table:table-cell office:value-type="float" office:value="4.455" calcext:value-type="float">
            <text:p>4.455</text:p>
          </table:table-cell>
          <table:table-cell table:formula="of:=[.E48]/[.$E$3]" office:value-type="float" office:value="0.461763303551069" calcext:value-type="float">
            <text:p>0.461763303551069</text:p>
          </table:table-cell>
          <table:table-cell office:value-type="float" office:value="4.6583" calcext:value-type="float">
            <text:p>4.6583</text:p>
          </table:table-cell>
          <table:table-cell table:formula="of:=[.G48]/[.$G$3]" office:value-type="float" office:value="0.481846580330175" calcext:value-type="float">
            <text:p>0.481846580330175</text:p>
          </table:table-cell>
          <table:table-cell office:value-type="float" office:value="5.6865" calcext:value-type="float">
            <text:p>5.6865</text:p>
          </table:table-cell>
          <table:table-cell table:formula="of:=[.I48]/[.$I$3]" office:value-type="float" office:value="0.588402677897002" calcext:value-type="float">
            <text:p>0.588402677897002</text:p>
          </table:table-cell>
          <table:table-cell office:value-type="float" office:value="5.8169" calcext:value-type="float">
            <text:p>5.8169</text:p>
          </table:table-cell>
          <table:table-cell table:formula="of:=[.K48]/[.$K$3]" office:value-type="float" office:value="0.600702225435018" calcext:value-type="float">
            <text:p>0.600702225435018</text:p>
          </table:table-cell>
          <table:table-cell table:formula="of:=AVERAGE([.A48];[.E48];[.I48])" office:value-type="float" office:value="5.00793333333333" calcext:value-type="float">
            <text:p>5.00793333333333</text:p>
          </table:table-cell>
          <table:table-cell table:formula="of:=AVERAGE([.B48];[.F48];[.J48])" office:value-type="float" office:value="0.51860869507509" calcext:value-type="float">
            <text:p>0.51860869507509</text:p>
          </table:table-cell>
          <table:table-cell table:formula="of:=AVERAGE([.C48];[.G48];[.K48])" office:value-type="float" office:value="5.16983333333333" calcext:value-type="float">
            <text:p>5.16983333333333</text:p>
          </table:table-cell>
          <table:table-cell table:formula="of:=AVERAGE([.D48];[.H48];[.L48])" office:value-type="float" office:value="0.534300215887911" calcext:value-type="float">
            <text:p>0.534300215887911</text:p>
          </table:table-cell>
        </table:table-row>
        <table:table-row table:style-name="ro1">
          <table:table-cell office:value-type="float" office:value="4.6302" calcext:value-type="float">
            <text:p>4.6302</text:p>
          </table:table-cell>
          <table:table-cell table:formula="of:=[.A49]/[.$A$3]" office:value-type="float" office:value="0.479550091659503" calcext:value-type="float">
            <text:p>0.479550091659503</text:p>
          </table:table-cell>
          <table:table-cell office:value-type="float" office:value="4.8197" calcext:value-type="float">
            <text:p>4.8197</text:p>
          </table:table-cell>
          <table:table-cell table:formula="of:=[.C49]/[.$C$3]" office:value-type="float" office:value="0.498170504816637" calcext:value-type="float">
            <text:p>0.498170504816637</text:p>
          </table:table-cell>
          <table:table-cell office:value-type="float" office:value="4.2248" calcext:value-type="float">
            <text:p>4.2248</text:p>
          </table:table-cell>
          <table:table-cell table:formula="of:=[.E49]/[.$E$3]" office:value-type="float" office:value="0.437902941603267" calcext:value-type="float">
            <text:p>0.437902941603267</text:p>
          </table:table-cell>
          <table:table-cell office:value-type="float" office:value="4.4561" calcext:value-type="float">
            <text:p>4.4561</text:p>
          </table:table-cell>
          <table:table-cell table:formula="of:=[.G49]/[.$G$3]" office:value-type="float" office:value="0.460931358351607" calcext:value-type="float">
            <text:p>0.460931358351607</text:p>
          </table:table-cell>
          <table:table-cell office:value-type="float" office:value="5.4245" calcext:value-type="float">
            <text:p>5.4245</text:p>
          </table:table-cell>
          <table:table-cell table:formula="of:=[.I49]/[.$I$3]" office:value-type="float" office:value="0.561292592324328" calcext:value-type="float">
            <text:p>0.561292592324328</text:p>
          </table:table-cell>
          <table:table-cell office:value-type="float" office:value="5.5911" calcext:value-type="float">
            <text:p>5.5911</text:p>
          </table:table-cell>
          <table:table-cell table:formula="of:=[.K49]/[.$K$3]" office:value-type="float" office:value="0.577384210254557" calcext:value-type="float">
            <text:p>0.577384210254557</text:p>
          </table:table-cell>
          <table:table-cell table:formula="of:=AVERAGE([.A49];[.E49];[.I49])" office:value-type="float" office:value="4.75983333333333" calcext:value-type="float">
            <text:p>4.75983333333333</text:p>
          </table:table-cell>
          <table:table-cell table:formula="of:=AVERAGE([.B49];[.F49];[.J49])" office:value-type="float" office:value="0.492915208529033" calcext:value-type="float">
            <text:p>0.492915208529033</text:p>
          </table:table-cell>
          <table:table-cell table:formula="of:=AVERAGE([.C49];[.G49];[.K49])" office:value-type="float" office:value="4.95563333333333" calcext:value-type="float">
            <text:p>4.95563333333333</text:p>
          </table:table-cell>
          <table:table-cell table:formula="of:=AVERAGE([.D49];[.H49];[.L49])" office:value-type="float" office:value="0.512162024474267" calcext:value-type="float">
            <text:p>0.512162024474267</text:p>
          </table:table-cell>
        </table:table-row>
        <table:table-row table:style-name="ro1">
          <table:table-cell office:value-type="float" office:value="4.3686" calcext:value-type="float">
            <text:p>4.3686</text:p>
          </table:table-cell>
          <table:table-cell table:formula="of:=[.A50]/[.$A$3]" office:value-type="float" office:value="0.452456163972119" calcext:value-type="float">
            <text:p>0.452456163972119</text:p>
          </table:table-cell>
          <table:table-cell office:value-type="float" office:value="4.5732" calcext:value-type="float">
            <text:p>4.5732</text:p>
          </table:table-cell>
          <table:table-cell table:formula="of:=[.C50]/[.$C$3]" office:value-type="float" office:value="0.472691941952288" calcext:value-type="float">
            <text:p>0.472691941952288</text:p>
          </table:table-cell>
          <table:table-cell office:value-type="float" office:value="3.9885" calcext:value-type="float">
            <text:p>3.9885</text:p>
          </table:table-cell>
          <table:table-cell table:formula="of:=[.E50]/[.$E$3]" office:value-type="float" office:value="0.413410311159021" calcext:value-type="float">
            <text:p>0.413410311159021</text:p>
          </table:table-cell>
          <table:table-cell office:value-type="float" office:value="4.2227" calcext:value-type="float">
            <text:p>4.2227</text:p>
          </table:table-cell>
          <table:table-cell table:formula="of:=[.G50]/[.$G$3]" office:value-type="float" office:value="0.436788861765071" calcext:value-type="float">
            <text:p>0.436788861765071</text:p>
          </table:table-cell>
          <table:table-cell office:value-type="float" office:value="5.1459" calcext:value-type="float">
            <text:p>5.1459</text:p>
          </table:table-cell>
          <table:table-cell table:formula="of:=[.I50]/[.$I$3]" office:value-type="float" office:value="0.532464844841323" calcext:value-type="float">
            <text:p>0.532464844841323</text:p>
          </table:table-cell>
          <table:table-cell office:value-type="float" office:value="5.3322" calcext:value-type="float">
            <text:p>5.3322</text:p>
          </table:table-cell>
          <table:table-cell table:formula="of:=[.K50]/[.$K$3]" office:value-type="float" office:value="0.550648009500697" calcext:value-type="float">
            <text:p>0.550648009500697</text:p>
          </table:table-cell>
          <table:table-cell table:formula="of:=AVERAGE([.A50];[.E50];[.I50])" office:value-type="float" office:value="4.501" calcext:value-type="float">
            <text:p>4.501</text:p>
          </table:table-cell>
          <table:table-cell table:formula="of:=AVERAGE([.B50];[.F50];[.J50])" office:value-type="float" office:value="0.466110439990821" calcext:value-type="float">
            <text:p>0.466110439990821</text:p>
          </table:table-cell>
          <table:table-cell table:formula="of:=AVERAGE([.C50];[.G50];[.K50])" office:value-type="float" office:value="4.70936666666667" calcext:value-type="float">
            <text:p>4.70936666666667</text:p>
          </table:table-cell>
          <table:table-cell table:formula="of:=AVERAGE([.D50];[.H50];[.L50])" office:value-type="float" office:value="0.486709604406019" calcext:value-type="float">
            <text:p>0.486709604406019</text:p>
          </table:table-cell>
        </table:table-row>
        <table:table-row table:style-name="ro1">
          <table:table-cell office:value-type="float" office:value="4.0881" calcext:value-type="float">
            <text:p>4.0881</text:p>
          </table:table-cell>
          <table:table-cell table:formula="of:=[.A51]/[.$A$3]" office:value-type="float" office:value="0.423404762151357" calcext:value-type="float">
            <text:p>0.423404762151357</text:p>
          </table:table-cell>
          <table:table-cell office:value-type="float" office:value="4.2804" calcext:value-type="float">
            <text:p>4.2804</text:p>
          </table:table-cell>
          <table:table-cell table:formula="of:=[.C51]/[.$C$3]" office:value-type="float" office:value="0.442427750444454" calcext:value-type="float">
            <text:p>0.442427750444454</text:p>
          </table:table-cell>
          <table:table-cell office:value-type="float" office:value="3.7253" calcext:value-type="float">
            <text:p>3.7253</text:p>
          </table:table-cell>
          <table:table-cell table:formula="of:=[.E51]/[.$E$3]" office:value-type="float" office:value="0.386129480296026" calcext:value-type="float">
            <text:p>0.386129480296026</text:p>
          </table:table-cell>
          <table:table-cell office:value-type="float" office:value="3.9403" calcext:value-type="float">
            <text:p>3.9403</text:p>
          </table:table-cell>
          <table:table-cell table:formula="of:=[.G51]/[.$G$3]" office:value-type="float" office:value="0.407577889031404" calcext:value-type="float">
            <text:p>0.407577889031404</text:p>
          </table:table-cell>
          <table:table-cell office:value-type="float" office:value="4.8484" calcext:value-type="float">
            <text:p>4.8484</text:p>
          </table:table-cell>
          <table:table-cell table:formula="of:=[.I51]/[.$I$3]" office:value-type="float" office:value="0.50168144614716" calcext:value-type="float">
            <text:p>0.50168144614716</text:p>
          </table:table-cell>
          <table:table-cell office:value-type="float" office:value="5.0291" calcext:value-type="float">
            <text:p>5.0291</text:p>
          </table:table-cell>
          <table:table-cell table:formula="of:=[.K51]/[.$K$3]" office:value-type="float" office:value="0.519347343419218" calcext:value-type="float">
            <text:p>0.519347343419218</text:p>
          </table:table-cell>
          <table:table-cell table:formula="of:=AVERAGE([.A51];[.E51];[.I51])" office:value-type="float" office:value="4.2206" calcext:value-type="float">
            <text:p>4.2206</text:p>
          </table:table-cell>
          <table:table-cell table:formula="of:=AVERAGE([.B51];[.F51];[.J51])" office:value-type="float" office:value="0.437071896198181" calcext:value-type="float">
            <text:p>0.437071896198181</text:p>
          </table:table-cell>
          <table:table-cell table:formula="of:=AVERAGE([.C51];[.G51];[.K51])" office:value-type="float" office:value="4.4166" calcext:value-type="float">
            <text:p>4.4166</text:p>
          </table:table-cell>
          <table:table-cell table:formula="of:=AVERAGE([.D51];[.H51];[.L51])" office:value-type="float" office:value="0.456450994298359" calcext:value-type="float">
            <text:p>0.456450994298359</text:p>
          </table:table-cell>
        </table:table-row>
        <table:table-row table:style-name="ro1">
          <table:table-cell office:value-type="float" office:value="3.8767" calcext:value-type="float">
            <text:p>3.8767</text:p>
          </table:table-cell>
          <table:table-cell table:formula="of:=[.A52]/[.$A$3]" office:value-type="float" office:value="0.40151005147432" calcext:value-type="float">
            <text:p>0.40151005147432</text:p>
          </table:table-cell>
          <table:table-cell office:value-type="float" office:value="4.061" calcext:value-type="float">
            <text:p>4.061</text:p>
          </table:table-cell>
          <table:table-cell table:formula="of:=[.C52]/[.$C$3]" office:value-type="float" office:value="0.419750279075536" calcext:value-type="float">
            <text:p>0.419750279075536</text:p>
          </table:table-cell>
          <table:table-cell office:value-type="float" office:value="3.5373" calcext:value-type="float">
            <text:p>3.5373</text:p>
          </table:table-cell>
          <table:table-cell table:formula="of:=[.E52]/[.$E$3]" office:value-type="float" office:value="0.366643172536744" calcext:value-type="float">
            <text:p>0.366643172536744</text:p>
          </table:table-cell>
          <table:table-cell office:value-type="float" office:value="3.7392" calcext:value-type="float">
            <text:p>3.7392</text:p>
          </table:table-cell>
          <table:table-cell table:formula="of:=[.G52]/[.$G$3]" office:value-type="float" office:value="0.386776449170425" calcext:value-type="float">
            <text:p>0.386776449170425</text:p>
          </table:table-cell>
          <table:table-cell office:value-type="float" office:value="4.5998" calcext:value-type="float">
            <text:p>4.5998</text:p>
          </table:table-cell>
          <table:table-cell table:formula="of:=[.I52]/[.$I$3]" office:value-type="float" office:value="0.475957906935836" calcext:value-type="float">
            <text:p>0.475957906935836</text:p>
          </table:table-cell>
          <table:table-cell office:value-type="float" office:value="4.7808" calcext:value-type="float">
            <text:p>4.7808</text:p>
          </table:table-cell>
          <table:table-cell table:formula="of:=[.K52]/[.$K$3]" office:value-type="float" office:value="0.493705788196417" calcext:value-type="float">
            <text:p>0.493705788196417</text:p>
          </table:table-cell>
          <table:table-cell table:formula="of:=AVERAGE([.A52];[.E52];[.I52])" office:value-type="float" office:value="4.0046" calcext:value-type="float">
            <text:p>4.0046</text:p>
          </table:table-cell>
          <table:table-cell table:formula="of:=AVERAGE([.B52];[.F52];[.J52])" office:value-type="float" office:value="0.414703710315633" calcext:value-type="float">
            <text:p>0.414703710315633</text:p>
          </table:table-cell>
          <table:table-cell table:formula="of:=AVERAGE([.C52];[.G52];[.K52])" office:value-type="float" office:value="4.19366666666667" calcext:value-type="float">
            <text:p>4.19366666666667</text:p>
          </table:table-cell>
          <table:table-cell table:formula="of:=AVERAGE([.D52];[.H52];[.L52])" office:value-type="float" office:value="0.433410838814126" calcext:value-type="float">
            <text:p>0.433410838814126</text:p>
          </table:table-cell>
        </table:table-row>
        <table:table-row table:style-name="ro1">
          <table:table-cell office:value-type="float" office:value="3.6905" calcext:value-type="float">
            <text:p>3.6905</text:p>
          </table:table-cell>
          <table:table-cell table:formula="of:=[.A53]/[.$A$3]" office:value-type="float" office:value="0.382225306308452" calcext:value-type="float">
            <text:p>0.382225306308452</text:p>
          </table:table-cell>
          <table:table-cell office:value-type="float" office:value="3.8699" calcext:value-type="float">
            <text:p>3.8699</text:p>
          </table:table-cell>
          <table:table-cell table:formula="of:=[.C53]/[.$C$3]" office:value-type="float" office:value="0.399997932773804" calcext:value-type="float">
            <text:p>0.399997932773804</text:p>
          </table:table-cell>
          <table:table-cell office:value-type="float" office:value="3.3798" calcext:value-type="float">
            <text:p>3.3798</text:p>
          </table:table-cell>
          <table:table-cell table:formula="of:=[.E53]/[.$E$3]" office:value-type="float" office:value="0.350318207259686" calcext:value-type="float">
            <text:p>0.350318207259686</text:p>
          </table:table-cell>
          <table:table-cell office:value-type="float" office:value="3.5706" calcext:value-type="float">
            <text:p>3.5706</text:p>
          </table:table-cell>
          <table:table-cell table:formula="of:=[.G53]/[.$G$3]" office:value-type="float" office:value="0.369336753692747" calcext:value-type="float">
            <text:p>0.369336753692747</text:p>
          </table:table-cell>
          <table:table-cell office:value-type="float" office:value="4.3713" calcext:value-type="float">
            <text:p>4.3713</text:p>
          </table:table-cell>
          <table:table-cell table:formula="of:=[.I53]/[.$I$3]" office:value-type="float" office:value="0.452314187266538" calcext:value-type="float">
            <text:p>0.452314187266538</text:p>
          </table:table-cell>
          <table:table-cell office:value-type="float" office:value="4.5544" calcext:value-type="float">
            <text:p>4.5544</text:p>
          </table:table-cell>
          <table:table-cell table:formula="of:=[.K53]/[.$K$3]" office:value-type="float" office:value="0.470325811948159" calcext:value-type="float">
            <text:p>0.470325811948159</text:p>
          </table:table-cell>
          <table:table-cell table:formula="of:=AVERAGE([.A53];[.E53];[.I53])" office:value-type="float" office:value="3.81386666666667" calcext:value-type="float">
            <text:p>3.81386666666667</text:p>
          </table:table-cell>
          <table:table-cell table:formula="of:=AVERAGE([.B53];[.F53];[.J53])" office:value-type="float" office:value="0.394952566944892" calcext:value-type="float">
            <text:p>0.394952566944892</text:p>
          </table:table-cell>
          <table:table-cell table:formula="of:=AVERAGE([.C53];[.G53];[.K53])" office:value-type="float" office:value="3.9983" calcext:value-type="float">
            <text:p>3.9983</text:p>
          </table:table-cell>
          <table:table-cell table:formula="of:=AVERAGE([.D53];[.H53];[.L53])" office:value-type="float" office:value="0.413220166138237" calcext:value-type="float">
            <text:p>0.413220166138237</text:p>
          </table:table-cell>
        </table:table-row>
        <table:table-row table:style-name="ro1">
          <table:table-cell office:value-type="float" office:value="3.543" calcext:value-type="float">
            <text:p>3.543</text:p>
          </table:table-cell>
          <table:table-cell table:formula="of:=[.A54]/[.$A$3]" office:value-type="float" office:value="0.36694872246331" calcext:value-type="float">
            <text:p>0.36694872246331</text:p>
          </table:table-cell>
          <table:table-cell office:value-type="float" office:value="3.7261" calcext:value-type="float">
            <text:p>3.7261</text:p>
          </table:table-cell>
          <table:table-cell table:formula="of:=[.C54]/[.$C$3]" office:value-type="float" office:value="0.385134576425352" calcext:value-type="float">
            <text:p>0.385134576425352</text:p>
          </table:table-cell>
          <table:table-cell office:value-type="float" office:value="3.2568" calcext:value-type="float">
            <text:p>3.2568</text:p>
          </table:table-cell>
          <table:table-cell table:formula="of:=[.E54]/[.$E$3]" office:value-type="float" office:value="0.337569186757603" calcext:value-type="float">
            <text:p>0.337569186757603</text:p>
          </table:table-cell>
          <table:table-cell office:value-type="float" office:value="3.448" calcext:value-type="float">
            <text:p>3.448</text:p>
          </table:table-cell>
          <table:table-cell table:formula="of:=[.G54]/[.$G$3]" office:value-type="float" office:value="0.356655219496049" calcext:value-type="float">
            <text:p>0.356655219496049</text:p>
          </table:table-cell>
          <table:table-cell office:value-type="float" office:value="4.1903" calcext:value-type="float">
            <text:p>4.1903</text:p>
          </table:table-cell>
          <table:table-cell table:formula="of:=[.I54]/[.$I$3]" office:value-type="float" office:value="0.4335854640274" calcext:value-type="float">
            <text:p>0.4335854640274</text:p>
          </table:table-cell>
          <table:table-cell office:value-type="float" office:value="4.3799" calcext:value-type="float">
            <text:p>4.3799</text:p>
          </table:table-cell>
          <table:table-cell table:formula="of:=[.K54]/[.$K$3]" office:value-type="float" office:value="0.452305468064233" calcext:value-type="float">
            <text:p>0.452305468064233</text:p>
          </table:table-cell>
          <table:table-cell table:formula="of:=AVERAGE([.A54];[.E54];[.I54])" office:value-type="float" office:value="3.66336666666667" calcext:value-type="float">
            <text:p>3.66336666666667</text:p>
          </table:table-cell>
          <table:table-cell table:formula="of:=AVERAGE([.B54];[.F54];[.J54])" office:value-type="float" office:value="0.379367791082771" calcext:value-type="float">
            <text:p>0.379367791082771</text:p>
          </table:table-cell>
          <table:table-cell table:formula="of:=AVERAGE([.C54];[.G54];[.K54])" office:value-type="float" office:value="3.85133333333333" calcext:value-type="float">
            <text:p>3.85133333333333</text:p>
          </table:table-cell>
          <table:table-cell table:formula="of:=AVERAGE([.D54];[.H54];[.L54])" office:value-type="float" office:value="0.398031754661878" calcext:value-type="float">
            <text:p>0.398031754661878</text:p>
          </table:table-cell>
        </table:table-row>
        <table:table-row table:style-name="ro1">
          <table:table-cell office:value-type="float" office:value="3.4078" calcext:value-type="float">
            <text:p>3.4078</text:p>
          </table:table-cell>
          <table:table-cell table:formula="of:=[.A55]/[.$A$3]" office:value-type="float" office:value="0.352946050355763" calcext:value-type="float">
            <text:p>0.352946050355763</text:p>
          </table:table-cell>
          <table:table-cell office:value-type="float" office:value="3.5966" calcext:value-type="float">
            <text:p>3.5966</text:p>
          </table:table-cell>
          <table:table-cell table:formula="of:=[.C55]/[.$C$3]" office:value-type="float" office:value="0.371749286806962" calcext:value-type="float">
            <text:p>0.371749286806962</text:p>
          </table:table-cell>
          <table:table-cell office:value-type="float" office:value="3.149" calcext:value-type="float">
            <text:p>3.149</text:p>
          </table:table-cell>
          <table:table-cell table:formula="of:=[.E55]/[.$E$3]" office:value-type="float" office:value="0.326395654967972" calcext:value-type="float">
            <text:p>0.326395654967972</text:p>
          </table:table-cell>
          <table:table-cell office:value-type="float" office:value="3.3406" calcext:value-type="float">
            <text:p>3.3406</text:p>
          </table:table-cell>
          <table:table-cell table:formula="of:=[.G55]/[.$G$3]" office:value-type="float" office:value="0.345545947287848" calcext:value-type="float">
            <text:p>0.345545947287848</text:p>
          </table:table-cell>
          <table:table-cell office:value-type="float" office:value="4.0152" calcext:value-type="float">
            <text:p>4.0152</text:p>
          </table:table-cell>
          <table:table-cell table:formula="of:=[.I55]/[.$I$3]" office:value-type="float" office:value="0.415467235081692" calcext:value-type="float">
            <text:p>0.415467235081692</text:p>
          </table:table-cell>
          <table:table-cell office:value-type="float" office:value="4.2142" calcext:value-type="float">
            <text:p>4.2142</text:p>
          </table:table-cell>
          <table:table-cell table:formula="of:=[.K55]/[.$K$3]" office:value-type="float" office:value="0.435193886507977" calcext:value-type="float">
            <text:p>0.435193886507977</text:p>
          </table:table-cell>
          <table:table-cell table:formula="of:=AVERAGE([.A55];[.E55];[.I55])" office:value-type="float" office:value="3.524" calcext:value-type="float">
            <text:p>3.524</text:p>
          </table:table-cell>
          <table:table-cell table:formula="of:=AVERAGE([.B55];[.F55];[.J55])" office:value-type="float" office:value="0.364936313468476" calcext:value-type="float">
            <text:p>0.364936313468476</text:p>
          </table:table-cell>
          <table:table-cell table:formula="of:=AVERAGE([.C55];[.G55];[.K55])" office:value-type="float" office:value="3.71713333333333" calcext:value-type="float">
            <text:p>3.71713333333333</text:p>
          </table:table-cell>
          <table:table-cell table:formula="of:=AVERAGE([.D55];[.H55];[.L55])" office:value-type="float" office:value="0.384163040200929" calcext:value-type="float">
            <text:p>0.384163040200929</text:p>
          </table:table-cell>
        </table:table-row>
        <table:table-row table:style-name="ro1">
          <table:table-cell office:value-type="float" office:value="3.2794" calcext:value-type="float">
            <text:p>3.2794</text:p>
          </table:table-cell>
          <table:table-cell table:formula="of:=[.A56]/[.$A$3]" office:value-type="float" office:value="0.339647654655992" calcext:value-type="float">
            <text:p>0.339647654655992</text:p>
          </table:table-cell>
          <table:table-cell office:value-type="float" office:value="3.4768" calcext:value-type="float">
            <text:p>3.4768</text:p>
          </table:table-cell>
          <table:table-cell table:formula="of:=[.C56]/[.$C$3]" office:value-type="float" office:value="0.359366601893579" calcext:value-type="float">
            <text:p>0.359366601893579</text:p>
          </table:table-cell>
          <table:table-cell office:value-type="float" office:value="3.0465" calcext:value-type="float">
            <text:p>3.0465</text:p>
          </table:table-cell>
          <table:table-cell table:formula="of:=[.E56]/[.$E$3]" office:value-type="float" office:value="0.315771471216236" calcext:value-type="float">
            <text:p>0.315771471216236</text:p>
          </table:table-cell>
          <table:table-cell office:value-type="float" office:value="3.2415" calcext:value-type="float">
            <text:p>3.2415</text:p>
          </table:table-cell>
          <table:table-cell table:formula="of:=[.G56]/[.$G$3]" office:value-type="float" office:value="0.335295212875998" calcext:value-type="float">
            <text:p>0.335295212875998</text:p>
          </table:table-cell>
          <table:table-cell office:value-type="float" office:value="3.8558" calcext:value-type="float">
            <text:p>3.8558</text:p>
          </table:table-cell>
          <table:table-cell table:formula="of:=[.I56]/[.$I$3]" office:value-type="float" office:value="0.398973541798164" calcext:value-type="float">
            <text:p>0.398973541798164</text:p>
          </table:table-cell>
          <table:table-cell office:value-type="float" office:value="4.0668" calcext:value-type="float">
            <text:p>4.0668</text:p>
          </table:table-cell>
          <table:table-cell table:formula="of:=[.K56]/[.$K$3]" office:value-type="float" office:value="0.419972117519492" calcext:value-type="float">
            <text:p>0.419972117519492</text:p>
          </table:table-cell>
          <table:table-cell table:formula="of:=AVERAGE([.A56];[.E56];[.I56])" office:value-type="float" office:value="3.3939" calcext:value-type="float">
            <text:p>3.3939</text:p>
          </table:table-cell>
          <table:table-cell table:formula="of:=AVERAGE([.B56];[.F56];[.J56])" office:value-type="float" office:value="0.351464222556797" calcext:value-type="float">
            <text:p>0.351464222556797</text:p>
          </table:table-cell>
          <table:table-cell table:formula="of:=AVERAGE([.C56];[.G56];[.K56])" office:value-type="float" office:value="3.59503333333333" calcext:value-type="float">
            <text:p>3.59503333333333</text:p>
          </table:table-cell>
          <table:table-cell table:formula="of:=AVERAGE([.D56];[.H56];[.L56])" office:value-type="float" office:value="0.371544644096356" calcext:value-type="float">
            <text:p>0.371544644096356</text:p>
          </table:table-cell>
        </table:table-row>
        <table:table-row table:style-name="ro1">
          <table:table-cell office:value-type="float" office:value="3.166" calcext:value-type="float">
            <text:p>3.166</text:p>
          </table:table-cell>
          <table:table-cell table:formula="of:=[.A57]/[.$A$3]" office:value-type="float" office:value="0.327902809855727" calcext:value-type="float">
            <text:p>0.327902809855727</text:p>
          </table:table-cell>
          <table:table-cell office:value-type="float" office:value="3.3711" calcext:value-type="float">
            <text:p>3.3711</text:p>
          </table:table-cell>
          <table:table-cell table:formula="of:=[.C57]/[.$C$3]" office:value-type="float" office:value="0.348441311448299" calcext:value-type="float">
            <text:p>0.348441311448299</text:p>
          </table:table-cell>
          <table:table-cell office:value-type="float" office:value="2.9536" calcext:value-type="float">
            <text:p>2.9536</text:p>
          </table:table-cell>
          <table:table-cell table:formula="of:=[.E57]/[.$E$3]" office:value-type="float" office:value="0.306142332967101" calcext:value-type="float">
            <text:p>0.306142332967101</text:p>
          </table:table-cell>
          <table:table-cell office:value-type="float" office:value="3.1528" calcext:value-type="float">
            <text:p>3.1528</text:p>
          </table:table-cell>
          <table:table-cell table:formula="of:=[.G57]/[.$G$3]" office:value-type="float" office:value="0.326120236666805" calcext:value-type="float">
            <text:p>0.326120236666805</text:p>
          </table:table-cell>
          <table:table-cell office:value-type="float" office:value="3.705" calcext:value-type="float">
            <text:p>3.705</text:p>
          </table:table-cell>
          <table:table-cell table:formula="of:=[.I57]/[.$I$3]" office:value-type="float" office:value="0.383369721552518" calcext:value-type="float">
            <text:p>0.383369721552518</text:p>
          </table:table-cell>
          <table:table-cell office:value-type="float" office:value="3.9297" calcext:value-type="float">
            <text:p>3.9297</text:p>
          </table:table-cell>
          <table:table-cell table:formula="of:=[.K57]/[.$K$3]" office:value-type="float" office:value="0.405814013528166" calcext:value-type="float">
            <text:p>0.405814013528166</text:p>
          </table:table-cell>
          <table:table-cell table:formula="of:=AVERAGE([.A57];[.E57];[.I57])" office:value-type="float" office:value="3.27486666666667" calcext:value-type="float">
            <text:p>3.27486666666667</text:p>
          </table:table-cell>
          <table:table-cell table:formula="of:=AVERAGE([.B57];[.F57];[.J57])" office:value-type="float" office:value="0.339138288125115" calcext:value-type="float">
            <text:p>0.339138288125115</text:p>
          </table:table-cell>
          <table:table-cell table:formula="of:=AVERAGE([.C57];[.G57];[.K57])" office:value-type="float" office:value="3.48453333333333" calcext:value-type="float">
            <text:p>3.48453333333333</text:p>
          </table:table-cell>
          <table:table-cell table:formula="of:=AVERAGE([.D57];[.H57];[.L57])" office:value-type="float" office:value="0.360125187214423" calcext:value-type="float">
            <text:p>0.360125187214423</text:p>
          </table:table-cell>
        </table:table-row>
        <table:table-row table:style-name="ro1">
          <table:table-cell office:value-type="float" office:value="3.0561" calcext:value-type="float">
            <text:p>3.0561</text:p>
          </table:table-cell>
          <table:table-cell table:formula="of:=[.A58]/[.$A$3]" office:value-type="float" office:value="0.316520460265346" calcext:value-type="float">
            <text:p>0.316520460265346</text:p>
          </table:table-cell>
          <table:table-cell office:value-type="float" office:value="3.2692" calcext:value-type="float">
            <text:p>3.2692</text:p>
          </table:table-cell>
          <table:table-cell table:formula="of:=[.C58]/[.$C$3]" office:value-type="float" office:value="0.337908793980237" calcext:value-type="float">
            <text:p>0.337908793980237</text:p>
          </table:table-cell>
          <table:table-cell office:value-type="float" office:value="2.8656" calcext:value-type="float">
            <text:p>2.8656</text:p>
          </table:table-cell>
          <table:table-cell table:formula="of:=[.E58]/[.$E$3]" office:value-type="float" office:value="0.297021082526586" calcext:value-type="float">
            <text:p>0.297021082526586</text:p>
          </table:table-cell>
          <table:table-cell office:value-type="float" office:value="3.069" calcext:value-type="float">
            <text:p>3.069</text:p>
          </table:table-cell>
          <table:table-cell table:formula="of:=[.G58]/[.$G$3]" office:value-type="float" office:value="0.317452108072324" calcext:value-type="float">
            <text:p>0.317452108072324</text:p>
          </table:table-cell>
          <table:table-cell office:value-type="float" office:value="3.5615" calcext:value-type="float">
            <text:p>3.5615</text:p>
          </table:table-cell>
          <table:table-cell table:formula="of:=[.I58]/[.$I$3]" office:value-type="float" office:value="0.36852125865298" calcext:value-type="float">
            <text:p>0.36852125865298</text:p>
          </table:table-cell>
          <table:table-cell office:value-type="float" office:value="3.8" calcext:value-type="float">
            <text:p>3.8</text:p>
          </table:table-cell>
          <table:table-cell table:formula="of:=[.K58]/[.$K$3]" office:value-type="float" office:value="0.392420096039655" calcext:value-type="float">
            <text:p>0.392420096039655</text:p>
          </table:table-cell>
          <table:table-cell table:formula="of:=AVERAGE([.A58];[.E58];[.I58])" office:value-type="float" office:value="3.16106666666667" calcext:value-type="float">
            <text:p>3.16106666666667</text:p>
          </table:table-cell>
          <table:table-cell table:formula="of:=AVERAGE([.B58];[.F58];[.J58])" office:value-type="float" office:value="0.327354267148304" calcext:value-type="float">
            <text:p>0.327354267148304</text:p>
          </table:table-cell>
          <table:table-cell table:formula="of:=AVERAGE([.C58];[.G58];[.K58])" office:value-type="float" office:value="3.3794" calcext:value-type="float">
            <text:p>3.3794</text:p>
          </table:table-cell>
          <table:table-cell table:formula="of:=AVERAGE([.D58];[.H58];[.L58])" office:value-type="float" office:value="0.349260332697406" calcext:value-type="float">
            <text:p>0.349260332697406</text:p>
          </table:table-cell>
        </table:table-row>
        <table:table-row table:style-name="ro1">
          <table:table-cell office:value-type="float" office:value="2.9556" calcext:value-type="float">
            <text:p>2.9556</text:p>
          </table:table-cell>
          <table:table-cell table:formula="of:=[.A59]/[.$A$3]" office:value-type="float" office:value="0.306111669238656" calcext:value-type="float">
            <text:p>0.306111669238656</text:p>
          </table:table-cell>
          <table:table-cell office:value-type="float" office:value="3.1789" calcext:value-type="float">
            <text:p>3.1789</text:p>
          </table:table-cell>
          <table:table-cell table:formula="of:=[.C59]/[.$C$3]" office:value-type="float" office:value="0.328575267705792" calcext:value-type="float">
            <text:p>0.328575267705792</text:p>
          </table:table-cell>
          <table:table-cell office:value-type="float" office:value="2.7819" calcext:value-type="float">
            <text:p>2.7819</text:p>
          </table:table-cell>
          <table:table-cell table:formula="of:=[.E59]/[.$E$3]" office:value-type="float" office:value="0.288345529550778" calcext:value-type="float">
            <text:p>0.288345529550778</text:p>
          </table:table-cell>
          <table:table-cell office:value-type="float" office:value="2.9932" calcext:value-type="float">
            <text:p>2.9932</text:p>
          </table:table-cell>
          <table:table-cell table:formula="of:=[.G59]/[.$G$3]" office:value-type="float" office:value="0.309611485787579" calcext:value-type="float">
            <text:p>0.309611485787579</text:p>
          </table:table-cell>
          <table:table-cell office:value-type="float" office:value="3.4334" calcext:value-type="float">
            <text:p>3.4334</text:p>
          </table:table-cell>
          <table:table-cell table:formula="of:=[.I59]/[.$I$3]" office:value-type="float" office:value="0.355266289332906" calcext:value-type="float">
            <text:p>0.355266289332906</text:p>
          </table:table-cell>
          <table:table-cell office:value-type="float" office:value="3.6864" calcext:value-type="float">
            <text:p>3.6864</text:p>
          </table:table-cell>
          <table:table-cell table:formula="of:=[.K59]/[.$K$3]" office:value-type="float" office:value="0.380688800536996" calcext:value-type="float">
            <text:p>0.380688800536996</text:p>
          </table:table-cell>
          <table:table-cell table:formula="of:=AVERAGE([.A59];[.E59];[.I59])" office:value-type="float" office:value="3.05696666666667" calcext:value-type="float">
            <text:p>3.05696666666667</text:p>
          </table:table-cell>
          <table:table-cell table:formula="of:=AVERAGE([.B59];[.F59];[.J59])" office:value-type="float" office:value="0.31657449604078" calcext:value-type="float">
            <text:p>0.31657449604078</text:p>
          </table:table-cell>
          <table:table-cell table:formula="of:=AVERAGE([.C59];[.G59];[.K59])" office:value-type="float" office:value="3.28616666666667" calcext:value-type="float">
            <text:p>3.28616666666667</text:p>
          </table:table-cell>
          <table:table-cell table:formula="of:=AVERAGE([.D59];[.H59];[.L59])" office:value-type="float" office:value="0.339625184676789" calcext:value-type="float">
            <text:p>0.339625184676789</text:p>
          </table:table-cell>
        </table:table-row>
        <table:table-row table:style-name="ro1">
          <table:table-cell office:value-type="float" office:value="2.8609" calcext:value-type="float">
            <text:p>2.8609</text:p>
          </table:table-cell>
          <table:table-cell table:formula="of:=[.A60]/[.$A$3]" office:value-type="float" office:value="0.296303584559775" calcext:value-type="float">
            <text:p>0.296303584559775</text:p>
          </table:table-cell>
          <table:table-cell office:value-type="float" office:value="3.0948" calcext:value-type="float">
            <text:p>3.0948</text:p>
          </table:table-cell>
          <table:table-cell table:formula="of:=[.C60]/[.$C$3]" office:value-type="float" office:value="0.319882581552073" calcext:value-type="float">
            <text:p>0.319882581552073</text:p>
          </table:table-cell>
          <table:table-cell office:value-type="float" office:value="2.7066" calcext:value-type="float">
            <text:p>2.7066</text:p>
          </table:table-cell>
          <table:table-cell table:formula="of:=[.E60]/[.$E$3]" office:value-type="float" office:value="0.280540641389747" calcext:value-type="float">
            <text:p>0.280540641389747</text:p>
          </table:table-cell>
          <table:table-cell office:value-type="float" office:value="2.9246" calcext:value-type="float">
            <text:p>2.9246</text:p>
          </table:table-cell>
          <table:table-cell table:formula="of:=[.G60]/[.$G$3]" office:value-type="float" office:value="0.302515619181596" calcext:value-type="float">
            <text:p>0.302515619181596</text:p>
          </table:table-cell>
          <table:table-cell office:value-type="float" office:value="3.3088" calcext:value-type="float">
            <text:p>3.3088</text:p>
          </table:table-cell>
          <table:table-cell table:formula="of:=[.I60]/[.$I$3]" office:value-type="float" office:value="0.342373477644527" calcext:value-type="float">
            <text:p>0.342373477644527</text:p>
          </table:table-cell>
          <table:table-cell office:value-type="float" office:value="3.5764" calcext:value-type="float">
            <text:p>3.5764</text:p>
          </table:table-cell>
          <table:table-cell table:formula="of:=[.K60]/[.$K$3]" office:value-type="float" office:value="0.369329271441111" calcext:value-type="float">
            <text:p>0.369329271441111</text:p>
          </table:table-cell>
          <table:table-cell table:formula="of:=AVERAGE([.A60];[.E60];[.I60])" office:value-type="float" office:value="2.95876666666667" calcext:value-type="float">
            <text:p>2.95876666666667</text:p>
          </table:table-cell>
          <table:table-cell table:formula="of:=AVERAGE([.B60];[.F60];[.J60])" office:value-type="float" office:value="0.306405901198016" calcext:value-type="float">
            <text:p>0.306405901198016</text:p>
          </table:table-cell>
          <table:table-cell table:formula="of:=AVERAGE([.C60];[.G60];[.K60])" office:value-type="float" office:value="3.1986" calcext:value-type="float">
            <text:p>3.1986</text:p>
          </table:table-cell>
          <table:table-cell table:formula="of:=AVERAGE([.D60];[.H60];[.L60])" office:value-type="float" office:value="0.33057582405826" calcext:value-type="float">
            <text:p>0.33057582405826</text:p>
          </table:table-cell>
        </table:table-row>
        <table:table-row table:style-name="ro1">
          <table:table-cell office:value-type="float" office:value="2.7719" calcext:value-type="float">
            <text:p>2.7719</text:p>
          </table:table-cell>
          <table:table-cell table:formula="of:=[.A61]/[.$A$3]" office:value-type="float" office:value="0.287085849222707" calcext:value-type="float">
            <text:p>0.287085849222707</text:p>
          </table:table-cell>
          <table:table-cell office:value-type="float" office:value="3.0181" calcext:value-type="float">
            <text:p>3.0181</text:p>
          </table:table-cell>
          <table:table-cell table:formula="of:=[.C61]/[.$C$3]" office:value-type="float" office:value="0.311954769090834" calcext:value-type="float">
            <text:p>0.311954769090834</text:p>
          </table:table-cell>
          <table:table-cell office:value-type="float" office:value="2.6333" calcext:value-type="float">
            <text:p>2.6333</text:p>
          </table:table-cell>
          <table:table-cell table:formula="of:=[.E61]/[.$E$3]" office:value-type="float" office:value="0.272943054375091" calcext:value-type="float">
            <text:p>0.272943054375091</text:p>
          </table:table-cell>
          <table:table-cell office:value-type="float" office:value="2.8607" calcext:value-type="float">
            <text:p>2.8607</text:p>
          </table:table-cell>
          <table:table-cell table:formula="of:=[.G61]/[.$G$3]" office:value-type="float" office:value="0.295905912532583" calcext:value-type="float">
            <text:p>0.295905912532583</text:p>
          </table:table-cell>
          <table:table-cell office:value-type="float" office:value="3.1986" calcext:value-type="float">
            <text:p>3.1986</text:p>
          </table:table-cell>
          <table:table-cell table:formula="of:=[.I61]/[.$I$3]" office:value-type="float" office:value="0.330970685926554" calcext:value-type="float">
            <text:p>0.330970685926554</text:p>
          </table:table-cell>
          <table:table-cell office:value-type="float" office:value="3.4811" calcext:value-type="float">
            <text:p>3.4811</text:p>
          </table:table-cell>
          <table:table-cell table:formula="of:=[.K61]/[.$K$3]" office:value-type="float" office:value="0.359487788506222" calcext:value-type="float">
            <text:p>0.359487788506222</text:p>
          </table:table-cell>
          <table:table-cell table:formula="of:=AVERAGE([.A61];[.E61];[.I61])" office:value-type="float" office:value="2.86793333333333" calcext:value-type="float">
            <text:p>2.86793333333333</text:p>
          </table:table-cell>
          <table:table-cell table:formula="of:=AVERAGE([.B61];[.F61];[.J61])" office:value-type="float" office:value="0.296999863174784" calcext:value-type="float">
            <text:p>0.296999863174784</text:p>
          </table:table-cell>
          <table:table-cell table:formula="of:=AVERAGE([.C61];[.G61];[.K61])" office:value-type="float" office:value="3.11996666666667" calcext:value-type="float">
            <text:p>3.11996666666667</text:p>
          </table:table-cell>
          <table:table-cell table:formula="of:=AVERAGE([.D61];[.H61];[.L61])" office:value-type="float" office:value="0.322449490043213" calcext:value-type="float">
            <text:p>0.322449490043213</text:p>
          </table:table-cell>
        </table:table-row>
        <table:table-row table:style-name="ro1">
          <table:table-cell office:value-type="float" office:value="2.6902" calcext:value-type="float">
            <text:p>2.6902</text:p>
          </table:table-cell>
          <table:table-cell table:formula="of:=[.A62]/[.$A$3]" office:value-type="float" office:value="0.278624175323397" calcext:value-type="float">
            <text:p>0.278624175323397</text:p>
          </table:table-cell>
          <table:table-cell office:value-type="float" office:value="2.9492" calcext:value-type="float">
            <text:p>2.9492</text:p>
          </table:table-cell>
          <table:table-cell table:formula="of:=[.C62]/[.$C$3]" office:value-type="float" office:value="0.304833174845992" calcext:value-type="float">
            <text:p>0.304833174845992</text:p>
          </table:table-cell>
          <table:table-cell office:value-type="float" office:value="2.5692" calcext:value-type="float">
            <text:p>2.5692</text:p>
          </table:table-cell>
          <table:table-cell table:formula="of:=[.E62]/[.$E$3]" office:value-type="float" office:value="0.266299052633761" calcext:value-type="float">
            <text:p>0.266299052633761</text:p>
          </table:table-cell>
          <table:table-cell office:value-type="float" office:value="2.8052" calcext:value-type="float">
            <text:p>2.8052</text:p>
          </table:table-cell>
          <table:table-cell table:formula="of:=[.G62]/[.$G$3]" office:value-type="float" office:value="0.290165087508792" calcext:value-type="float">
            <text:p>0.290165087508792</text:p>
          </table:table-cell>
          <table:table-cell office:value-type="float" office:value="3.0919" calcext:value-type="float">
            <text:p>3.0919</text:p>
          </table:table-cell>
          <table:table-cell table:formula="of:=[.I62]/[.$I$3]" office:value-type="float" office:value="0.319930051840278" calcext:value-type="float">
            <text:p>0.319930051840278</text:p>
          </table:table-cell>
          <table:table-cell office:value-type="float" office:value="3.3902" calcext:value-type="float">
            <text:p>3.3902</text:p>
          </table:table-cell>
          <table:table-cell table:formula="of:=[.K62]/[.$K$3]" office:value-type="float" office:value="0.350100686735168" calcext:value-type="float">
            <text:p>0.350100686735168</text:p>
          </table:table-cell>
          <table:table-cell table:formula="of:=AVERAGE([.A62];[.E62];[.I62])" office:value-type="float" office:value="2.78376666666667" calcext:value-type="float">
            <text:p>2.78376666666667</text:p>
          </table:table-cell>
          <table:table-cell table:formula="of:=AVERAGE([.B62];[.F62];[.J62])" office:value-type="float" office:value="0.288284426599146" calcext:value-type="float">
            <text:p>0.288284426599146</text:p>
          </table:table-cell>
          <table:table-cell table:formula="of:=AVERAGE([.C62];[.G62];[.K62])" office:value-type="float" office:value="3.0482" calcext:value-type="float">
            <text:p>3.0482</text:p>
          </table:table-cell>
          <table:table-cell table:formula="of:=AVERAGE([.D62];[.H62];[.L62])" office:value-type="float" office:value="0.315032983029984" calcext:value-type="float">
            <text:p>0.315032983029984</text:p>
          </table:table-cell>
        </table:table-row>
        <table:table-row table:style-name="ro1">
          <table:table-cell office:value-type="float" office:value="2.6108" calcext:value-type="float">
            <text:p>2.6108</text:p>
          </table:table-cell>
          <table:table-cell table:formula="of:=[.A63]/[.$A$3]" office:value-type="float" office:value="0.270400712562013" calcext:value-type="float">
            <text:p>0.270400712562013</text:p>
          </table:table-cell>
          <table:table-cell office:value-type="float" office:value="2.884" calcext:value-type="float">
            <text:p>2.884</text:p>
          </table:table-cell>
          <table:table-cell table:formula="of:=[.C63]/[.$C$3]" office:value-type="float" office:value="0.298094017447389" calcext:value-type="float">
            <text:p>0.298094017447389</text:p>
          </table:table-cell>
          <table:table-cell office:value-type="float" office:value="2.5058" calcext:value-type="float">
            <text:p>2.5058</text:p>
          </table:table-cell>
          <table:table-cell table:formula="of:=[.E63]/[.$E$3]" office:value-type="float" office:value="0.259727606293663" calcext:value-type="float">
            <text:p>0.259727606293663</text:p>
          </table:table-cell>
          <table:table-cell office:value-type="float" office:value="2.7521" calcext:value-type="float">
            <text:p>2.7521</text:p>
          </table:table-cell>
          <table:table-cell table:formula="of:=[.G63]/[.$G$3]" office:value-type="float" office:value="0.284672514377922" calcext:value-type="float">
            <text:p>0.284672514377922</text:p>
          </table:table-cell>
          <table:table-cell office:value-type="float" office:value="2.9947" calcext:value-type="float">
            <text:p>2.9947</text:p>
          </table:table-cell>
          <table:table-cell table:formula="of:=[.I63]/[.$I$3]" office:value-type="float" office:value="0.309872417040034" calcext:value-type="float">
            <text:p>0.309872417040034</text:p>
          </table:table-cell>
          <table:table-cell office:value-type="float" office:value="3.3088" calcext:value-type="float">
            <text:p>3.3088</text:p>
          </table:table-cell>
          <table:table-cell table:formula="of:=[.K63]/[.$K$3]" office:value-type="float" office:value="0.341694635204213" calcext:value-type="float">
            <text:p>0.341694635204213</text:p>
          </table:table-cell>
          <table:table-cell table:formula="of:=AVERAGE([.A63];[.E63];[.I63])" office:value-type="float" office:value="2.70376666666667" calcext:value-type="float">
            <text:p>2.70376666666667</text:p>
          </table:table-cell>
          <table:table-cell table:formula="of:=AVERAGE([.B63];[.F63];[.J63])" office:value-type="float" office:value="0.28000024529857" calcext:value-type="float">
            <text:p>0.28000024529857</text:p>
          </table:table-cell>
          <table:table-cell table:formula="of:=AVERAGE([.C63];[.G63];[.K63])" office:value-type="float" office:value="2.98163333333333" calcext:value-type="float">
            <text:p>2.98163333333333</text:p>
          </table:table-cell>
          <table:table-cell table:formula="of:=AVERAGE([.D63];[.H63];[.L63])" office:value-type="float" office:value="0.308153722343175" calcext:value-type="float">
            <text:p>0.308153722343175</text:p>
          </table:table-cell>
        </table:table-row>
        <table:table-row table:style-name="ro1">
          <table:table-cell office:value-type="float" office:value="2.5393" calcext:value-type="float">
            <text:p>2.5393</text:p>
          </table:table-cell>
          <table:table-cell table:formula="of:=[.A64]/[.$A$3]" office:value-type="float" office:value="0.262995453274367" calcext:value-type="float">
            <text:p>0.262995453274367</text:p>
          </table:table-cell>
          <table:table-cell office:value-type="float" office:value="2.8274" calcext:value-type="float">
            <text:p>2.8274</text:p>
          </table:table-cell>
          <table:table-cell table:formula="of:=[.C64]/[.$C$3]" office:value-type="float" office:value="0.292243767313019" calcext:value-type="float">
            <text:p>0.292243767313019</text:p>
          </table:table-cell>
          <table:table-cell office:value-type="float" office:value="2.4487" calcext:value-type="float">
            <text:p>2.4487</text:p>
          </table:table-cell>
          <table:table-cell table:formula="of:=[.E64]/[.$E$3]" office:value-type="float" office:value="0.253809158564647" calcext:value-type="float">
            <text:p>0.253809158564647</text:p>
          </table:table-cell>
          <table:table-cell office:value-type="float" office:value="2.7057" calcext:value-type="float">
            <text:p>2.7057</text:p>
          </table:table-cell>
          <table:table-cell table:formula="of:=[.G64]/[.$G$3]" office:value-type="float" office:value="0.279872977781456" calcext:value-type="float">
            <text:p>0.279872977781456</text:p>
          </table:table-cell>
          <table:table-cell office:value-type="float" office:value="2.9026" calcext:value-type="float">
            <text:p>2.9026</text:p>
          </table:table-cell>
          <table:table-cell table:formula="of:=[.I64]/[.$I$3]" office:value-type="float" office:value="0.300342497645975" calcext:value-type="float">
            <text:p>0.300342497645975</text:p>
          </table:table-cell>
          <table:table-cell office:value-type="float" office:value="3.2333" calcext:value-type="float">
            <text:p>3.2333</text:p>
          </table:table-cell>
          <table:table-cell table:formula="of:=[.K64]/[.$K$3]" office:value-type="float" office:value="0.333897867506583" calcext:value-type="float">
            <text:p>0.333897867506583</text:p>
          </table:table-cell>
          <table:table-cell table:formula="of:=AVERAGE([.A64];[.E64];[.I64])" office:value-type="float" office:value="2.6302" calcext:value-type="float">
            <text:p>2.6302</text:p>
          </table:table-cell>
          <table:table-cell table:formula="of:=AVERAGE([.B64];[.F64];[.J64])" office:value-type="float" office:value="0.27238236982833" calcext:value-type="float">
            <text:p>0.27238236982833</text:p>
          </table:table-cell>
          <table:table-cell table:formula="of:=AVERAGE([.C64];[.G64];[.K64])" office:value-type="float" office:value="2.92213333333333" calcext:value-type="float">
            <text:p>2.92213333333333</text:p>
          </table:table-cell>
          <table:table-cell table:formula="of:=AVERAGE([.D64];[.H64];[.L64])" office:value-type="float" office:value="0.302004870867019" calcext:value-type="float">
            <text:p>0.302004870867019</text:p>
          </table:table-cell>
        </table:table-row>
        <table:table-row table:style-name="ro1">
          <table:table-cell office:value-type="float" office:value="2.4686" calcext:value-type="float">
            <text:p>2.4686</text:p>
          </table:table-cell>
          <table:table-cell table:formula="of:=[.A65]/[.$A$3]" office:value-type="float" office:value="0.255673050034696" calcext:value-type="float">
            <text:p>0.255673050034696</text:p>
          </table:table-cell>
          <table:table-cell office:value-type="float" office:value="2.7723" calcext:value-type="float">
            <text:p>2.7723</text:p>
          </table:table-cell>
          <table:table-cell table:formula="of:=[.C65]/[.$C$3]" office:value-type="float" office:value="0.286548559143341" calcext:value-type="float">
            <text:p>0.286548559143341</text:p>
          </table:table-cell>
          <table:table-cell office:value-type="float" office:value="2.3936" calcext:value-type="float">
            <text:p>2.3936</text:p>
          </table:table-cell>
          <table:table-cell table:formula="of:=[.E65]/[.$E$3]" office:value-type="float" office:value="0.248098011982006" calcext:value-type="float">
            <text:p>0.248098011982006</text:p>
          </table:table-cell>
          <table:table-cell office:value-type="float" office:value="2.6615" calcext:value-type="float">
            <text:p>2.6615</text:p>
          </table:table-cell>
          <table:table-cell table:formula="of:=[.G65]/[.$G$3]" office:value-type="float" office:value="0.275301005420166" calcext:value-type="float">
            <text:p>0.275301005420166</text:p>
          </table:table-cell>
          <table:table-cell office:value-type="float" office:value="2.8167" calcext:value-type="float">
            <text:p>2.8167</text:p>
          </table:table-cell>
          <table:table-cell table:formula="of:=[.I65]/[.$I$3]" office:value-type="float" office:value="0.291454114628064" calcext:value-type="float">
            <text:p>0.291454114628064</text:p>
          </table:table-cell>
          <table:table-cell office:value-type="float" office:value="3.1638" calcext:value-type="float">
            <text:p>3.1638</text:p>
          </table:table-cell>
          <table:table-cell table:formula="of:=[.K65]/[.$K$3]" office:value-type="float" office:value="0.326720710486911" calcext:value-type="float">
            <text:p>0.326720710486911</text:p>
          </table:table-cell>
          <table:table-cell table:formula="of:=AVERAGE([.A65];[.E65];[.I65])" office:value-type="float" office:value="2.55963333333333" calcext:value-type="float">
            <text:p>2.55963333333333</text:p>
          </table:table-cell>
          <table:table-cell table:formula="of:=AVERAGE([.B65];[.F65];[.J65])" office:value-type="float" office:value="0.265075058881589" calcext:value-type="float">
            <text:p>0.265075058881589</text:p>
          </table:table-cell>
          <table:table-cell table:formula="of:=AVERAGE([.C65];[.G65];[.K65])" office:value-type="float" office:value="2.86586666666667" calcext:value-type="float">
            <text:p>2.86586666666667</text:p>
          </table:table-cell>
          <table:table-cell table:formula="of:=AVERAGE([.D65];[.H65];[.L65])" office:value-type="float" office:value="0.296190091683473" calcext:value-type="float">
            <text:p>0.296190091683473</text:p>
          </table:table-cell>
        </table:table-row>
        <table:table-row table:style-name="ro1">
          <table:table-cell office:value-type="float" office:value="2.4057" calcext:value-type="float">
            <text:p>2.4057</text:p>
          </table:table-cell>
          <table:table-cell table:formula="of:=[.A66]/[.$A$3]" office:value-type="float" office:value="0.249158493262768" calcext:value-type="float">
            <text:p>0.249158493262768</text:p>
          </table:table-cell>
          <table:table-cell office:value-type="float" office:value="2.7252" calcext:value-type="float">
            <text:p>2.7252</text:p>
          </table:table-cell>
          <table:table-cell table:formula="of:=[.C66]/[.$C$3]" office:value-type="float" office:value="0.28168024145202" calcext:value-type="float">
            <text:p>0.28168024145202</text:p>
          </table:table-cell>
          <table:table-cell office:value-type="float" office:value="2.3421" calcext:value-type="float">
            <text:p>2.3421</text:p>
          </table:table-cell>
          <table:table-cell table:formula="of:=[.E66]/[.$E$3]" office:value-type="float" office:value="0.242760007462841" calcext:value-type="float">
            <text:p>0.242760007462841</text:p>
          </table:table-cell>
          <table:table-cell office:value-type="float" office:value="2.6224" calcext:value-type="float">
            <text:p>2.6224</text:p>
          </table:table-cell>
          <table:table-cell table:formula="of:=[.G66]/[.$G$3]" office:value-type="float" office:value="0.271256568331333" calcext:value-type="float">
            <text:p>0.271256568331333</text:p>
          </table:table-cell>
          <table:table-cell office:value-type="float" office:value="2.7369" calcext:value-type="float">
            <text:p>2.7369</text:p>
          </table:table-cell>
          <table:table-cell table:formula="of:=[.I66]/[.$I$3]" office:value-type="float" office:value="0.283196920625394" calcext:value-type="float">
            <text:p>0.283196920625394</text:p>
          </table:table-cell>
          <table:table-cell office:value-type="float" office:value="3.101" calcext:value-type="float">
            <text:p>3.101</text:p>
          </table:table-cell>
          <table:table-cell table:formula="of:=[.K66]/[.$K$3]" office:value-type="float" office:value="0.320235452057624" calcext:value-type="float">
            <text:p>0.320235452057624</text:p>
          </table:table-cell>
          <table:table-cell table:formula="of:=AVERAGE([.A66];[.E66];[.I66])" office:value-type="float" office:value="2.4949" calcext:value-type="float">
            <text:p>2.4949</text:p>
          </table:table-cell>
          <table:table-cell table:formula="of:=AVERAGE([.B66];[.F66];[.J66])" office:value-type="float" office:value="0.258371807117001" calcext:value-type="float">
            <text:p>0.258371807117001</text:p>
          </table:table-cell>
          <table:table-cell table:formula="of:=AVERAGE([.C66];[.G66];[.K66])" office:value-type="float" office:value="2.8162" calcext:value-type="float">
            <text:p>2.8162</text:p>
          </table:table-cell>
          <table:table-cell table:formula="of:=AVERAGE([.D66];[.H66];[.L66])" office:value-type="float" office:value="0.291057420613659" calcext:value-type="float">
            <text:p>0.291057420613659</text:p>
          </table:table-cell>
        </table:table-row>
        <table:table-row table:style-name="ro1">
          <table:table-cell office:value-type="float" office:value="2.3442" calcext:value-type="float">
            <text:p>2.3442</text:p>
          </table:table-cell>
          <table:table-cell table:formula="of:=[.A67]/[.$A$3]" office:value-type="float" office:value="0.242788934574793" calcext:value-type="float">
            <text:p>0.242788934574793</text:p>
          </table:table-cell>
          <table:table-cell office:value-type="float" office:value="2.6794" calcext:value-type="float">
            <text:p>2.6794</text:p>
          </table:table-cell>
          <table:table-cell table:formula="of:=[.C67]/[.$C$3]" office:value-type="float" office:value="0.276946293463431" calcext:value-type="float">
            <text:p>0.276946293463431</text:p>
          </table:table-cell>
          <table:table-cell office:value-type="float" office:value="2.2933" calcext:value-type="float">
            <text:p>2.2933</text:p>
          </table:table-cell>
          <table:table-cell table:formula="of:=[.E67]/[.$E$3]" office:value-type="float" office:value="0.237701859491283" calcext:value-type="float">
            <text:p>0.237701859491283</text:p>
          </table:table-cell>
          <table:table-cell office:value-type="float" office:value="2.5855" calcext:value-type="float">
            <text:p>2.5855</text:p>
          </table:table-cell>
          <table:table-cell table:formula="of:=[.G67]/[.$G$3]" office:value-type="float" office:value="0.267439695477678" calcext:value-type="float">
            <text:p>0.267439695477678</text:p>
          </table:table-cell>
          <table:table-cell office:value-type="float" office:value="2.6602" calcext:value-type="float">
            <text:p>2.6602</text:p>
          </table:table-cell>
          <table:table-cell table:formula="of:=[.I67]/[.$I$3]" office:value-type="float" office:value="0.275260494810798" calcext:value-type="float">
            <text:p>0.275260494810798</text:p>
          </table:table-cell>
          <table:table-cell office:value-type="float" office:value="3.0414" calcext:value-type="float">
            <text:p>3.0414</text:p>
          </table:table-cell>
          <table:table-cell table:formula="of:=[.K67]/[.$K$3]" office:value-type="float" office:value="0.314080652656581" calcext:value-type="float">
            <text:p>0.314080652656581</text:p>
          </table:table-cell>
          <table:table-cell table:formula="of:=AVERAGE([.A67];[.E67];[.I67])" office:value-type="float" office:value="2.43256666666667" calcext:value-type="float">
            <text:p>2.43256666666667</text:p>
          </table:table-cell>
          <table:table-cell table:formula="of:=AVERAGE([.B67];[.F67];[.J67])" office:value-type="float" office:value="0.251917096292291" calcext:value-type="float">
            <text:p>0.251917096292291</text:p>
          </table:table-cell>
          <table:table-cell table:formula="of:=AVERAGE([.C67];[.G67];[.K67])" office:value-type="float" office:value="2.76876666666667" calcext:value-type="float">
            <text:p>2.76876666666667</text:p>
          </table:table-cell>
          <table:table-cell table:formula="of:=AVERAGE([.D67];[.H67];[.L67])" office:value-type="float" office:value="0.28615554719923" calcext:value-type="float">
            <text:p>0.28615554719923</text:p>
          </table:table-cell>
        </table:table-row>
        <table:table-row table:style-name="ro1">
          <table:table-cell office:value-type="float" office:value="2.2871" calcext:value-type="float">
            <text:p>2.2871</text:p>
          </table:table-cell>
          <table:table-cell table:formula="of:=[.A68]/[.$A$3]" office:value-type="float" office:value="0.236875084150674" calcext:value-type="float">
            <text:p>0.236875084150674</text:p>
          </table:table-cell>
          <table:table-cell office:value-type="float" office:value="2.6394" calcext:value-type="float">
            <text:p>2.6394</text:p>
          </table:table-cell>
          <table:table-cell table:formula="of:=[.C68]/[.$C$3]" office:value-type="float" office:value="0.27281184107165" calcext:value-type="float">
            <text:p>0.27281184107165</text:p>
          </table:table-cell>
          <table:table-cell office:value-type="float" office:value="2.2456" calcext:value-type="float">
            <text:p>2.2456</text:p>
          </table:table-cell>
          <table:table-cell table:formula="of:=[.E68]/[.$E$3]" office:value-type="float" office:value="0.232757727150231" calcext:value-type="float">
            <text:p>0.232757727150231</text:p>
          </table:table-cell>
          <table:table-cell office:value-type="float" office:value="2.5525" calcext:value-type="float">
            <text:p>2.5525</text:p>
          </table:table-cell>
          <table:table-cell table:formula="of:=[.G68]/[.$G$3]" office:value-type="float" office:value="0.264026231950019" calcext:value-type="float">
            <text:p>0.264026231950019</text:p>
          </table:table-cell>
          <table:table-cell office:value-type="float" office:value="2.5904" calcext:value-type="float">
            <text:p>2.5904</text:p>
          </table:table-cell>
          <table:table-cell table:formula="of:=[.I68]/[.$I$3]" office:value-type="float" office:value="0.268038036898689" calcext:value-type="float">
            <text:p>0.268038036898689</text:p>
          </table:table-cell>
          <table:table-cell office:value-type="float" office:value="2.9895" calcext:value-type="float">
            <text:p>2.9895</text:p>
          </table:table-cell>
          <table:table-cell table:formula="of:=[.K68]/[.$K$3]" office:value-type="float" office:value="0.30872102029225" calcext:value-type="float">
            <text:p>0.30872102029225</text:p>
          </table:table-cell>
          <table:table-cell table:formula="of:=AVERAGE([.A68];[.E68];[.I68])" office:value-type="float" office:value="2.37436666666667" calcext:value-type="float">
            <text:p>2.37436666666667</text:p>
          </table:table-cell>
          <table:table-cell table:formula="of:=AVERAGE([.B68];[.F68];[.J68])" office:value-type="float" office:value="0.245890282733198" calcext:value-type="float">
            <text:p>0.245890282733198</text:p>
          </table:table-cell>
          <table:table-cell table:formula="of:=AVERAGE([.C68];[.G68];[.K68])" office:value-type="float" office:value="2.72713333333333" calcext:value-type="float">
            <text:p>2.72713333333333</text:p>
          </table:table-cell>
          <table:table-cell table:formula="of:=AVERAGE([.D68];[.H68];[.L68])" office:value-type="float" office:value="0.281853031104639" calcext:value-type="float">
            <text:p>0.281853031104639</text:p>
          </table:table-cell>
        </table:table-row>
        <table:table-row table:style-name="ro1">
          <table:table-cell office:value-type="float" office:value="2.2324" calcext:value-type="float">
            <text:p>2.2324</text:p>
          </table:table-cell>
          <table:table-cell table:formula="of:=[.A69]/[.$A$3]" office:value-type="float" office:value="0.231209801870475" calcext:value-type="float">
            <text:p>0.231209801870475</text:p>
          </table:table-cell>
          <table:table-cell office:value-type="float" office:value="2.6015" calcext:value-type="float">
            <text:p>2.6015</text:p>
          </table:table-cell>
          <table:table-cell table:formula="of:=[.C69]/[.$C$3]" office:value-type="float" office:value="0.268894447430438" calcext:value-type="float">
            <text:p>0.268894447430438</text:p>
          </table:table-cell>
          <table:table-cell office:value-type="float" office:value="2.201" calcext:value-type="float">
            <text:p>2.201</text:p>
          </table:table-cell>
          <table:table-cell table:formula="of:=[.E69]/[.$E$3]" office:value-type="float" office:value="0.228134911586061" calcext:value-type="float">
            <text:p>0.228134911586061</text:p>
          </table:table-cell>
          <table:table-cell office:value-type="float" office:value="2.5218" calcext:value-type="float">
            <text:p>2.5218</text:p>
          </table:table-cell>
          <table:table-cell table:formula="of:=[.G69]/[.$G$3]" office:value-type="float" office:value="0.260850676486408" calcext:value-type="float">
            <text:p>0.260850676486408</text:p>
          </table:table-cell>
          <table:table-cell office:value-type="float" office:value="2.5217" calcext:value-type="float">
            <text:p>2.5217</text:p>
          </table:table-cell>
          <table:table-cell table:formula="of:=[.I69]/[.$I$3]" office:value-type="float" office:value="0.260929399956541" calcext:value-type="float">
            <text:p>0.260929399956541</text:p>
          </table:table-cell>
          <table:table-cell office:value-type="float" office:value="2.9387" calcext:value-type="float">
            <text:p>2.9387</text:p>
          </table:table-cell>
          <table:table-cell table:formula="of:=[.K69]/[.$K$3]" office:value-type="float" office:value="0.303474983218877" calcext:value-type="float">
            <text:p>0.303474983218877</text:p>
          </table:table-cell>
          <table:table-cell table:formula="of:=AVERAGE([.A69];[.E69];[.I69])" office:value-type="float" office:value="2.31836666666667" calcext:value-type="float">
            <text:p>2.31836666666667</text:p>
          </table:table-cell>
          <table:table-cell table:formula="of:=AVERAGE([.B69];[.F69];[.J69])" office:value-type="float" office:value="0.240091371137692" calcext:value-type="float">
            <text:p>0.240091371137692</text:p>
          </table:table-cell>
          <table:table-cell table:formula="of:=AVERAGE([.C69];[.G69];[.K69])" office:value-type="float" office:value="2.68733333333333" calcext:value-type="float">
            <text:p>2.68733333333333</text:p>
          </table:table-cell>
          <table:table-cell table:formula="of:=AVERAGE([.D69];[.H69];[.L69])" office:value-type="float" office:value="0.277740035711908" calcext:value-type="float">
            <text:p>0.277740035711908</text:p>
          </table:table-cell>
        </table:table-row>
        <table:table-row table:style-name="ro1">
          <table:table-cell office:value-type="float" office:value="2.1819" calcext:value-type="float">
            <text:p>2.1819</text:p>
          </table:table-cell>
          <table:table-cell table:formula="of:=[.A70]/[.$A$3]" office:value-type="float" office:value="0.225979513842138" calcext:value-type="float">
            <text:p>0.225979513842138</text:p>
          </table:table-cell>
          <table:table-cell office:value-type="float" office:value="2.5681" calcext:value-type="float">
            <text:p>2.5681</text:p>
          </table:table-cell>
          <table:table-cell table:formula="of:=[.C70]/[.$C$3]" office:value-type="float" office:value="0.265442179683301" calcext:value-type="float">
            <text:p>0.265442179683301</text:p>
          </table:table-cell>
          <table:table-cell office:value-type="float" office:value="2.1576" calcext:value-type="float">
            <text:p>2.1576</text:p>
          </table:table-cell>
          <table:table-cell table:formula="of:=[.E70]/[.$E$3]" office:value-type="float" office:value="0.223636476709716" calcext:value-type="float">
            <text:p>0.223636476709716</text:p>
          </table:table-cell>
          <table:table-cell office:value-type="float" office:value="2.494" calcext:value-type="float">
            <text:p>2.494</text:p>
          </table:table-cell>
          <table:table-cell table:formula="of:=[.G70]/[.$G$3]" office:value-type="float" office:value="0.257975092060077" calcext:value-type="float">
            <text:p>0.257975092060077</text:p>
          </table:table-cell>
          <table:table-cell office:value-type="float" office:value="2.4614" calcext:value-type="float">
            <text:p>2.4614</text:p>
          </table:table-cell>
          <table:table-cell table:formula="of:=[.I70]/[.$I$3]" office:value-type="float" office:value="0.254689941330464" calcext:value-type="float">
            <text:p>0.254689941330464</text:p>
          </table:table-cell>
          <table:table-cell office:value-type="float" office:value="2.8966" calcext:value-type="float">
            <text:p>2.8966</text:p>
          </table:table-cell>
          <table:table-cell table:formula="of:=[.K70]/[.$K$3]" office:value-type="float" office:value="0.299127381628543" calcext:value-type="float">
            <text:p>0.299127381628543</text:p>
          </table:table-cell>
          <table:table-cell table:formula="of:=AVERAGE([.A70];[.E70];[.I70])" office:value-type="float" office:value="2.26696666666667" calcext:value-type="float">
            <text:p>2.26696666666667</text:p>
          </table:table-cell>
          <table:table-cell table:formula="of:=AVERAGE([.B70];[.F70];[.J70])" office:value-type="float" office:value="0.234768643960773" calcext:value-type="float">
            <text:p>0.234768643960773</text:p>
          </table:table-cell>
          <table:table-cell table:formula="of:=AVERAGE([.C70];[.G70];[.K70])" office:value-type="float" office:value="2.6529" calcext:value-type="float">
            <text:p>2.6529</text:p>
          </table:table-cell>
          <table:table-cell table:formula="of:=AVERAGE([.D70];[.H70];[.L70])" office:value-type="float" office:value="0.274181551123974" calcext:value-type="float">
            <text:p>0.274181551123974</text:p>
          </table:table-cell>
        </table:table-row>
        <table:table-row table:style-name="ro1">
          <table:table-cell office:value-type="float" office:value="2.1339" calcext:value-type="float">
            <text:p>2.1339</text:p>
          </table:table-cell>
          <table:table-cell table:formula="of:=[.A71]/[.$A$3]" office:value-type="float" office:value="0.221008150963719" calcext:value-type="float">
            <text:p>0.221008150963719</text:p>
          </table:table-cell>
          <table:table-cell office:value-type="float" office:value="2.537" calcext:value-type="float">
            <text:p>2.537</text:p>
          </table:table-cell>
          <table:table-cell table:formula="of:=[.C71]/[.$C$3]" office:value-type="float" office:value="0.262227642948691" calcext:value-type="float">
            <text:p>0.262227642948691</text:p>
          </table:table-cell>
          <table:table-cell office:value-type="float" office:value="2.1175" calcext:value-type="float">
            <text:p>2.1175</text:p>
          </table:table-cell>
          <table:table-cell table:formula="of:=[.E71]/[.$E$3]" office:value-type="float" office:value="0.219480088724891" calcext:value-type="float">
            <text:p>0.219480088724891</text:p>
          </table:table-cell>
          <table:table-cell office:value-type="float" office:value="2.4685" calcext:value-type="float">
            <text:p>2.4685</text:p>
          </table:table-cell>
          <table:table-cell table:formula="of:=[.G71]/[.$G$3]" office:value-type="float" office:value="0.255337415697795" calcext:value-type="float">
            <text:p>0.255337415697795</text:p>
          </table:table-cell>
          <table:table-cell office:value-type="float" office:value="2.4017" calcext:value-type="float">
            <text:p>2.4017</text:p>
          </table:table-cell>
          <table:table-cell table:formula="of:=[.I71]/[.$I$3]" office:value-type="float" office:value="0.24851256686982" calcext:value-type="float">
            <text:p>0.24851256686982</text:p>
          </table:table-cell>
          <table:table-cell office:value-type="float" office:value="2.8547" calcext:value-type="float">
            <text:p>2.8547</text:p>
          </table:table-cell>
          <table:table-cell table:formula="of:=[.K71]/[.$K$3]" office:value-type="float" office:value="0.294800433727475" calcext:value-type="float">
            <text:p>0.294800433727475</text:p>
          </table:table-cell>
          <table:table-cell table:formula="of:=AVERAGE([.A71];[.E71];[.I71])" office:value-type="float" office:value="2.2177" calcext:value-type="float">
            <text:p>2.2177</text:p>
          </table:table-cell>
          <table:table-cell table:formula="of:=AVERAGE([.B71];[.F71];[.J71])" office:value-type="float" office:value="0.229666935519477" calcext:value-type="float">
            <text:p>0.229666935519477</text:p>
          </table:table-cell>
          <table:table-cell table:formula="of:=AVERAGE([.C71];[.G71];[.K71])" office:value-type="float" office:value="2.62006666666667" calcext:value-type="float">
            <text:p>2.62006666666667</text:p>
          </table:table-cell>
          <table:table-cell table:formula="of:=AVERAGE([.D71];[.H71];[.L71])" office:value-type="float" office:value="0.270788497457987" calcext:value-type="float">
            <text:p>0.270788497457987</text:p>
          </table:table-cell>
        </table:table-row>
        <table:table-row table:style-name="ro1">
          <table:table-cell office:value-type="float" office:value="2.0894" calcext:value-type="float">
            <text:p>2.0894</text:p>
          </table:table-cell>
          <table:table-cell table:formula="of:=[.A72]/[.$A$3]" office:value-type="float" office:value="0.216399283295185" calcext:value-type="float">
            <text:p>0.216399283295185</text:p>
          </table:table-cell>
          <table:table-cell office:value-type="float" office:value="2.5096" calcext:value-type="float">
            <text:p>2.5096</text:p>
          </table:table-cell>
          <table:table-cell table:formula="of:=[.C72]/[.$C$3]" office:value-type="float" office:value="0.259395543060322" calcext:value-type="float">
            <text:p>0.259395543060322</text:p>
          </table:table-cell>
          <table:table-cell office:value-type="float" office:value="2.0789" calcext:value-type="float">
            <text:p>2.0789</text:p>
          </table:table-cell>
          <table:table-cell table:formula="of:=[.E72]/[.$E$3]" office:value-type="float" office:value="0.215479176599847" calcext:value-type="float">
            <text:p>0.215479176599847</text:p>
          </table:table-cell>
          <table:table-cell office:value-type="float" office:value="2.4453" calcext:value-type="float">
            <text:p>2.4453</text:p>
          </table:table-cell>
          <table:table-cell table:formula="of:=[.G72]/[.$G$3]" office:value-type="float" office:value="0.252937647399561" calcext:value-type="float">
            <text:p>0.252937647399561</text:p>
          </table:table-cell>
          <table:table-cell office:value-type="float" office:value="2.3493" calcext:value-type="float">
            <text:p>2.3493</text:p>
          </table:table-cell>
          <table:table-cell table:formula="of:=[.I72]/[.$I$3]" office:value-type="float" office:value="0.243090549755285" calcext:value-type="float">
            <text:p>0.243090549755285</text:p>
          </table:table-cell>
          <table:table-cell office:value-type="float" office:value="2.8202" calcext:value-type="float">
            <text:p>2.8202</text:p>
          </table:table-cell>
          <table:table-cell table:formula="of:=[.K72]/[.$K$3]" office:value-type="float" office:value="0.29123767232922" calcext:value-type="float">
            <text:p>0.29123767232922</text:p>
          </table:table-cell>
          <table:table-cell table:formula="of:=AVERAGE([.A72];[.E72];[.I72])" office:value-type="float" office:value="2.17253333333333" calcext:value-type="float">
            <text:p>2.17253333333333</text:p>
          </table:table-cell>
          <table:table-cell table:formula="of:=AVERAGE([.B72];[.F72];[.J72])" office:value-type="float" office:value="0.224989669883439" calcext:value-type="float">
            <text:p>0.224989669883439</text:p>
          </table:table-cell>
          <table:table-cell table:formula="of:=AVERAGE([.C72];[.G72];[.K72])" office:value-type="float" office:value="2.5917" calcext:value-type="float">
            <text:p>2.5917</text:p>
          </table:table-cell>
          <table:table-cell table:formula="of:=AVERAGE([.D72];[.H72];[.L72])" office:value-type="float" office:value="0.267856954263034" calcext:value-type="float">
            <text:p>0.267856954263034</text:p>
          </table:table-cell>
        </table:table-row>
        <table:table-row table:style-name="ro1">
          <table:table-cell office:value-type="float" office:value="2.0476" calcext:value-type="float">
            <text:p>2.0476</text:p>
          </table:table-cell>
          <table:table-cell table:formula="of:=[.A73]/[.$A$3]" office:value-type="float" office:value="0.212070054788562" calcext:value-type="float">
            <text:p>0.212070054788562</text:p>
          </table:table-cell>
          <table:table-cell office:value-type="float" office:value="2.4846" calcext:value-type="float">
            <text:p>2.4846</text:p>
          </table:table-cell>
          <table:table-cell table:formula="of:=[.C73]/[.$C$3]" office:value-type="float" office:value="0.256811510315459" calcext:value-type="float">
            <text:p>0.256811510315459</text:p>
          </table:table-cell>
          <table:table-cell office:value-type="float" office:value="2.043" calcext:value-type="float">
            <text:p>2.043</text:p>
          </table:table-cell>
          <table:table-cell table:formula="of:=[.E73]/[.$E$3]" office:value-type="float" office:value="0.211758121022409" calcext:value-type="float">
            <text:p>0.211758121022409</text:p>
          </table:table-cell>
          <table:table-cell office:value-type="float" office:value="2.4244" calcext:value-type="float">
            <text:p>2.4244</text:p>
          </table:table-cell>
          <table:table-cell table:formula="of:=[.G73]/[.$G$3]" office:value-type="float" office:value="0.250775787165377" calcext:value-type="float">
            <text:p>0.250775787165377</text:p>
          </table:table-cell>
          <table:table-cell office:value-type="float" office:value="2.2978" calcext:value-type="float">
            <text:p>2.2978</text:p>
          </table:table-cell>
          <table:table-cell table:formula="of:=[.I73]/[.$I$3]" office:value-type="float" office:value="0.2377616588889" calcext:value-type="float">
            <text:p>0.2377616588889</text:p>
          </table:table-cell>
          <table:table-cell office:value-type="float" office:value="2.7864" calcext:value-type="float">
            <text:p>2.7864</text:p>
          </table:table-cell>
          <table:table-cell table:formula="of:=[.K73]/[.$K$3]" office:value-type="float" office:value="0.287747198843393" calcext:value-type="float">
            <text:p>0.287747198843393</text:p>
          </table:table-cell>
          <table:table-cell table:formula="of:=AVERAGE([.A73];[.E73];[.I73])" office:value-type="float" office:value="2.12946666666667" calcext:value-type="float">
            <text:p>2.12946666666667</text:p>
          </table:table-cell>
          <table:table-cell table:formula="of:=AVERAGE([.B73];[.F73];[.J73])" office:value-type="float" office:value="0.220529944899957" calcext:value-type="float">
            <text:p>0.220529944899957</text:p>
          </table:table-cell>
          <table:table-cell table:formula="of:=AVERAGE([.C73];[.G73];[.K73])" office:value-type="float" office:value="2.56513333333333" calcext:value-type="float">
            <text:p>2.56513333333333</text:p>
          </table:table-cell>
          <table:table-cell table:formula="of:=AVERAGE([.D73];[.H73];[.L73])" office:value-type="float" office:value="0.265111498774743" calcext:value-type="float">
            <text:p>0.265111498774743</text:p>
          </table:table-cell>
        </table:table-row>
        <table:table-row table:style-name="ro1">
          <table:table-cell office:value-type="float" office:value="2.0088" calcext:value-type="float">
            <text:p>2.0088</text:p>
          </table:table-cell>
          <table:table-cell table:formula="of:=[.A74]/[.$A$3]" office:value-type="float" office:value="0.20805153646184" calcext:value-type="float">
            <text:p>0.20805153646184</text:p>
          </table:table-cell>
          <table:table-cell office:value-type="float" office:value="2.4629" calcext:value-type="float">
            <text:p>2.4629</text:p>
          </table:table-cell>
          <table:table-cell table:formula="of:=[.C74]/[.$C$3]" office:value-type="float" office:value="0.254568569892918" calcext:value-type="float">
            <text:p>0.254568569892918</text:p>
          </table:table-cell>
          <table:table-cell office:value-type="float" office:value="2.0087" calcext:value-type="float">
            <text:p>2.0087</text:p>
          </table:table-cell>
          <table:table-cell table:formula="of:=[.E74]/[.$E$3]" office:value-type="float" office:value="0.208202906362072" calcext:value-type="float">
            <text:p>0.208202906362072</text:p>
          </table:table-cell>
          <table:table-cell office:value-type="float" office:value="2.4055" calcext:value-type="float">
            <text:p>2.4055</text:p>
          </table:table-cell>
          <table:table-cell table:formula="of:=[.G74]/[.$G$3]" office:value-type="float" office:value="0.248820803508627" calcext:value-type="float">
            <text:p>0.248820803508627</text:p>
          </table:table-cell>
          <table:table-cell office:value-type="float" office:value="2.2519" calcext:value-type="float">
            <text:p>2.2519</text:p>
          </table:table-cell>
          <table:table-cell table:formula="of:=[.I74]/[.$I$3]" office:value-type="float" office:value="0.23301222023323" calcext:value-type="float">
            <text:p>0.23301222023323</text:p>
          </table:table-cell>
          <table:table-cell office:value-type="float" office:value="2.7588" calcext:value-type="float">
            <text:p>2.7588</text:p>
          </table:table-cell>
          <table:table-cell table:formula="of:=[.K74]/[.$K$3]" office:value-type="float" office:value="0.28489698972479" calcext:value-type="float">
            <text:p>0.28489698972479</text:p>
          </table:table-cell>
          <table:table-cell table:formula="of:=AVERAGE([.A74];[.E74];[.I74])" office:value-type="float" office:value="2.0898" calcext:value-type="float">
            <text:p>2.0898</text:p>
          </table:table-cell>
          <table:table-cell table:formula="of:=AVERAGE([.B74];[.F74];[.J74])" office:value-type="float" office:value="0.216422221019047" calcext:value-type="float">
            <text:p>0.216422221019047</text:p>
          </table:table-cell>
          <table:table-cell table:formula="of:=AVERAGE([.C74];[.G74];[.K74])" office:value-type="float" office:value="2.5424" calcext:value-type="float">
            <text:p>2.5424</text:p>
          </table:table-cell>
          <table:table-cell table:formula="of:=AVERAGE([.D74];[.H74];[.L74])" office:value-type="float" office:value="0.262762121042111" calcext:value-type="float">
            <text:p>0.262762121042111</text:p>
          </table:table-cell>
        </table:table-row>
        <table:table-row table:style-name="ro1">
          <table:table-cell office:value-type="float" office:value="1.9726" calcext:value-type="float">
            <text:p>1.9726</text:p>
          </table:table-cell>
          <table:table-cell table:formula="of:=[.A75]/[.$A$3]" office:value-type="float" office:value="0.204302300291032" calcext:value-type="float">
            <text:p>0.204302300291032</text:p>
          </table:table-cell>
          <table:table-cell office:value-type="float" office:value="2.4434" calcext:value-type="float">
            <text:p>2.4434</text:p>
          </table:table-cell>
          <table:table-cell table:formula="of:=[.C75]/[.$C$3]" office:value-type="float" office:value="0.252553024351925" calcext:value-type="float">
            <text:p>0.252553024351925</text:p>
          </table:table-cell>
          <table:table-cell office:value-type="float" office:value="1.9766" calcext:value-type="float">
            <text:p>1.9766</text:p>
          </table:table-cell>
          <table:table-cell table:formula="of:=[.E75]/[.$E$3]" office:value-type="float" office:value="0.204875722962748" calcext:value-type="float">
            <text:p>0.204875722962748</text:p>
          </table:table-cell>
          <table:table-cell office:value-type="float" office:value="2.3885" calcext:value-type="float">
            <text:p>2.3885</text:p>
          </table:table-cell>
          <table:table-cell table:formula="of:=[.G75]/[.$G$3]" office:value-type="float" office:value="0.247062352600439" calcext:value-type="float">
            <text:p>0.247062352600439</text:p>
          </table:table-cell>
          <table:table-cell office:value-type="float" office:value="2.2068" calcext:value-type="float">
            <text:p>2.2068</text:p>
          </table:table-cell>
          <table:table-cell table:formula="of:=[.I75]/[.$I$3]" office:value-type="float" office:value="0.228345560464803" calcext:value-type="float">
            <text:p>0.228345560464803</text:p>
          </table:table-cell>
          <table:table-cell office:value-type="float" office:value="2.7323" calcext:value-type="float">
            <text:p>2.7323</text:p>
          </table:table-cell>
          <table:table-cell table:formula="of:=[.K75]/[.$K$3]" office:value-type="float" office:value="0.282160375897145" calcext:value-type="float">
            <text:p>0.282160375897145</text:p>
          </table:table-cell>
          <table:table-cell table:formula="of:=AVERAGE([.A75];[.E75];[.I75])" office:value-type="float" office:value="2.052" calcext:value-type="float">
            <text:p>2.052</text:p>
          </table:table-cell>
          <table:table-cell table:formula="of:=AVERAGE([.B75];[.F75];[.J75])" office:value-type="float" office:value="0.212507861239528" calcext:value-type="float">
            <text:p>0.212507861239528</text:p>
          </table:table-cell>
          <table:table-cell table:formula="of:=AVERAGE([.C75];[.G75];[.K75])" office:value-type="float" office:value="2.5214" calcext:value-type="float">
            <text:p>2.5214</text:p>
          </table:table-cell>
          <table:table-cell table:formula="of:=AVERAGE([.D75];[.H75];[.L75])" office:value-type="float" office:value="0.260591917616503" calcext:value-type="float">
            <text:p>0.260591917616503</text:p>
          </table:table-cell>
        </table:table-row>
        <table:table-row table:style-name="ro1">
          <table:table-cell office:value-type="float" office:value="1.9399" calcext:value-type="float">
            <text:p>1.9399</text:p>
          </table:table-cell>
          <table:table-cell table:formula="of:=[.A76]/[.$A$3]" office:value-type="float" office:value="0.200915559330109" calcext:value-type="float">
            <text:p>0.200915559330109</text:p>
          </table:table-cell>
          <table:table-cell office:value-type="float" office:value="2.4268" calcext:value-type="float">
            <text:p>2.4268</text:p>
          </table:table-cell>
          <table:table-cell table:formula="of:=[.C76]/[.$C$3]" office:value-type="float" office:value="0.250837226609336" calcext:value-type="float">
            <text:p>0.250837226609336</text:p>
          </table:table-cell>
          <table:table-cell office:value-type="float" office:value="1.9464" calcext:value-type="float">
            <text:p>1.9464</text:p>
          </table:table-cell>
          <table:table-cell table:formula="of:=[.E76]/[.$E$3]" office:value-type="float" office:value="0.20174547565248" calcext:value-type="float">
            <text:p>0.20174547565248</text:p>
          </table:table-cell>
          <table:table-cell office:value-type="float" office:value="2.3736" calcext:value-type="float">
            <text:p>2.3736</text:p>
          </table:table-cell>
          <table:table-cell table:formula="of:=[.G76]/[.$G$3]" office:value-type="float" office:value="0.245521122098556" calcext:value-type="float">
            <text:p>0.245521122098556</text:p>
          </table:table-cell>
          <table:table-cell office:value-type="float" office:value="2.1664" calcext:value-type="float">
            <text:p>2.1664</text:p>
          </table:table-cell>
          <table:table-cell table:formula="of:=[.I76]/[.$I$3]" office:value-type="float" office:value="0.224165226658941" calcext:value-type="float">
            <text:p>0.224165226658941</text:p>
          </table:table-cell>
          <table:table-cell office:value-type="float" office:value="2.7113" calcext:value-type="float">
            <text:p>2.7113</text:p>
          </table:table-cell>
          <table:table-cell table:formula="of:=[.K76]/[.$K$3]" office:value-type="float" office:value="0.279991738524294" calcext:value-type="float">
            <text:p>0.279991738524294</text:p>
          </table:table-cell>
          <table:table-cell table:formula="of:=AVERAGE([.A76];[.E76];[.I76])" office:value-type="float" office:value="2.01756666666667" calcext:value-type="float">
            <text:p>2.01756666666667</text:p>
          </table:table-cell>
          <table:table-cell table:formula="of:=AVERAGE([.B76];[.F76];[.J76])" office:value-type="float" office:value="0.208942087213843" calcext:value-type="float">
            <text:p>0.208942087213843</text:p>
          </table:table-cell>
          <table:table-cell table:formula="of:=AVERAGE([.C76];[.G76];[.K76])" office:value-type="float" office:value="2.5039" calcext:value-type="float">
            <text:p>2.5039</text:p>
          </table:table-cell>
          <table:table-cell table:formula="of:=AVERAGE([.D76];[.H76];[.L76])" office:value-type="float" office:value="0.258783362410729" calcext:value-type="float">
            <text:p>0.258783362410729</text:p>
          </table:table-cell>
        </table:table-row>
        <table:table-row table:style-name="ro1">
          <table:table-cell office:value-type="float" office:value="1.9094" calcext:value-type="float">
            <text:p>1.9094</text:p>
          </table:table-cell>
          <table:table-cell table:formula="of:=[.A77]/[.$A$3]" office:value-type="float" office:value="0.197756672501113" calcext:value-type="float">
            <text:p>0.197756672501113</text:p>
          </table:table-cell>
          <table:table-cell office:value-type="float" office:value="2.4121" calcext:value-type="float">
            <text:p>2.4121</text:p>
          </table:table-cell>
          <table:table-cell table:formula="of:=[.C77]/[.$C$3]" office:value-type="float" office:value="0.249317815355356" calcext:value-type="float">
            <text:p>0.249317815355356</text:p>
          </table:table-cell>
          <table:table-cell office:value-type="float" office:value="1.9176" calcext:value-type="float">
            <text:p>1.9176</text:p>
          </table:table-cell>
          <table:table-cell table:formula="of:=[.E77]/[.$E$3]" office:value-type="float" office:value="0.198760339144675" calcext:value-type="float">
            <text:p>0.198760339144675</text:p>
          </table:table-cell>
          <table:table-cell office:value-type="float" office:value="2.3601" calcext:value-type="float">
            <text:p>2.3601</text:p>
          </table:table-cell>
          <table:table-cell table:formula="of:=[.G77]/[.$G$3]" office:value-type="float" office:value="0.244124705200877" calcext:value-type="float">
            <text:p>0.244124705200877</text:p>
          </table:table-cell>
          <table:table-cell office:value-type="float" office:value="2.1267" calcext:value-type="float">
            <text:p>2.1267</text:p>
          </table:table-cell>
          <table:table-cell table:formula="of:=[.I77]/[.$I$3]" office:value-type="float" office:value="0.220057324379417" calcext:value-type="float">
            <text:p>0.220057324379417</text:p>
          </table:table-cell>
          <table:table-cell office:value-type="float" office:value="2.6914" calcext:value-type="float">
            <text:p>2.6914</text:p>
          </table:table-cell>
          <table:table-cell table:formula="of:=[.K77]/[.$K$3]" office:value-type="float" office:value="0.277936696442402" calcext:value-type="float">
            <text:p>0.277936696442402</text:p>
          </table:table-cell>
          <table:table-cell table:formula="of:=AVERAGE([.A77];[.E77];[.I77])" office:value-type="float" office:value="1.98456666666667" calcext:value-type="float">
            <text:p>1.98456666666667</text:p>
          </table:table-cell>
          <table:table-cell table:formula="of:=AVERAGE([.B77];[.F77];[.J77])" office:value-type="float" office:value="0.205524778675069" calcext:value-type="float">
            <text:p>0.205524778675069</text:p>
          </table:table-cell>
          <table:table-cell table:formula="of:=AVERAGE([.C77];[.G77];[.K77])" office:value-type="float" office:value="2.48786666666667" calcext:value-type="float">
            <text:p>2.48786666666667</text:p>
          </table:table-cell>
          <table:table-cell table:formula="of:=AVERAGE([.D77];[.H77];[.L77])" office:value-type="float" office:value="0.257126405666212" calcext:value-type="float">
            <text:p>0.257126405666212</text:p>
          </table:table-cell>
        </table:table-row>
        <table:table-row table:style-name="ro1">
          <table:table-cell office:value-type="float" office:value="1.8825" calcext:value-type="float">
            <text:p>1.8825</text:p>
          </table:table-cell>
          <table:table-cell table:formula="of:=[.A78]/[.$A$3]" office:value-type="float" office:value="0.194970637887999" calcext:value-type="float">
            <text:p>0.194970637887999</text:p>
          </table:table-cell>
          <table:table-cell office:value-type="float" office:value="2.4002" calcext:value-type="float">
            <text:p>2.4002</text:p>
          </table:table-cell>
          <table:table-cell table:formula="of:=[.C78]/[.$C$3]" office:value-type="float" office:value="0.248087815768801" calcext:value-type="float">
            <text:p>0.248087815768801</text:p>
          </table:table-cell>
          <table:table-cell office:value-type="float" office:value="1.8908" calcext:value-type="float">
            <text:p>1.8908</text:p>
          </table:table-cell>
          <table:table-cell table:formula="of:=[.E78]/[.$E$3]" office:value-type="float" office:value="0.195982503783246" calcext:value-type="float">
            <text:p>0.195982503783246</text:p>
          </table:table-cell>
          <table:table-cell office:value-type="float" office:value="2.3488" calcext:value-type="float">
            <text:p>2.3488</text:p>
          </table:table-cell>
          <table:table-cell table:formula="of:=[.G78]/[.$G$3]" office:value-type="float" office:value="0.242955852538376" calcext:value-type="float">
            <text:p>0.242955852538376</text:p>
          </table:table-cell>
          <table:table-cell office:value-type="float" office:value="2.0924" calcext:value-type="float">
            <text:p>2.0924</text:p>
          </table:table-cell>
          <table:table-cell table:formula="of:=[.I78]/[.$I$3]" office:value-type="float" office:value="0.216508179588796" calcext:value-type="float">
            <text:p>0.216508179588796</text:p>
          </table:table-cell>
          <table:table-cell office:value-type="float" office:value="2.6765" calcext:value-type="float">
            <text:p>2.6765</text:p>
          </table:table-cell>
          <table:table-cell table:formula="of:=[.K78]/[.$K$3]" office:value-type="float" office:value="0.276397996592141" calcext:value-type="float">
            <text:p>0.276397996592141</text:p>
          </table:table-cell>
          <table:table-cell table:formula="of:=AVERAGE([.A78];[.E78];[.I78])" office:value-type="float" office:value="1.95523333333333" calcext:value-type="float">
            <text:p>1.95523333333333</text:p>
          </table:table-cell>
          <table:table-cell table:formula="of:=AVERAGE([.B78];[.F78];[.J78])" office:value-type="float" office:value="0.20248710708668" calcext:value-type="float">
            <text:p>0.20248710708668</text:p>
          </table:table-cell>
          <table:table-cell table:formula="of:=AVERAGE([.C78];[.G78];[.K78])" office:value-type="float" office:value="2.47516666666667" calcext:value-type="float">
            <text:p>2.47516666666667</text:p>
          </table:table-cell>
          <table:table-cell table:formula="of:=AVERAGE([.D78];[.H78];[.L78])" office:value-type="float" office:value="0.255813888299773" calcext:value-type="float">
            <text:p>0.255813888299773</text:p>
          </table:table-cell>
        </table:table-row>
        <table:table-row table:style-name="ro1">
          <table:table-cell office:value-type="float" office:value="1.8568" calcext:value-type="float">
            <text:p>1.8568</text:p>
          </table:table-cell>
          <table:table-cell table:formula="of:=[.A79]/[.$A$3]" office:value-type="float" office:value="0.192308887346846" calcext:value-type="float">
            <text:p>0.192308887346846</text:p>
          </table:table-cell>
          <table:table-cell office:value-type="float" office:value="2.3896" calcext:value-type="float">
            <text:p>2.3896</text:p>
          </table:table-cell>
          <table:table-cell table:formula="of:=[.C79]/[.$C$3]" office:value-type="float" office:value="0.24699218588498" calcext:value-type="float">
            <text:p>0.24699218588498</text:p>
          </table:table-cell>
          <table:table-cell office:value-type="float" office:value="1.8648" calcext:value-type="float">
            <text:p>1.8648</text:p>
          </table:table-cell>
          <table:table-cell table:formula="of:=[.E79]/[.$E$3]" office:value-type="float" office:value="0.193287588880367" calcext:value-type="float">
            <text:p>0.193287588880367</text:p>
          </table:table-cell>
          <table:table-cell office:value-type="float" office:value="2.3385" calcext:value-type="float">
            <text:p>2.3385</text:p>
          </table:table-cell>
          <table:table-cell table:formula="of:=[.G79]/[.$G$3]" office:value-type="float" office:value="0.241890438164591" calcext:value-type="float">
            <text:p>0.241890438164591</text:p>
          </table:table-cell>
          <table:table-cell office:value-type="float" office:value="2.0589" calcext:value-type="float">
            <text:p>2.0589</text:p>
          </table:table-cell>
          <table:table-cell table:formula="of:=[.I79]/[.$I$3]" office:value-type="float" office:value="0.21304181368542" calcext:value-type="float">
            <text:p>0.21304181368542</text:p>
          </table:table-cell>
          <table:table-cell office:value-type="float" office:value="2.6625" calcext:value-type="float">
            <text:p>2.6625</text:p>
          </table:table-cell>
          <table:table-cell table:formula="of:=[.K79]/[.$K$3]" office:value-type="float" office:value="0.274952238343574" calcext:value-type="float">
            <text:p>0.274952238343574</text:p>
          </table:table-cell>
          <table:table-cell table:formula="of:=AVERAGE([.A79];[.E79];[.I79])" office:value-type="float" office:value="1.92683333333333" calcext:value-type="float">
            <text:p>1.92683333333333</text:p>
          </table:table-cell>
          <table:table-cell table:formula="of:=AVERAGE([.B79];[.F79];[.J79])" office:value-type="float" office:value="0.199546096637544" calcext:value-type="float">
            <text:p>0.199546096637544</text:p>
          </table:table-cell>
          <table:table-cell table:formula="of:=AVERAGE([.C79];[.G79];[.K79])" office:value-type="float" office:value="2.46353333333333" calcext:value-type="float">
            <text:p>2.46353333333333</text:p>
          </table:table-cell>
          <table:table-cell table:formula="of:=AVERAGE([.D79];[.H79];[.L79])" office:value-type="float" office:value="0.254611620797715" calcext:value-type="float">
            <text:p>0.254611620797715</text:p>
          </table:table-cell>
        </table:table-row>
        <table:table-row table:style-name="ro1">
          <table:table-cell office:value-type="float" office:value="1.8341" calcext:value-type="float">
            <text:p>1.8341</text:p>
          </table:table-cell>
          <table:table-cell table:formula="of:=[.A80]/[.$A$3]" office:value-type="float" office:value="0.189957846985593" calcext:value-type="float">
            <text:p>0.189957846985593</text:p>
          </table:table-cell>
          <table:table-cell office:value-type="float" office:value="2.3821" calcext:value-type="float">
            <text:p>2.3821</text:p>
          </table:table-cell>
          <table:table-cell table:formula="of:=[.C80]/[.$C$3]" office:value-type="float" office:value="0.246216976061521" calcext:value-type="float">
            <text:p>0.246216976061521</text:p>
          </table:table-cell>
          <table:table-cell office:value-type="float" office:value="1.8407" calcext:value-type="float">
            <text:p>1.8407</text:p>
          </table:table-cell>
          <table:table-cell table:formula="of:=[.E80]/[.$E$3]" office:value-type="float" office:value="0.190789610066544" calcext:value-type="float">
            <text:p>0.190789610066544</text:p>
          </table:table-cell>
          <table:table-cell office:value-type="float" office:value="2.3306" calcext:value-type="float">
            <text:p>2.3306</text:p>
          </table:table-cell>
          <table:table-cell table:formula="of:=[.G80]/[.$G$3]" office:value-type="float" office:value="0.241073275683727" calcext:value-type="float">
            <text:p>0.241073275683727</text:p>
          </table:table-cell>
          <table:table-cell office:value-type="float" office:value="2.0316" calcext:value-type="float">
            <text:p>2.0316</text:p>
          </table:table-cell>
          <table:table-cell table:formula="of:=[.I80]/[.$I$3]" office:value-type="float" office:value="0.21021698415819" calcext:value-type="float">
            <text:p>0.21021698415819</text:p>
          </table:table-cell>
          <table:table-cell office:value-type="float" office:value="2.6532" calcext:value-type="float">
            <text:p>2.6532</text:p>
          </table:table-cell>
          <table:table-cell table:formula="of:=[.K80]/[.$K$3]" office:value-type="float" office:value="0.27399184179274" calcext:value-type="float">
            <text:p>0.27399184179274</text:p>
          </table:table-cell>
          <table:table-cell table:formula="of:=AVERAGE([.A80];[.E80];[.I80])" office:value-type="float" office:value="1.90213333333333" calcext:value-type="float">
            <text:p>1.90213333333333</text:p>
          </table:table-cell>
          <table:table-cell table:formula="of:=AVERAGE([.B80];[.F80];[.J80])" office:value-type="float" office:value="0.196988147070109" calcext:value-type="float">
            <text:p>0.196988147070109</text:p>
          </table:table-cell>
          <table:table-cell table:formula="of:=AVERAGE([.C80];[.G80];[.K80])" office:value-type="float" office:value="2.4553" calcext:value-type="float">
            <text:p>2.4553</text:p>
          </table:table-cell>
          <table:table-cell table:formula="of:=AVERAGE([.D80];[.H80];[.L80])" office:value-type="float" office:value="0.253760697845996" calcext:value-type="float">
            <text:p>0.253760697845996</text:p>
          </table:table-cell>
        </table:table-row>
        <table:table-row table:style-name="ro1">
          <table:table-cell office:value-type="float" office:value="1.8117" calcext:value-type="float">
            <text:p>1.8117</text:p>
          </table:table-cell>
          <table:table-cell table:formula="of:=[.A81]/[.$A$3]" office:value-type="float" office:value="0.187637877642331" calcext:value-type="float">
            <text:p>0.187637877642331</text:p>
          </table:table-cell>
          <table:table-cell office:value-type="float" office:value="2.3754" calcext:value-type="float">
            <text:p>2.3754</text:p>
          </table:table-cell>
          <table:table-cell table:formula="of:=[.C81]/[.$C$3]" office:value-type="float" office:value="0.245524455285897" calcext:value-type="float">
            <text:p>0.245524455285897</text:p>
          </table:table-cell>
          <table:table-cell office:value-type="float" office:value="1.8173" calcext:value-type="float">
            <text:p>1.8173</text:p>
          </table:table-cell>
          <table:table-cell table:formula="of:=[.E81]/[.$E$3]" office:value-type="float" office:value="0.188364186653952" calcext:value-type="float">
            <text:p>0.188364186653952</text:p>
          </table:table-cell>
          <table:table-cell office:value-type="float" office:value="2.3233" calcext:value-type="float">
            <text:p>2.3233</text:p>
          </table:table-cell>
          <table:table-cell table:formula="of:=[.G81]/[.$G$3]" office:value-type="float" office:value="0.240318176176093" calcext:value-type="float">
            <text:p>0.240318176176093</text:p>
          </table:table-cell>
          <table:table-cell office:value-type="float" office:value="2.0048" calcext:value-type="float">
            <text:p>2.0048</text:p>
          </table:table-cell>
          <table:table-cell table:formula="of:=[.I81]/[.$I$3]" office:value-type="float" office:value="0.207443891435489" calcext:value-type="float">
            <text:p>0.207443891435489</text:p>
          </table:table-cell>
          <table:table-cell office:value-type="float" office:value="2.6447" calcext:value-type="float">
            <text:p>2.6447</text:p>
          </table:table-cell>
          <table:table-cell table:formula="of:=[.K81]/[.$K$3]" office:value-type="float" office:value="0.273114059998967" calcext:value-type="float">
            <text:p>0.273114059998967</text:p>
          </table:table-cell>
          <table:table-cell table:formula="of:=AVERAGE([.A81];[.E81];[.I81])" office:value-type="float" office:value="1.87793333333333" calcext:value-type="float">
            <text:p>1.87793333333333</text:p>
          </table:table-cell>
          <table:table-cell table:formula="of:=AVERAGE([.B81];[.F81];[.J81])" office:value-type="float" office:value="0.194481985243924" calcext:value-type="float">
            <text:p>0.194481985243924</text:p>
          </table:table-cell>
          <table:table-cell table:formula="of:=AVERAGE([.C81];[.G81];[.K81])" office:value-type="float" office:value="2.4478" calcext:value-type="float">
            <text:p>2.4478</text:p>
          </table:table-cell>
          <table:table-cell table:formula="of:=AVERAGE([.D81];[.H81];[.L81])" office:value-type="float" office:value="0.252985563820319" calcext:value-type="float">
            <text:p>0.252985563820319</text:p>
          </table:table-cell>
        </table:table-row>
        <table:table-row table:style-name="ro1">
          <table:table-cell office:value-type="float" office:value="1.7916" calcext:value-type="float">
            <text:p>1.7916</text:p>
          </table:table-cell>
          <table:table-cell table:formula="of:=[.A82]/[.$A$3]" office:value-type="float" office:value="0.185556119436993" calcext:value-type="float">
            <text:p>0.185556119436993</text:p>
          </table:table-cell>
          <table:table-cell office:value-type="float" office:value="2.372" calcext:value-type="float">
            <text:p>2.372</text:p>
          </table:table-cell>
          <table:table-cell table:formula="of:=[.C82]/[.$C$3]" office:value-type="float" office:value="0.245173026832596" calcext:value-type="float">
            <text:p>0.245173026832596</text:p>
          </table:table-cell>
          <table:table-cell office:value-type="float" office:value="1.7962" calcext:value-type="float">
            <text:p>1.7962</text:p>
          </table:table-cell>
          <table:table-cell table:formula="of:=[.E82]/[.$E$3]" office:value-type="float" office:value="0.186177159559692" calcext:value-type="float">
            <text:p>0.186177159559692</text:p>
          </table:table-cell>
          <table:table-cell office:value-type="float" office:value="2.3187" calcext:value-type="float">
            <text:p>2.3187</text:p>
          </table:table-cell>
          <table:table-cell table:formula="of:=[.G82]/[.$G$3]" office:value-type="float" office:value="0.239842360047995" calcext:value-type="float">
            <text:p>0.239842360047995</text:p>
          </table:table-cell>
          <table:table-cell office:value-type="float" office:value="1.9841" calcext:value-type="float">
            <text:p>1.9841</text:p>
          </table:table-cell>
          <table:table-cell table:formula="of:=[.I82]/[.$I$3]" office:value-type="float" office:value="0.20530198772803" calcext:value-type="float">
            <text:p>0.20530198772803</text:p>
          </table:table-cell>
          <table:table-cell office:value-type="float" office:value="2.6408" calcext:value-type="float">
            <text:p>2.6408</text:p>
          </table:table-cell>
          <table:table-cell table:formula="of:=[.K82]/[.$K$3]" office:value-type="float" office:value="0.272711313058295" calcext:value-type="float">
            <text:p>0.272711313058295</text:p>
          </table:table-cell>
          <table:table-cell table:formula="of:=AVERAGE([.A82];[.E82];[.I82])" office:value-type="float" office:value="1.8573" calcext:value-type="float">
            <text:p>1.8573</text:p>
          </table:table-cell>
          <table:table-cell table:formula="of:=AVERAGE([.B82];[.F82];[.J82])" office:value-type="float" office:value="0.192345088908238" calcext:value-type="float">
            <text:p>0.192345088908238</text:p>
          </table:table-cell>
          <table:table-cell table:formula="of:=AVERAGE([.C82];[.G82];[.K82])" office:value-type="float" office:value="2.44383333333333" calcext:value-type="float">
            <text:p>2.44383333333333</text:p>
          </table:table-cell>
          <table:table-cell table:formula="of:=AVERAGE([.D82];[.H82];[.L82])" office:value-type="float" office:value="0.252575566646295" calcext:value-type="float">
            <text:p>0.252575566646295</text:p>
          </table:table-cell>
        </table:table-row>
        <table:table-row table:style-name="ro1">
          <table:table-cell office:value-type="float" office:value="1.7718" calcext:value-type="float">
            <text:p>1.7718</text:p>
          </table:table-cell>
          <table:table-cell table:formula="of:=[.A83]/[.$A$3]" office:value-type="float" office:value="0.183505432249645" calcext:value-type="float">
            <text:p>0.183505432249645</text:p>
          </table:table-cell>
          <table:table-cell office:value-type="float" office:value="2.369" calcext:value-type="float">
            <text:p>2.369</text:p>
          </table:table-cell>
          <table:table-cell table:formula="of:=[.C83]/[.$C$3]" office:value-type="float" office:value="0.244862942903212" calcext:value-type="float">
            <text:p>0.244862942903212</text:p>
          </table:table-cell>
          <table:table-cell office:value-type="float" office:value="1.7751" calcext:value-type="float">
            <text:p>1.7751</text:p>
          </table:table-cell>
          <table:table-cell table:formula="of:=[.E83]/[.$E$3]" office:value-type="float" office:value="0.183990132465433" calcext:value-type="float">
            <text:p>0.183990132465433</text:p>
          </table:table-cell>
          <table:table-cell office:value-type="float" office:value="2.3142" calcext:value-type="float">
            <text:p>2.3142</text:p>
          </table:table-cell>
          <table:table-cell table:formula="of:=[.G83]/[.$G$3]" office:value-type="float" office:value="0.239376887748769" calcext:value-type="float">
            <text:p>0.239376887748769</text:p>
          </table:table-cell>
          <table:table-cell office:value-type="float" office:value="1.9638" calcext:value-type="float">
            <text:p>1.9638</text:p>
          </table:table-cell>
          <table:table-cell table:formula="of:=[.I83]/[.$I$3]" office:value-type="float" office:value="0.203201473464193" calcext:value-type="float">
            <text:p>0.203201473464193</text:p>
          </table:table-cell>
          <table:table-cell office:value-type="float" office:value="2.6372" calcext:value-type="float">
            <text:p>2.6372</text:p>
          </table:table-cell>
          <table:table-cell table:formula="of:=[.K83]/[.$K$3]" office:value-type="float" office:value="0.272339546651521" calcext:value-type="float">
            <text:p>0.272339546651521</text:p>
          </table:table-cell>
          <table:table-cell table:formula="of:=AVERAGE([.A83];[.E83];[.I83])" office:value-type="float" office:value="1.8369" calcext:value-type="float">
            <text:p>1.8369</text:p>
          </table:table-cell>
          <table:table-cell table:formula="of:=AVERAGE([.B83];[.F83];[.J83])" office:value-type="float" office:value="0.190232346059757" calcext:value-type="float">
            <text:p>0.190232346059757</text:p>
          </table:table-cell>
          <table:table-cell table:formula="of:=AVERAGE([.C83];[.G83];[.K83])" office:value-type="float" office:value="2.44013333333333" calcext:value-type="float">
            <text:p>2.44013333333333</text:p>
          </table:table-cell>
          <table:table-cell table:formula="of:=AVERAGE([.D83];[.H83];[.L83])" office:value-type="float" office:value="0.252193125767834" calcext:value-type="float">
            <text:p>0.252193125767834</text:p>
          </table:table-cell>
        </table:table-row>
        <table:table-row table:style-name="ro1">
          <table:table-cell office:value-type="float" office:value="1.7549" calcext:value-type="float">
            <text:p>1.7549</text:p>
          </table:table-cell>
          <table:table-cell table:formula="of:=[.A84]/[.$A$3]" office:value-type="float" office:value="0.181755098236202" calcext:value-type="float">
            <text:p>0.181755098236202</text:p>
          </table:table-cell>
          <table:table-cell office:value-type="float" office:value="2.3697" calcext:value-type="float">
            <text:p>2.3697</text:p>
          </table:table-cell>
          <table:table-cell table:formula="of:=[.C84]/[.$C$3]" office:value-type="float" office:value="0.244935295820069" calcext:value-type="float">
            <text:p>0.244935295820069</text:p>
          </table:table-cell>
          <table:table-cell office:value-type="float" office:value="1.7568" calcext:value-type="float">
            <text:p>1.7568</text:p>
          </table:table-cell>
          <table:table-cell table:formula="of:=[.E84]/[.$E$3]" office:value-type="float" office:value="0.182093326976098" calcext:value-type="float">
            <text:p>0.182093326976098</text:p>
          </table:table-cell>
          <table:table-cell office:value-type="float" office:value="2.3127" calcext:value-type="float">
            <text:p>2.3127</text:p>
          </table:table-cell>
          <table:table-cell table:formula="of:=[.G84]/[.$G$3]" office:value-type="float" office:value="0.239221730315694" calcext:value-type="float">
            <text:p>0.239221730315694</text:p>
          </table:table-cell>
          <table:table-cell office:value-type="float" office:value="1.9487" calcext:value-type="float">
            <text:p>1.9487</text:p>
          </table:table-cell>
          <table:table-cell table:formula="of:=[.I84]/[.$I$3]" office:value-type="float" office:value="0.201639021967447" calcext:value-type="float">
            <text:p>0.201639021967447</text:p>
          </table:table-cell>
          <table:table-cell office:value-type="float" office:value="2.6384" calcext:value-type="float">
            <text:p>2.6384</text:p>
          </table:table-cell>
          <table:table-cell table:formula="of:=[.K84]/[.$K$3]" office:value-type="float" office:value="0.272463468787112" calcext:value-type="float">
            <text:p>0.272463468787112</text:p>
          </table:table-cell>
          <table:table-cell table:formula="of:=AVERAGE([.A84];[.E84];[.I84])" office:value-type="float" office:value="1.82013333333333" calcext:value-type="float">
            <text:p>1.82013333333333</text:p>
          </table:table-cell>
          <table:table-cell table:formula="of:=AVERAGE([.B84];[.F84];[.J84])" office:value-type="float" office:value="0.188495815726582" calcext:value-type="float">
            <text:p>0.188495815726582</text:p>
          </table:table-cell>
          <table:table-cell table:formula="of:=AVERAGE([.C84];[.G84];[.K84])" office:value-type="float" office:value="2.44026666666667" calcext:value-type="float">
            <text:p>2.44026666666667</text:p>
          </table:table-cell>
          <table:table-cell table:formula="of:=AVERAGE([.D84];[.H84];[.L84])" office:value-type="float" office:value="0.252206831640958" calcext:value-type="float">
            <text:p>0.252206831640958</text:p>
          </table:table-cell>
        </table:table-row>
        <table:table-row table:style-name="ro1">
          <table:table-cell office:value-type="float" office:value="1.7377" calcext:value-type="float">
            <text:p>1.7377</text:p>
          </table:table-cell>
          <table:table-cell table:formula="of:=[.A85]/[.$A$3]" office:value-type="float" office:value="0.179973693204768" calcext:value-type="float">
            <text:p>0.179973693204768</text:p>
          </table:table-cell>
          <table:table-cell office:value-type="float" office:value="2.3701" calcext:value-type="float">
            <text:p>2.3701</text:p>
          </table:table-cell>
          <table:table-cell table:formula="of:=[.C85]/[.$C$3]" office:value-type="float" office:value="0.244976640343986" calcext:value-type="float">
            <text:p>0.244976640343986</text:p>
          </table:table-cell>
          <table:table-cell office:value-type="float" office:value="1.7379" calcext:value-type="float">
            <text:p>1.7379</text:p>
          </table:table-cell>
          <table:table-cell table:formula="of:=[.E85]/[.$E$3]" office:value-type="float" office:value="0.180134331142851" calcext:value-type="float">
            <text:p>0.180134331142851</text:p>
          </table:table-cell>
          <table:table-cell office:value-type="float" office:value="2.3106" calcext:value-type="float">
            <text:p>2.3106</text:p>
          </table:table-cell>
          <table:table-cell table:formula="of:=[.G85]/[.$G$3]" office:value-type="float" office:value="0.239004509909388" calcext:value-type="float">
            <text:p>0.239004509909388</text:p>
          </table:table-cell>
          <table:table-cell office:value-type="float" office:value="1.9337" calcext:value-type="float">
            <text:p>1.9337</text:p>
          </table:table-cell>
          <table:table-cell table:formula="of:=[.I85]/[.$I$3]" office:value-type="float" office:value="0.200086917831607" calcext:value-type="float">
            <text:p>0.200086917831607</text:p>
          </table:table-cell>
          <table:table-cell office:value-type="float" office:value="2.6396" calcext:value-type="float">
            <text:p>2.6396</text:p>
          </table:table-cell>
          <table:table-cell table:formula="of:=[.K85]/[.$K$3]" office:value-type="float" office:value="0.272587390922704" calcext:value-type="float">
            <text:p>0.272587390922704</text:p>
          </table:table-cell>
          <table:table-cell table:formula="of:=AVERAGE([.A85];[.E85];[.I85])" office:value-type="float" office:value="1.8031" calcext:value-type="float">
            <text:p>1.8031</text:p>
          </table:table-cell>
          <table:table-cell table:formula="of:=AVERAGE([.B85];[.F85];[.J85])" office:value-type="float" office:value="0.186731647393076" calcext:value-type="float">
            <text:p>0.186731647393076</text:p>
          </table:table-cell>
          <table:table-cell table:formula="of:=AVERAGE([.C85];[.G85];[.K85])" office:value-type="float" office:value="2.4401" calcext:value-type="float">
            <text:p>2.4401</text:p>
          </table:table-cell>
          <table:table-cell table:formula="of:=AVERAGE([.D85];[.H85];[.L85])" office:value-type="float" office:value="0.252189513725359" calcext:value-type="float">
            <text:p>0.252189513725359</text:p>
          </table:table-cell>
        </table:table-row>
        <table:table-row table:style-name="ro1">
          <table:table-cell office:value-type="float" office:value="1.7247" calcext:value-type="float">
            <text:p>1.7247</text:p>
          </table:table-cell>
          <table:table-cell table:formula="of:=[.A86]/[.$A$3]" office:value-type="float" office:value="0.178627282425197" calcext:value-type="float">
            <text:p>0.178627282425197</text:p>
          </table:table-cell>
          <table:table-cell office:value-type="float" office:value="2.3749" calcext:value-type="float">
            <text:p>2.3749</text:p>
          </table:table-cell>
          <table:table-cell table:formula="of:=[.C86]/[.$C$3]" office:value-type="float" office:value="0.245472774631" calcext:value-type="float">
            <text:p>0.245472774631</text:p>
          </table:table-cell>
          <table:table-cell office:value-type="float" office:value="1.7223" calcext:value-type="float">
            <text:p>1.7223</text:p>
          </table:table-cell>
          <table:table-cell table:formula="of:=[.E86]/[.$E$3]" office:value-type="float" office:value="0.178517382201124" calcext:value-type="float">
            <text:p>0.178517382201124</text:p>
          </table:table-cell>
          <table:table-cell office:value-type="float" office:value="2.3122" calcext:value-type="float">
            <text:p>2.3122</text:p>
          </table:table-cell>
          <table:table-cell table:formula="of:=[.G86]/[.$G$3]" office:value-type="float" office:value="0.239170011171335" calcext:value-type="float">
            <text:p>0.239170011171335</text:p>
          </table:table-cell>
          <table:table-cell office:value-type="float" office:value="1.9242" calcext:value-type="float">
            <text:p>1.9242</text:p>
          </table:table-cell>
          <table:table-cell table:formula="of:=[.I86]/[.$I$3]" office:value-type="float" office:value="0.199103918545575" calcext:value-type="float">
            <text:p>0.199103918545575</text:p>
          </table:table-cell>
          <table:table-cell office:value-type="float" office:value="2.6455" calcext:value-type="float">
            <text:p>2.6455</text:p>
          </table:table-cell>
          <table:table-cell table:formula="of:=[.K86]/[.$K$3]" office:value-type="float" office:value="0.273196674756028" calcext:value-type="float">
            <text:p>0.273196674756028</text:p>
          </table:table-cell>
          <table:table-cell table:formula="of:=AVERAGE([.A86];[.E86];[.I86])" office:value-type="float" office:value="1.7904" calcext:value-type="float">
            <text:p>1.7904</text:p>
          </table:table-cell>
          <table:table-cell table:formula="of:=AVERAGE([.B86];[.F86];[.J86])" office:value-type="float" office:value="0.185416194390632" calcext:value-type="float">
            <text:p>0.185416194390632</text:p>
          </table:table-cell>
          <table:table-cell table:formula="of:=AVERAGE([.C86];[.G86];[.K86])" office:value-type="float" office:value="2.4442" calcext:value-type="float">
            <text:p>2.4442</text:p>
          </table:table-cell>
          <table:table-cell table:formula="of:=AVERAGE([.D86];[.H86];[.L86])" office:value-type="float" office:value="0.252613153519454" calcext:value-type="float">
            <text:p>0.252613153519454</text:p>
          </table:table-cell>
        </table:table-row>
        <table:table-row table:style-name="ro1">
          <table:table-cell office:value-type="float" office:value="1.7117" calcext:value-type="float">
            <text:p>1.7117</text:p>
          </table:table-cell>
          <table:table-cell table:formula="of:=[.A87]/[.$A$3]" office:value-type="float" office:value="0.177280871645625" calcext:value-type="float">
            <text:p>0.177280871645625</text:p>
          </table:table-cell>
          <table:table-cell office:value-type="float" office:value="2.3796" calcext:value-type="float">
            <text:p>2.3796</text:p>
          </table:table-cell>
          <table:table-cell table:formula="of:=[.C87]/[.$C$3]" office:value-type="float" office:value="0.245958572787034" calcext:value-type="float">
            <text:p>0.245958572787034</text:p>
          </table:table-cell>
          <table:table-cell office:value-type="float" office:value="1.7062" calcext:value-type="float">
            <text:p>1.7062</text:p>
          </table:table-cell>
          <table:table-cell table:formula="of:=[.E87]/[.$E$3]" office:value-type="float" office:value="0.176848607972802" calcext:value-type="float">
            <text:p>0.176848607972802</text:p>
          </table:table-cell>
          <table:table-cell office:value-type="float" office:value="2.3132" calcext:value-type="float">
            <text:p>2.3132</text:p>
          </table:table-cell>
          <table:table-cell table:formula="of:=[.G87]/[.$G$3]" office:value-type="float" office:value="0.239273449460052" calcext:value-type="float">
            <text:p>0.239273449460052</text:p>
          </table:table-cell>
          <table:table-cell office:value-type="float" office:value="1.9146" calcext:value-type="float">
            <text:p>1.9146</text:p>
          </table:table-cell>
          <table:table-cell table:formula="of:=[.I87]/[.$I$3]" office:value-type="float" office:value="0.198110571898637" calcext:value-type="float">
            <text:p>0.198110571898637</text:p>
          </table:table-cell>
          <table:table-cell office:value-type="float" office:value="2.6518" calcext:value-type="float">
            <text:p>2.6518</text:p>
          </table:table-cell>
          <table:table-cell table:formula="of:=[.K87]/[.$K$3]" office:value-type="float" office:value="0.273847265967883" calcext:value-type="float">
            <text:p>0.273847265967883</text:p>
          </table:table-cell>
          <table:table-cell table:formula="of:=AVERAGE([.A87];[.E87];[.I87])" office:value-type="float" office:value="1.7775" calcext:value-type="float">
            <text:p>1.7775</text:p>
          </table:table-cell>
          <table:table-cell table:formula="of:=AVERAGE([.B87];[.F87];[.J87])" office:value-type="float" office:value="0.184080017172355" calcext:value-type="float">
            <text:p>0.184080017172355</text:p>
          </table:table-cell>
          <table:table-cell table:formula="of:=AVERAGE([.C87];[.G87];[.K87])" office:value-type="float" office:value="2.4482" calcext:value-type="float">
            <text:p>2.4482</text:p>
          </table:table-cell>
          <table:table-cell table:formula="of:=AVERAGE([.D87];[.H87];[.L87])" office:value-type="float" office:value="0.25302642940499" calcext:value-type="float">
            <text:p>0.25302642940499</text:p>
          </table:table-cell>
        </table:table-row>
        <table:table-row table:style-name="ro1">
          <table:table-cell office:value-type="float" office:value="1.7019" calcext:value-type="float">
            <text:p>1.7019</text:p>
          </table:table-cell>
          <table:table-cell table:formula="of:=[.A88]/[.$A$3]" office:value-type="float" office:value="0.176265885057947" calcext:value-type="float">
            <text:p>0.176265885057947</text:p>
          </table:table-cell>
          <table:table-cell office:value-type="float" office:value="2.3874" calcext:value-type="float">
            <text:p>2.3874</text:p>
          </table:table-cell>
          <table:table-cell table:formula="of:=[.C88]/[.$C$3]" office:value-type="float" office:value="0.246764791003432" calcext:value-type="float">
            <text:p>0.246764791003432</text:p>
          </table:table-cell>
          <table:table-cell office:value-type="float" office:value="1.6927" calcext:value-type="float">
            <text:p>1.6927</text:p>
          </table:table-cell>
          <table:table-cell table:formula="of:=[.E88]/[.$E$3]" office:value-type="float" office:value="0.175449325234769" calcext:value-type="float">
            <text:p>0.175449325234769</text:p>
          </table:table-cell>
          <table:table-cell office:value-type="float" office:value="2.3173" calcext:value-type="float">
            <text:p>2.3173</text:p>
          </table:table-cell>
          <table:table-cell table:formula="of:=[.G88]/[.$G$3]" office:value-type="float" office:value="0.239697546443792" calcext:value-type="float">
            <text:p>0.239697546443792</text:p>
          </table:table-cell>
          <table:table-cell office:value-type="float" office:value="1.9102" calcext:value-type="float">
            <text:p>1.9102</text:p>
          </table:table-cell>
          <table:table-cell table:formula="of:=[.I88]/[.$I$3]" office:value-type="float" office:value="0.197655288018791" calcext:value-type="float">
            <text:p>0.197655288018791</text:p>
          </table:table-cell>
          <table:table-cell office:value-type="float" office:value="2.662" calcext:value-type="float">
            <text:p>2.662</text:p>
          </table:table-cell>
          <table:table-cell table:formula="of:=[.K88]/[.$K$3]" office:value-type="float" office:value="0.274900604120411" calcext:value-type="float">
            <text:p>0.274900604120411</text:p>
          </table:table-cell>
          <table:table-cell table:formula="of:=AVERAGE([.A88];[.E88];[.I88])" office:value-type="float" office:value="1.76826666666667" calcext:value-type="float">
            <text:p>1.76826666666667</text:p>
          </table:table-cell>
          <table:table-cell table:formula="of:=AVERAGE([.B88];[.F88];[.J88])" office:value-type="float" office:value="0.183123499437169" calcext:value-type="float">
            <text:p>0.183123499437169</text:p>
          </table:table-cell>
          <table:table-cell table:formula="of:=AVERAGE([.C88];[.G88];[.K88])" office:value-type="float" office:value="2.45556666666667" calcext:value-type="float">
            <text:p>2.45556666666667</text:p>
          </table:table-cell>
          <table:table-cell table:formula="of:=AVERAGE([.D88];[.H88];[.L88])" office:value-type="float" office:value="0.253787647189211" calcext:value-type="float">
            <text:p>0.253787647189211</text:p>
          </table:table-cell>
        </table:table-row>
        <table:table-row table:style-name="ro1">
          <table:table-cell office:value-type="float" office:value="1.6931" calcext:value-type="float">
            <text:p>1.6931</text:p>
          </table:table-cell>
          <table:table-cell table:formula="of:=[.A89]/[.$A$3]" office:value-type="float" office:value="0.175354468530237" calcext:value-type="float">
            <text:p>0.175354468530237</text:p>
          </table:table-cell>
          <table:table-cell office:value-type="float" office:value="2.3964" calcext:value-type="float">
            <text:p>2.3964</text:p>
          </table:table-cell>
          <table:table-cell table:formula="of:=[.C89]/[.$C$3]" office:value-type="float" office:value="0.247695042791582" calcext:value-type="float">
            <text:p>0.247695042791582</text:p>
          </table:table-cell>
          <table:table-cell office:value-type="float" office:value="1.6796" calcext:value-type="float">
            <text:p>1.6796</text:p>
          </table:table-cell>
          <table:table-cell table:formula="of:=[.E89]/[.$E$3]" office:value-type="float" office:value="0.17409150272601" calcext:value-type="float">
            <text:p>0.17409150272601</text:p>
          </table:table-cell>
          <table:table-cell office:value-type="float" office:value="2.3218" calcext:value-type="float">
            <text:p>2.3218</text:p>
          </table:table-cell>
          <table:table-cell table:formula="of:=[.G89]/[.$G$3]" office:value-type="float" office:value="0.240163018743018" calcext:value-type="float">
            <text:p>0.240163018743018</text:p>
          </table:table-cell>
          <table:table-cell office:value-type="float" office:value="1.9066" calcext:value-type="float">
            <text:p>1.9066</text:p>
          </table:table-cell>
          <table:table-cell table:formula="of:=[.I89]/[.$I$3]" office:value-type="float" office:value="0.197282783026189" calcext:value-type="float">
            <text:p>0.197282783026189</text:p>
          </table:table-cell>
          <table:table-cell office:value-type="float" office:value="2.6734" calcext:value-type="float">
            <text:p>2.6734</text:p>
          </table:table-cell>
          <table:table-cell table:formula="of:=[.K89]/[.$K$3]" office:value-type="float" office:value="0.27607786440853" calcext:value-type="float">
            <text:p>0.27607786440853</text:p>
          </table:table-cell>
          <table:table-cell table:formula="of:=AVERAGE([.A89];[.E89];[.I89])" office:value-type="float" office:value="1.75976666666667" calcext:value-type="float">
            <text:p>1.75976666666667</text:p>
          </table:table-cell>
          <table:table-cell table:formula="of:=AVERAGE([.B89];[.F89];[.J89])" office:value-type="float" office:value="0.182242918094146" calcext:value-type="float">
            <text:p>0.182242918094146</text:p>
          </table:table-cell>
          <table:table-cell table:formula="of:=AVERAGE([.C89];[.G89];[.K89])" office:value-type="float" office:value="2.46386666666667" calcext:value-type="float">
            <text:p>2.46386666666667</text:p>
          </table:table-cell>
          <table:table-cell table:formula="of:=AVERAGE([.D89];[.H89];[.L89])" office:value-type="float" office:value="0.25464530864771" calcext:value-type="float">
            <text:p>0.25464530864771</text:p>
          </table:table-cell>
        </table:table-row>
        <table:table-row table:style-name="ro1">
          <table:table-cell office:value-type="float" office:value="1.6867" calcext:value-type="float">
            <text:p>1.6867</text:p>
          </table:table-cell>
          <table:table-cell table:formula="of:=[.A90]/[.$A$3]" office:value-type="float" office:value="0.174691620146448" calcext:value-type="float">
            <text:p>0.174691620146448</text:p>
          </table:table-cell>
          <table:table-cell office:value-type="float" office:value="2.4073" calcext:value-type="float">
            <text:p>2.4073</text:p>
          </table:table-cell>
          <table:table-cell table:formula="of:=[.C90]/[.$C$3]" office:value-type="float" office:value="0.248821681068343" calcext:value-type="float">
            <text:p>0.248821681068343</text:p>
          </table:table-cell>
          <table:table-cell office:value-type="float" office:value="1.6678" calcext:value-type="float">
            <text:p>1.6678</text:p>
          </table:table-cell>
          <table:table-cell table:formula="of:=[.E90]/[.$E$3]" office:value-type="float" office:value="0.172868425962396" calcext:value-type="float">
            <text:p>0.172868425962396</text:p>
          </table:table-cell>
          <table:table-cell office:value-type="float" office:value="2.328" calcext:value-type="float">
            <text:p>2.328</text:p>
          </table:table-cell>
          <table:table-cell table:formula="of:=[.G90]/[.$G$3]" office:value-type="float" office:value="0.240804336133063" calcext:value-type="float">
            <text:p>0.240804336133063</text:p>
          </table:table-cell>
          <table:table-cell office:value-type="float" office:value="1.9072" calcext:value-type="float">
            <text:p>1.9072</text:p>
          </table:table-cell>
          <table:table-cell table:formula="of:=[.I90]/[.$I$3]" office:value-type="float" office:value="0.197344867191623" calcext:value-type="float">
            <text:p>0.197344867191623</text:p>
          </table:table-cell>
          <table:table-cell office:value-type="float" office:value="2.6878" calcext:value-type="float">
            <text:p>2.6878</text:p>
          </table:table-cell>
          <table:table-cell table:formula="of:=[.K90]/[.$K$3]" office:value-type="float" office:value="0.277564930035628" calcext:value-type="float">
            <text:p>0.277564930035628</text:p>
          </table:table-cell>
          <table:table-cell table:formula="of:=AVERAGE([.A90];[.E90];[.I90])" office:value-type="float" office:value="1.7539" calcext:value-type="float">
            <text:p>1.7539</text:p>
          </table:table-cell>
          <table:table-cell table:formula="of:=AVERAGE([.B90];[.F90];[.J90])" office:value-type="float" office:value="0.181634971100155" calcext:value-type="float">
            <text:p>0.181634971100155</text:p>
          </table:table-cell>
          <table:table-cell table:formula="of:=AVERAGE([.C90];[.G90];[.K90])" office:value-type="float" office:value="2.47436666666667" calcext:value-type="float">
            <text:p>2.47436666666667</text:p>
          </table:table-cell>
          <table:table-cell table:formula="of:=AVERAGE([.D90];[.H90];[.L90])" office:value-type="float" office:value="0.255730315745678" calcext:value-type="float">
            <text:p>0.255730315745678</text:p>
          </table:table-cell>
        </table:table-row>
        <table:table-row table:style-name="ro1">
          <table:table-cell office:value-type="float" office:value="1.6827" calcext:value-type="float">
            <text:p>1.6827</text:p>
          </table:table-cell>
          <table:table-cell table:formula="of:=[.A91]/[.$A$3]" office:value-type="float" office:value="0.17427733990658" calcext:value-type="float">
            <text:p>0.17427733990658</text:p>
          </table:table-cell>
          <table:table-cell office:value-type="float" office:value="2.4205" calcext:value-type="float">
            <text:p>2.4205</text:p>
          </table:table-cell>
          <table:table-cell table:formula="of:=[.C91]/[.$C$3]" office:value-type="float" office:value="0.25018605035763" calcext:value-type="float">
            <text:p>0.25018605035763</text:p>
          </table:table-cell>
          <table:table-cell office:value-type="float" office:value="1.6574" calcext:value-type="float">
            <text:p>1.6574</text:p>
          </table:table-cell>
          <table:table-cell table:formula="of:=[.E91]/[.$E$3]" office:value-type="float" office:value="0.171790460001244" calcext:value-type="float">
            <text:p>0.171790460001244</text:p>
          </table:table-cell>
          <table:table-cell office:value-type="float" office:value="2.3361" calcext:value-type="float">
            <text:p>2.3361</text:p>
          </table:table-cell>
          <table:table-cell table:formula="of:=[.G91]/[.$G$3]" office:value-type="float" office:value="0.24164218627167" calcext:value-type="float">
            <text:p>0.24164218627167</text:p>
          </table:table-cell>
          <table:table-cell office:value-type="float" office:value="1.9098" calcext:value-type="float">
            <text:p>1.9098</text:p>
          </table:table-cell>
          <table:table-cell table:formula="of:=[.I91]/[.$I$3]" office:value-type="float" office:value="0.197613898575168" calcext:value-type="float">
            <text:p>0.197613898575168</text:p>
          </table:table-cell>
          <table:table-cell office:value-type="float" office:value="2.7041" calcext:value-type="float">
            <text:p>2.7041</text:p>
          </table:table-cell>
          <table:table-cell table:formula="of:=[.K91]/[.$K$3]" office:value-type="float" office:value="0.279248205710745" calcext:value-type="float">
            <text:p>0.279248205710745</text:p>
          </table:table-cell>
          <table:table-cell table:formula="of:=AVERAGE([.A91];[.E91];[.I91])" office:value-type="float" office:value="1.74996666666667" calcext:value-type="float">
            <text:p>1.74996666666667</text:p>
          </table:table-cell>
          <table:table-cell table:formula="of:=AVERAGE([.B91];[.F91];[.J91])" office:value-type="float" office:value="0.181227232827664" calcext:value-type="float">
            <text:p>0.181227232827664</text:p>
          </table:table-cell>
          <table:table-cell table:formula="of:=AVERAGE([.C91];[.G91];[.K91])" office:value-type="float" office:value="2.4869" calcext:value-type="float">
            <text:p>2.4869</text:p>
          </table:table-cell>
          <table:table-cell table:formula="of:=AVERAGE([.D91];[.H91];[.L91])" office:value-type="float" office:value="0.257025480780015" calcext:value-type="float">
            <text:p>0.257025480780015</text:p>
          </table:table-cell>
        </table:table-row>
        <table:table-row table:style-name="ro1">
          <table:table-cell office:value-type="float" office:value="1.6794" calcext:value-type="float">
            <text:p>1.6794</text:p>
          </table:table-cell>
          <table:table-cell table:formula="of:=[.A92]/[.$A$3]" office:value-type="float" office:value="0.173935558708688" calcext:value-type="float">
            <text:p>0.173935558708688</text:p>
          </table:table-cell>
          <table:table-cell office:value-type="float" office:value="2.4344" calcext:value-type="float">
            <text:p>2.4344</text:p>
          </table:table-cell>
          <table:table-cell table:formula="of:=[.C92]/[.$C$3]" office:value-type="float" office:value="0.251622772563774" calcext:value-type="float">
            <text:p>0.251622772563774</text:p>
          </table:table-cell>
          <table:table-cell office:value-type="float" office:value="1.6472" calcext:value-type="float">
            <text:p>1.6472</text:p>
          </table:table-cell>
          <table:table-cell table:formula="of:=[.E92]/[.$E$3]" office:value-type="float" office:value="0.17073322415473" calcext:value-type="float">
            <text:p>0.17073322415473</text:p>
          </table:table-cell>
          <table:table-cell office:value-type="float" office:value="2.3443" calcext:value-type="float">
            <text:p>2.3443</text:p>
          </table:table-cell>
          <table:table-cell table:formula="of:=[.G92]/[.$G$3]" office:value-type="float" office:value="0.242490380239149" calcext:value-type="float">
            <text:p>0.242490380239149</text:p>
          </table:table-cell>
          <table:table-cell office:value-type="float" office:value="1.9147" calcext:value-type="float">
            <text:p>1.9147</text:p>
          </table:table-cell>
          <table:table-cell table:formula="of:=[.I92]/[.$I$3]" office:value-type="float" office:value="0.198120919259543" calcext:value-type="float">
            <text:p>0.198120919259543</text:p>
          </table:table-cell>
          <table:table-cell office:value-type="float" office:value="2.7223" calcext:value-type="float">
            <text:p>2.7223</text:p>
          </table:table-cell>
          <table:table-cell table:formula="of:=[.K92]/[.$K$3]" office:value-type="float" office:value="0.281127691433882" calcext:value-type="float">
            <text:p>0.281127691433882</text:p>
          </table:table-cell>
          <table:table-cell table:formula="of:=AVERAGE([.A92];[.E92];[.I92])" office:value-type="float" office:value="1.7471" calcext:value-type="float">
            <text:p>1.7471</text:p>
          </table:table-cell>
          <table:table-cell table:formula="of:=AVERAGE([.B92];[.F92];[.J92])" office:value-type="float" office:value="0.180929900707654" calcext:value-type="float">
            <text:p>0.180929900707654</text:p>
          </table:table-cell>
          <table:table-cell table:formula="of:=AVERAGE([.C92];[.G92];[.K92])" office:value-type="float" office:value="2.50033333333333" calcext:value-type="float">
            <text:p>2.50033333333333</text:p>
          </table:table-cell>
          <table:table-cell table:formula="of:=AVERAGE([.D92];[.H92];[.L92])" office:value-type="float" office:value="0.258413614745602" calcext:value-type="float">
            <text:p>0.258413614745602</text:p>
          </table:table-cell>
        </table:table-row>
        <table:table-row table:style-name="ro1">
          <table:table-cell office:value-type="float" office:value="1.6798" calcext:value-type="float">
            <text:p>1.6798</text:p>
          </table:table-cell>
          <table:table-cell table:formula="of:=[.A93]/[.$A$3]" office:value-type="float" office:value="0.173976986732675" calcext:value-type="float">
            <text:p>0.173976986732675</text:p>
          </table:table-cell>
          <table:table-cell office:value-type="float" office:value="2.4514" calcext:value-type="float">
            <text:p>2.4514</text:p>
          </table:table-cell>
          <table:table-cell table:formula="of:=[.C93]/[.$C$3]" office:value-type="float" office:value="0.253379914830281" calcext:value-type="float">
            <text:p>0.253379914830281</text:p>
          </table:table-cell>
          <table:table-cell office:value-type="float" office:value="1.64" calcext:value-type="float">
            <text:p>1.64</text:p>
          </table:table-cell>
          <table:table-cell table:formula="of:=[.E93]/[.$E$3]" office:value-type="float" office:value="0.169986940027778" calcext:value-type="float">
            <text:p>0.169986940027778</text:p>
          </table:table-cell>
          <table:table-cell office:value-type="float" office:value="2.3559" calcext:value-type="float">
            <text:p>2.3559</text:p>
          </table:table-cell>
          <table:table-cell table:formula="of:=[.G93]/[.$G$3]" office:value-type="float" office:value="0.243690264388266" calcext:value-type="float">
            <text:p>0.243690264388266</text:p>
          </table:table-cell>
          <table:table-cell office:value-type="float" office:value="1.9225" calcext:value-type="float">
            <text:p>1.9225</text:p>
          </table:table-cell>
          <table:table-cell table:formula="of:=[.I93]/[.$I$3]" office:value-type="float" office:value="0.19892801341018" calcext:value-type="float">
            <text:p>0.19892801341018</text:p>
          </table:table-cell>
          <table:table-cell office:value-type="float" office:value="2.7431" calcext:value-type="float">
            <text:p>2.7431</text:p>
          </table:table-cell>
          <table:table-cell table:formula="of:=[.K93]/[.$K$3]" office:value-type="float" office:value="0.283275675117468" calcext:value-type="float">
            <text:p>0.283275675117468</text:p>
          </table:table-cell>
          <table:table-cell table:formula="of:=AVERAGE([.A93];[.E93];[.I93])" office:value-type="float" office:value="1.74743333333333" calcext:value-type="float">
            <text:p>1.74743333333333</text:p>
          </table:table-cell>
          <table:table-cell table:formula="of:=AVERAGE([.B93];[.F93];[.J93])" office:value-type="float" office:value="0.180963980056878" calcext:value-type="float">
            <text:p>0.180963980056878</text:p>
          </table:table-cell>
          <table:table-cell table:formula="of:=AVERAGE([.C93];[.G93];[.K93])" office:value-type="float" office:value="2.5168" calcext:value-type="float">
            <text:p>2.5168</text:p>
          </table:table-cell>
          <table:table-cell table:formula="of:=AVERAGE([.D93];[.H93];[.L93])" office:value-type="float" office:value="0.260115284778672" calcext:value-type="float">
            <text:p>0.260115284778672</text:p>
          </table:table-cell>
        </table:table-row>
        <table:table-row table:style-name="ro1">
          <table:table-cell office:value-type="float" office:value="1.6796" calcext:value-type="float">
            <text:p>1.6796</text:p>
          </table:table-cell>
          <table:table-cell table:formula="of:=[.A94]/[.$A$3]" office:value-type="float" office:value="0.173956272720682" calcext:value-type="float">
            <text:p>0.173956272720682</text:p>
          </table:table-cell>
          <table:table-cell office:value-type="float" office:value="2.468" calcext:value-type="float">
            <text:p>2.468</text:p>
          </table:table-cell>
          <table:table-cell table:formula="of:=[.C94]/[.$C$3]" office:value-type="float" office:value="0.25509571257287" calcext:value-type="float">
            <text:p>0.25509571257287</text:p>
          </table:table-cell>
          <table:table-cell office:value-type="float" office:value="1.6317" calcext:value-type="float">
            <text:p>1.6317</text:p>
          </table:table-cell>
          <table:table-cell table:formula="of:=[.E94]/[.$E$3]" office:value-type="float" office:value="0.169126640270321" calcext:value-type="float">
            <text:p>0.169126640270321</text:p>
          </table:table-cell>
          <table:table-cell office:value-type="float" office:value="2.3662" calcext:value-type="float">
            <text:p>2.3662</text:p>
          </table:table-cell>
          <table:table-cell table:formula="of:=[.G94]/[.$G$3]" office:value-type="float" office:value="0.244755678762051" calcext:value-type="float">
            <text:p>0.244755678762051</text:p>
          </table:table-cell>
          <table:table-cell office:value-type="float" office:value="1.931" calcext:value-type="float">
            <text:p>1.931</text:p>
          </table:table-cell>
          <table:table-cell table:formula="of:=[.I94]/[.$I$3]" office:value-type="float" office:value="0.199807539087156" calcext:value-type="float">
            <text:p>0.199807539087156</text:p>
          </table:table-cell>
          <table:table-cell office:value-type="float" office:value="2.7645" calcext:value-type="float">
            <text:p>2.7645</text:p>
          </table:table-cell>
          <table:table-cell table:formula="of:=[.K94]/[.$K$3]" office:value-type="float" office:value="0.285485619868849" calcext:value-type="float">
            <text:p>0.285485619868849</text:p>
          </table:table-cell>
          <table:table-cell table:formula="of:=AVERAGE([.A94];[.E94];[.I94])" office:value-type="float" office:value="1.74743333333333" calcext:value-type="float">
            <text:p>1.74743333333333</text:p>
          </table:table-cell>
          <table:table-cell table:formula="of:=AVERAGE([.B94];[.F94];[.J94])" office:value-type="float" office:value="0.180963484026053" calcext:value-type="float">
            <text:p>0.180963484026053</text:p>
          </table:table-cell>
          <table:table-cell table:formula="of:=AVERAGE([.C94];[.G94];[.K94])" office:value-type="float" office:value="2.5329" calcext:value-type="float">
            <text:p>2.5329</text:p>
          </table:table-cell>
          <table:table-cell table:formula="of:=AVERAGE([.D94];[.H94];[.L94])" office:value-type="float" office:value="0.26177900373459" calcext:value-type="float">
            <text:p>0.26177900373459</text:p>
          </table:table-cell>
        </table:table-row>
        <table:table-row table:style-name="ro1">
          <table:table-cell office:value-type="float" office:value="1.6839" calcext:value-type="float">
            <text:p>1.6839</text:p>
          </table:table-cell>
          <table:table-cell table:formula="of:=[.A95]/[.$A$3]" office:value-type="float" office:value="0.17440162397854" calcext:value-type="float">
            <text:p>0.17440162397854</text:p>
          </table:table-cell>
          <table:table-cell office:value-type="float" office:value="2.4883" calcext:value-type="float">
            <text:p>2.4883</text:p>
          </table:table-cell>
          <table:table-cell table:formula="of:=[.C95]/[.$C$3]" office:value-type="float" office:value="0.257193947161698" calcext:value-type="float">
            <text:p>0.257193947161698</text:p>
          </table:table-cell>
          <table:table-cell office:value-type="float" office:value="1.6281" calcext:value-type="float">
            <text:p>1.6281</text:p>
          </table:table-cell>
          <table:table-cell table:formula="of:=[.E95]/[.$E$3]" office:value-type="float" office:value="0.168753498206845" calcext:value-type="float">
            <text:p>0.168753498206845</text:p>
          </table:table-cell>
          <table:table-cell office:value-type="float" office:value="2.381" calcext:value-type="float">
            <text:p>2.381</text:p>
          </table:table-cell>
          <table:table-cell table:formula="of:=[.G95]/[.$G$3]" office:value-type="float" office:value="0.246286565435061" calcext:value-type="float">
            <text:p>0.246286565435061</text:p>
          </table:table-cell>
          <table:table-cell office:value-type="float" office:value="1.9425" calcext:value-type="float">
            <text:p>1.9425</text:p>
          </table:table-cell>
          <table:table-cell table:formula="of:=[.I95]/[.$I$3]" office:value-type="float" office:value="0.2009974855913" calcext:value-type="float">
            <text:p>0.2009974855913</text:p>
          </table:table-cell>
          <table:table-cell office:value-type="float" office:value="2.789" calcext:value-type="float">
            <text:p>2.789</text:p>
          </table:table-cell>
          <table:table-cell table:formula="of:=[.K95]/[.$K$3]" office:value-type="float" office:value="0.288015696803842" calcext:value-type="float">
            <text:p>0.288015696803842</text:p>
          </table:table-cell>
          <table:table-cell table:formula="of:=AVERAGE([.A95];[.E95];[.I95])" office:value-type="float" office:value="1.7515" calcext:value-type="float">
            <text:p>1.7515</text:p>
          </table:table-cell>
          <table:table-cell table:formula="of:=AVERAGE([.B95];[.F95];[.J95])" office:value-type="float" office:value="0.181384202592228" calcext:value-type="float">
            <text:p>0.181384202592228</text:p>
          </table:table-cell>
          <table:table-cell table:formula="of:=AVERAGE([.C95];[.G95];[.K95])" office:value-type="float" office:value="2.55276666666667" calcext:value-type="float">
            <text:p>2.55276666666667</text:p>
          </table:table-cell>
          <table:table-cell table:formula="of:=AVERAGE([.D95];[.H95];[.L95])" office:value-type="float" office:value="0.2638320698002" calcext:value-type="float">
            <text:p>0.2638320698002</text:p>
          </table:table-cell>
        </table:table-row>
        <table:table-row table:style-name="ro1">
          <table:table-cell office:value-type="float" office:value="1.6878" calcext:value-type="float">
            <text:p>1.6878</text:p>
          </table:table-cell>
          <table:table-cell table:formula="of:=[.A96]/[.$A$3]" office:value-type="float" office:value="0.174805547212412" calcext:value-type="float">
            <text:p>0.174805547212412</text:p>
          </table:table-cell>
          <table:table-cell office:value-type="float" office:value="2.5084" calcext:value-type="float">
            <text:p>2.5084</text:p>
          </table:table-cell>
          <table:table-cell table:formula="of:=[.C96]/[.$C$3]" office:value-type="float" office:value="0.259271509488568" calcext:value-type="float">
            <text:p>0.259271509488568</text:p>
          </table:table-cell>
          <table:table-cell office:value-type="float" office:value="1.6229" calcext:value-type="float">
            <text:p>1.6229</text:p>
          </table:table-cell>
          <table:table-cell table:formula="of:=[.E96]/[.$E$3]" office:value-type="float" office:value="0.168214515226269" calcext:value-type="float">
            <text:p>0.168214515226269</text:p>
          </table:table-cell>
          <table:table-cell office:value-type="float" office:value="2.3942" calcext:value-type="float">
            <text:p>2.3942</text:p>
          </table:table-cell>
          <table:table-cell table:formula="of:=[.G96]/[.$G$3]" office:value-type="float" office:value="0.247651950846125" calcext:value-type="float">
            <text:p>0.247651950846125</text:p>
          </table:table-cell>
          <table:table-cell office:value-type="float" office:value="1.9539" calcext:value-type="float">
            <text:p>1.9539</text:p>
          </table:table-cell>
          <table:table-cell table:formula="of:=[.I96]/[.$I$3]" office:value-type="float" office:value="0.202177084734538" calcext:value-type="float">
            <text:p>0.202177084734538</text:p>
          </table:table-cell>
          <table:table-cell office:value-type="float" office:value="2.8136" calcext:value-type="float">
            <text:p>2.8136</text:p>
          </table:table-cell>
          <table:table-cell table:formula="of:=[.K96]/[.$K$3]" office:value-type="float" office:value="0.290556100583467" calcext:value-type="float">
            <text:p>0.290556100583467</text:p>
          </table:table-cell>
          <table:table-cell table:formula="of:=AVERAGE([.A96];[.E96];[.I96])" office:value-type="float" office:value="1.75486666666667" calcext:value-type="float">
            <text:p>1.75486666666667</text:p>
          </table:table-cell>
          <table:table-cell table:formula="of:=AVERAGE([.B96];[.F96];[.J96])" office:value-type="float" office:value="0.181732382391073" calcext:value-type="float">
            <text:p>0.181732382391073</text:p>
          </table:table-cell>
          <table:table-cell table:formula="of:=AVERAGE([.C96];[.G96];[.K96])" office:value-type="float" office:value="2.57206666666667" calcext:value-type="float">
            <text:p>2.57206666666667</text:p>
          </table:table-cell>
          <table:table-cell table:formula="of:=AVERAGE([.D96];[.H96];[.L96])" office:value-type="float" office:value="0.265826520306053" calcext:value-type="float">
            <text:p>0.265826520306053</text:p>
          </table:table-cell>
        </table:table-row>
        <table:table-row table:style-name="ro1">
          <table:table-cell office:value-type="float" office:value="1.6939" calcext:value-type="float">
            <text:p>1.6939</text:p>
          </table:table-cell>
          <table:table-cell table:formula="of:=[.A97]/[.$A$3]" office:value-type="float" office:value="0.175437324578211" calcext:value-type="float">
            <text:p>0.175437324578211</text:p>
          </table:table-cell>
          <table:table-cell office:value-type="float" office:value="2.5306" calcext:value-type="float">
            <text:p>2.5306</text:p>
          </table:table-cell>
          <table:table-cell table:formula="of:=[.C97]/[.$C$3]" office:value-type="float" office:value="0.261566130566007" calcext:value-type="float">
            <text:p>0.261566130566007</text:p>
          </table:table-cell>
          <table:table-cell office:value-type="float" office:value="1.6217" calcext:value-type="float">
            <text:p>1.6217</text:p>
          </table:table-cell>
          <table:table-cell table:formula="of:=[.E97]/[.$E$3]" office:value-type="float" office:value="0.168090134538444" calcext:value-type="float">
            <text:p>0.168090134538444</text:p>
          </table:table-cell>
          <table:table-cell office:value-type="float" office:value="2.4112" calcext:value-type="float">
            <text:p>2.4112</text:p>
          </table:table-cell>
          <table:table-cell table:formula="of:=[.G97]/[.$G$3]" office:value-type="float" office:value="0.249410401754313" calcext:value-type="float">
            <text:p>0.249410401754313</text:p>
          </table:table-cell>
          <table:table-cell office:value-type="float" office:value="1.9678" calcext:value-type="float">
            <text:p>1.9678</text:p>
          </table:table-cell>
          <table:table-cell table:formula="of:=[.I97]/[.$I$3]" office:value-type="float" office:value="0.203615367900417" calcext:value-type="float">
            <text:p>0.203615367900417</text:p>
          </table:table-cell>
          <table:table-cell office:value-type="float" office:value="2.8408" calcext:value-type="float">
            <text:p>2.8408</text:p>
          </table:table-cell>
          <table:table-cell table:formula="of:=[.K97]/[.$K$3]" office:value-type="float" office:value="0.29336500232354" calcext:value-type="float">
            <text:p>0.29336500232354</text:p>
          </table:table-cell>
          <table:table-cell table:formula="of:=AVERAGE([.A97];[.E97];[.I97])" office:value-type="float" office:value="1.76113333333333" calcext:value-type="float">
            <text:p>1.76113333333333</text:p>
          </table:table-cell>
          <table:table-cell table:formula="of:=AVERAGE([.B97];[.F97];[.J97])" office:value-type="float" office:value="0.182380942339024" calcext:value-type="float">
            <text:p>0.182380942339024</text:p>
          </table:table-cell>
          <table:table-cell table:formula="of:=AVERAGE([.C97];[.G97];[.K97])" office:value-type="float" office:value="2.5942" calcext:value-type="float">
            <text:p>2.5942</text:p>
          </table:table-cell>
          <table:table-cell table:formula="of:=AVERAGE([.D97];[.H97];[.L97])" office:value-type="float" office:value="0.268113844881287" calcext:value-type="float">
            <text:p>0.268113844881287</text:p>
          </table:table-cell>
        </table:table-row>
        <table:table-row table:style-name="ro1">
          <table:table-cell office:value-type="float" office:value="1.7014" calcext:value-type="float">
            <text:p>1.7014</text:p>
          </table:table-cell>
          <table:table-cell table:formula="of:=[.A98]/[.$A$3]" office:value-type="float" office:value="0.176214100027964" calcext:value-type="float">
            <text:p>0.176214100027964</text:p>
          </table:table-cell>
          <table:table-cell office:value-type="float" office:value="2.554" calcext:value-type="float">
            <text:p>2.554</text:p>
          </table:table-cell>
          <table:table-cell table:formula="of:=[.C98]/[.$C$3]" office:value-type="float" office:value="0.263984785215198" calcext:value-type="float">
            <text:p>0.263984785215198</text:p>
          </table:table-cell>
          <table:table-cell office:value-type="float" office:value="1.6211" calcext:value-type="float">
            <text:p>1.6211</text:p>
          </table:table-cell>
          <table:table-cell table:formula="of:=[.E98]/[.$E$3]" office:value-type="float" office:value="0.168027944194531" calcext:value-type="float">
            <text:p>0.168027944194531</text:p>
          </table:table-cell>
          <table:table-cell office:value-type="float" office:value="2.4287" calcext:value-type="float">
            <text:p>2.4287</text:p>
          </table:table-cell>
          <table:table-cell table:formula="of:=[.G98]/[.$G$3]" office:value-type="float" office:value="0.25122057180686" calcext:value-type="float">
            <text:p>0.25122057180686</text:p>
          </table:table-cell>
          <table:table-cell office:value-type="float" office:value="1.9819" calcext:value-type="float">
            <text:p>1.9819</text:p>
          </table:table-cell>
          <table:table-cell table:formula="of:=[.I98]/[.$I$3]" office:value-type="float" office:value="0.205074345788107" calcext:value-type="float">
            <text:p>0.205074345788107</text:p>
          </table:table-cell>
          <table:table-cell office:value-type="float" office:value="2.8686" calcext:value-type="float">
            <text:p>2.8686</text:p>
          </table:table-cell>
          <table:table-cell table:formula="of:=[.K98]/[.$K$3]" office:value-type="float" office:value="0.296235865131409" calcext:value-type="float">
            <text:p>0.296235865131409</text:p>
          </table:table-cell>
          <table:table-cell table:formula="of:=AVERAGE([.A98];[.E98];[.I98])" office:value-type="float" office:value="1.76813333333333" calcext:value-type="float">
            <text:p>1.76813333333333</text:p>
          </table:table-cell>
          <table:table-cell table:formula="of:=AVERAGE([.B98];[.F98];[.J98])" office:value-type="float" office:value="0.183105463336867" calcext:value-type="float">
            <text:p>0.183105463336867</text:p>
          </table:table-cell>
          <table:table-cell table:formula="of:=AVERAGE([.C98];[.G98];[.K98])" office:value-type="float" office:value="2.6171" calcext:value-type="float">
            <text:p>2.6171</text:p>
          </table:table-cell>
          <table:table-cell table:formula="of:=AVERAGE([.D98];[.H98];[.L98])" office:value-type="float" office:value="0.270480407384489" calcext:value-type="float">
            <text:p>0.270480407384489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table:formula="of:=[.A99]/[.$A$3]" office:value-type="float" office:value="0.177001232483714" calcext:value-type="float">
            <text:p>0.177001232483714</text:p>
          </table:table-cell>
          <table:table-cell office:value-type="float" office:value="2.5779" calcext:value-type="float">
            <text:p>2.5779</text:p>
          </table:table-cell>
          <table:table-cell table:formula="of:=[.C99]/[.$C$3]" office:value-type="float" office:value="0.266455120519287" calcext:value-type="float">
            <text:p>0.266455120519287</text:p>
          </table:table-cell>
          <table:table-cell office:value-type="float" office:value="1.6204" calcext:value-type="float">
            <text:p>1.6204</text:p>
          </table:table-cell>
          <table:table-cell table:formula="of:=[.E99]/[.$E$3]" office:value-type="float" office:value="0.1679553887933" calcext:value-type="float">
            <text:p>0.1679553887933</text:p>
          </table:table-cell>
          <table:table-cell office:value-type="float" office:value="2.4463" calcext:value-type="float">
            <text:p>2.4463</text:p>
          </table:table-cell>
          <table:table-cell table:formula="of:=[.G99]/[.$G$3]" office:value-type="float" office:value="0.253041085688278" calcext:value-type="float">
            <text:p>0.253041085688278</text:p>
          </table:table-cell>
          <table:table-cell office:value-type="float" office:value="1.9971" calcext:value-type="float">
            <text:p>1.9971</text:p>
          </table:table-cell>
          <table:table-cell table:formula="of:=[.I99]/[.$I$3]" office:value-type="float" office:value="0.206647144645758" calcext:value-type="float">
            <text:p>0.206647144645758</text:p>
          </table:table-cell>
          <table:table-cell office:value-type="float" office:value="2.8977" calcext:value-type="float">
            <text:p>2.8977</text:p>
          </table:table-cell>
          <table:table-cell table:formula="of:=[.K99]/[.$K$3]" office:value-type="float" office:value="0.299240976919502" calcext:value-type="float">
            <text:p>0.299240976919502</text:p>
          </table:table-cell>
          <table:table-cell table:formula="of:=AVERAGE([.A99];[.E99];[.I99])" office:value-type="float" office:value="1.7755" calcext:value-type="float">
            <text:p>1.7755</text:p>
          </table:table-cell>
          <table:table-cell table:formula="of:=AVERAGE([.B99];[.F99];[.J99])" office:value-type="float" office:value="0.183867921974257" calcext:value-type="float">
            <text:p>0.183867921974257</text:p>
          </table:table-cell>
          <table:table-cell table:formula="of:=AVERAGE([.C99];[.G99];[.K99])" office:value-type="float" office:value="2.64063333333333" calcext:value-type="float">
            <text:p>2.64063333333333</text:p>
          </table:table-cell>
          <table:table-cell table:formula="of:=AVERAGE([.D99];[.H99];[.L99])" office:value-type="float" office:value="0.272912394375689" calcext:value-type="float">
            <text:p>0.272912394375689</text:p>
          </table:table-cell>
        </table:table-row>
        <table:table-row table:style-name="ro1">
          <table:table-cell office:value-type="float" office:value="1.7191" calcext:value-type="float">
            <text:p>1.7191</text:p>
          </table:table-cell>
          <table:table-cell table:formula="of:=[.A100]/[.$A$3]" office:value-type="float" office:value="0.178047290089381" calcext:value-type="float">
            <text:p>0.178047290089381</text:p>
          </table:table-cell>
          <table:table-cell office:value-type="float" office:value="2.6041" calcext:value-type="float">
            <text:p>2.6041</text:p>
          </table:table-cell>
          <table:table-cell table:formula="of:=[.C100]/[.$C$3]" office:value-type="float" office:value="0.269163186835904" calcext:value-type="float">
            <text:p>0.269163186835904</text:p>
          </table:table-cell>
          <table:table-cell office:value-type="float" office:value="1.6231" calcext:value-type="float">
            <text:p>1.6231</text:p>
          </table:table-cell>
          <table:table-cell table:formula="of:=[.E100]/[.$E$3]" office:value-type="float" office:value="0.168235245340907" calcext:value-type="float">
            <text:p>0.168235245340907</text:p>
          </table:table-cell>
          <table:table-cell office:value-type="float" office:value="2.4671" calcext:value-type="float">
            <text:p>2.4671</text:p>
          </table:table-cell>
          <table:table-cell table:formula="of:=[.G100]/[.$G$3]" office:value-type="float" office:value="0.255192602093591" calcext:value-type="float">
            <text:p>0.255192602093591</text:p>
          </table:table-cell>
          <table:table-cell office:value-type="float" office:value="2.0131" calcext:value-type="float">
            <text:p>2.0131</text:p>
          </table:table-cell>
          <table:table-cell table:formula="of:=[.I100]/[.$I$3]" office:value-type="float" office:value="0.208302722390654" calcext:value-type="float">
            <text:p>0.208302722390654</text:p>
          </table:table-cell>
          <table:table-cell office:value-type="float" office:value="2.9281" calcext:value-type="float">
            <text:p>2.9281</text:p>
          </table:table-cell>
          <table:table-cell table:formula="of:=[.K100]/[.$K$3]" office:value-type="float" office:value="0.302380337687819" calcext:value-type="float">
            <text:p>0.302380337687819</text:p>
          </table:table-cell>
          <table:table-cell table:formula="of:=AVERAGE([.A100];[.E100];[.I100])" office:value-type="float" office:value="1.7851" calcext:value-type="float">
            <text:p>1.7851</text:p>
          </table:table-cell>
          <table:table-cell table:formula="of:=AVERAGE([.B100];[.F100];[.J100])" office:value-type="float" office:value="0.184861752606981" calcext:value-type="float">
            <text:p>0.184861752606981</text:p>
          </table:table-cell>
          <table:table-cell table:formula="of:=AVERAGE([.C100];[.G100];[.K100])" office:value-type="float" office:value="2.66643333333333" calcext:value-type="float">
            <text:p>2.66643333333333</text:p>
          </table:table-cell>
          <table:table-cell table:formula="of:=AVERAGE([.D100];[.H100];[.L100])" office:value-type="float" office:value="0.275578708872438" calcext:value-type="float">
            <text:p>0.275578708872438</text:p>
          </table:table-cell>
        </table:table-row>
        <table:table-row table:style-name="ro1">
          <table:table-cell office:value-type="float" office:value="1.7283" calcext:value-type="float">
            <text:p>1.7283</text:p>
          </table:table-cell>
          <table:table-cell table:formula="of:=[.A101]/[.$A$3]" office:value-type="float" office:value="0.179000134641078" calcext:value-type="float">
            <text:p>0.179000134641078</text:p>
          </table:table-cell>
          <table:table-cell office:value-type="float" office:value="2.6298" calcext:value-type="float">
            <text:p>2.6298</text:p>
          </table:table-cell>
          <table:table-cell table:formula="of:=[.C101]/[.$C$3]" office:value-type="float" office:value="0.271819572497623" calcext:value-type="float">
            <text:p>0.271819572497623</text:p>
          </table:table-cell>
          <table:table-cell office:value-type="float" office:value="1.624" calcext:value-type="float">
            <text:p>1.624</text:p>
          </table:table-cell>
          <table:table-cell table:formula="of:=[.E101]/[.$E$3]" office:value-type="float" office:value="0.168328530856776" calcext:value-type="float">
            <text:p>0.168328530856776</text:p>
          </table:table-cell>
          <table:table-cell office:value-type="float" office:value="2.4862" calcext:value-type="float">
            <text:p>2.4862</text:p>
          </table:table-cell>
          <table:table-cell table:formula="of:=[.G101]/[.$G$3]" office:value-type="float" office:value="0.257168273408085" calcext:value-type="float">
            <text:p>0.257168273408085</text:p>
          </table:table-cell>
          <table:table-cell office:value-type="float" office:value="2.0295" calcext:value-type="float">
            <text:p>2.0295</text:p>
          </table:table-cell>
          <table:table-cell table:formula="of:=[.I101]/[.$I$3]" office:value-type="float" office:value="0.209999689579173" calcext:value-type="float">
            <text:p>0.209999689579173</text:p>
          </table:table-cell>
          <table:table-cell office:value-type="float" office:value="2.9589" calcext:value-type="float">
            <text:p>2.9589</text:p>
          </table:table-cell>
          <table:table-cell table:formula="of:=[.K101]/[.$K$3]" office:value-type="float" office:value="0.305561005834667" calcext:value-type="float">
            <text:p>0.305561005834667</text:p>
          </table:table-cell>
          <table:table-cell table:formula="of:=AVERAGE([.A101];[.E101];[.I101])" office:value-type="float" office:value="1.79393333333333" calcext:value-type="float">
            <text:p>1.79393333333333</text:p>
          </table:table-cell>
          <table:table-cell table:formula="of:=AVERAGE([.B101];[.F101];[.J101])" office:value-type="float" office:value="0.185776118359009" calcext:value-type="float">
            <text:p>0.185776118359009</text:p>
          </table:table-cell>
          <table:table-cell table:formula="of:=AVERAGE([.C101];[.G101];[.K101])" office:value-type="float" office:value="2.69163333333333" calcext:value-type="float">
            <text:p>2.69163333333333</text:p>
          </table:table-cell>
          <table:table-cell table:formula="of:=AVERAGE([.D101];[.H101];[.L101])" office:value-type="float" office:value="0.278182950580125" calcext:value-type="float">
            <text:p>0.278182950580125</text:p>
          </table:table-cell>
        </table:table-row>
        <table:table-row table:style-name="ro1">
          <table:table-cell office:value-type="float" office:value="1.7405" calcext:value-type="float">
            <text:p>1.7405</text:p>
          </table:table-cell>
          <table:table-cell table:formula="of:=[.A102]/[.$A$3]" office:value-type="float" office:value="0.180263689372676" calcext:value-type="float">
            <text:p>0.180263689372676</text:p>
          </table:table-cell>
          <table:table-cell office:value-type="float" office:value="2.6585" calcext:value-type="float">
            <text:p>2.6585</text:p>
          </table:table-cell>
          <table:table-cell table:formula="of:=[.C102]/[.$C$3]" office:value-type="float" office:value="0.274786042088725" calcext:value-type="float">
            <text:p>0.274786042088725</text:p>
          </table:table-cell>
          <table:table-cell office:value-type="float" office:value="1.6295" calcext:value-type="float">
            <text:p>1.6295</text:p>
          </table:table-cell>
          <table:table-cell table:formula="of:=[.E102]/[.$E$3]" office:value-type="float" office:value="0.168898609009308" calcext:value-type="float">
            <text:p>0.168898609009308</text:p>
          </table:table-cell>
          <table:table-cell office:value-type="float" office:value="2.5099" calcext:value-type="float">
            <text:p>2.5099</text:p>
          </table:table-cell>
          <table:table-cell table:formula="of:=[.G102]/[.$G$3]" office:value-type="float" office:value="0.259619760850676" calcext:value-type="float">
            <text:p>0.259619760850676</text:p>
          </table:table-cell>
          <table:table-cell office:value-type="float" office:value="2.0472" calcext:value-type="float">
            <text:p>2.0472</text:p>
          </table:table-cell>
          <table:table-cell table:formula="of:=[.I102]/[.$I$3]" office:value-type="float" office:value="0.211831172459464" calcext:value-type="float">
            <text:p>0.211831172459464</text:p>
          </table:table-cell>
          <table:table-cell office:value-type="float" office:value="2.9916" calcext:value-type="float">
            <text:p>2.9916</text:p>
          </table:table-cell>
          <table:table-cell table:formula="of:=[.K102]/[.$K$3]" office:value-type="float" office:value="0.308937884029535" calcext:value-type="float">
            <text:p>0.308937884029535</text:p>
          </table:table-cell>
          <table:table-cell table:formula="of:=AVERAGE([.A102];[.E102];[.I102])" office:value-type="float" office:value="1.80573333333333" calcext:value-type="float">
            <text:p>1.80573333333333</text:p>
          </table:table-cell>
          <table:table-cell table:formula="of:=AVERAGE([.B102];[.F102];[.J102])" office:value-type="float" office:value="0.186997823613816" calcext:value-type="float">
            <text:p>0.186997823613816</text:p>
          </table:table-cell>
          <table:table-cell table:formula="of:=AVERAGE([.C102];[.G102];[.K102])" office:value-type="float" office:value="2.72" calcext:value-type="float">
            <text:p>2.72</text:p>
          </table:table-cell>
          <table:table-cell table:formula="of:=AVERAGE([.D102];[.H102];[.L102])" office:value-type="float" office:value="0.281114562322979" calcext:value-type="float">
            <text:p>0.281114562322979</text:p>
          </table:table-cell>
        </table:table-row>
        <table:table-row table:style-name="ro1">
          <table:table-cell office:value-type="float" office:value="1.7527" calcext:value-type="float">
            <text:p>1.7527</text:p>
          </table:table-cell>
          <table:table-cell table:formula="of:=[.A103]/[.$A$3]" office:value-type="float" office:value="0.181527244104274" calcext:value-type="float">
            <text:p>0.181527244104274</text:p>
          </table:table-cell>
          <table:table-cell office:value-type="float" office:value="2.6873" calcext:value-type="float">
            <text:p>2.6873</text:p>
          </table:table-cell>
          <table:table-cell table:formula="of:=[.C103]/[.$C$3]" office:value-type="float" office:value="0.277762847810807" calcext:value-type="float">
            <text:p>0.277762847810807</text:p>
          </table:table-cell>
          <table:table-cell office:value-type="float" office:value="1.6336" calcext:value-type="float">
            <text:p>1.6336</text:p>
          </table:table-cell>
          <table:table-cell table:formula="of:=[.E103]/[.$E$3]" office:value-type="float" office:value="0.169323576359377" calcext:value-type="float">
            <text:p>0.169323576359377</text:p>
          </table:table-cell>
          <table:table-cell office:value-type="float" office:value="2.5322" calcext:value-type="float">
            <text:p>2.5322</text:p>
          </table:table-cell>
          <table:table-cell table:formula="of:=[.G103]/[.$G$3]" office:value-type="float" office:value="0.261926434689064" calcext:value-type="float">
            <text:p>0.261926434689064</text:p>
          </table:table-cell>
          <table:table-cell office:value-type="float" office:value="2.0649" calcext:value-type="float">
            <text:p>2.0649</text:p>
          </table:table-cell>
          <table:table-cell table:formula="of:=[.I103]/[.$I$3]" office:value-type="float" office:value="0.213662655339756" calcext:value-type="float">
            <text:p>0.213662655339756</text:p>
          </table:table-cell>
          <table:table-cell office:value-type="float" office:value="3.0243" calcext:value-type="float">
            <text:p>3.0243</text:p>
          </table:table-cell>
          <table:table-cell table:formula="of:=[.K103]/[.$K$3]" office:value-type="float" office:value="0.312314762224402" calcext:value-type="float">
            <text:p>0.312314762224402</text:p>
          </table:table-cell>
          <table:table-cell table:formula="of:=AVERAGE([.A103];[.E103];[.I103])" office:value-type="float" office:value="1.81706666666667" calcext:value-type="float">
            <text:p>1.81706666666667</text:p>
          </table:table-cell>
          <table:table-cell table:formula="of:=AVERAGE([.B103];[.F103];[.J103])" office:value-type="float" office:value="0.188171158601136" calcext:value-type="float">
            <text:p>0.188171158601136</text:p>
          </table:table-cell>
          <table:table-cell table:formula="of:=AVERAGE([.C103];[.G103];[.K103])" office:value-type="float" office:value="2.74793333333333" calcext:value-type="float">
            <text:p>2.74793333333333</text:p>
          </table:table-cell>
          <table:table-cell table:formula="of:=AVERAGE([.D103];[.H103];[.L103])" office:value-type="float" office:value="0.284001348241425" calcext:value-type="float">
            <text:p>0.284001348241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07:10:39.837108309</dc:date>
    <meta:editing-duration>PT10M27S</meta:editing-duration>
    <meta:editing-cycles>3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